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7" style:family="table-column">
      <style:table-column-properties fo:break-before="auto" style:column-width="40.11pt"/>
    </style:style>
    <style:style style:name="co68" style:family="table-column">
      <style:table-column-properties fo:break-before="auto" style:column-width="57.86pt"/>
    </style:style>
    <style:style style:name="co81" style:family="table-column">
      <style:table-column-properties fo:break-before="auto" style:column-width="78.69pt"/>
    </style:style>
    <style:style style:name="co82" style:family="table-column">
      <style:table-column-properties fo:break-before="auto" style:column-width="148.2pt"/>
    </style:style>
    <style:style style:name="co83" style:family="table-column">
      <style:table-column-properties fo:break-before="auto" style:column-width="249.31pt"/>
    </style:style>
    <style:style style:name="co84" style:family="table-column">
      <style:table-column-properties fo:break-before="auto" style:column-width="41.64pt"/>
    </style:style>
    <style:style style:name="co85" style:family="table-column">
      <style:table-column-properties fo:break-before="auto" style:column-width="54pt"/>
    </style:style>
    <style:style style:name="co86" style:family="table-column">
      <style:table-column-properties fo:break-before="auto" style:column-width="35.49pt"/>
    </style:style>
    <style:style style:name="co87" style:family="table-column">
      <style:table-column-properties fo:break-before="auto" style:column-width="33.96pt"/>
    </style:style>
    <style:style style:name="co88" style:family="table-column">
      <style:table-column-properties fo:break-before="auto" style:column-width="40.9pt"/>
    </style:style>
    <style:style style:name="co89" style:family="table-column">
      <style:table-column-properties fo:break-before="auto" style:column-width="47.06pt"/>
    </style:style>
    <style:style style:name="co90" style:family="table-column">
      <style:table-column-properties fo:break-before="auto" style:column-width="50.14pt"/>
    </style:style>
    <style:style style:name="co13" style:family="table-column">
      <style:table-column-properties fo:break-before="auto" style:column-width="64.01pt"/>
    </style:style>
    <style:style style:name="co92" style:family="table-column">
      <style:table-column-properties fo:break-before="auto" style:column-width="50.94pt"/>
    </style:style>
    <style:style style:name="co93" style:family="table-column">
      <style:table-column-properties fo:break-before="auto" style:column-width="48.61pt"/>
    </style:style>
    <style:style style:name="co16" style:family="table-column">
      <style:table-column-properties fo:break-before="auto" style:column-width="37.05pt"/>
    </style:style>
    <style:style style:name="co94" style:family="table-column">
      <style:table-column-properties fo:break-before="auto" style:column-width="317.25pt"/>
    </style:style>
    <style:style style:name="co95" style:family="table-column">
      <style:table-column-properties fo:break-before="auto" style:column-width="55.56pt"/>
    </style:style>
    <style:style style:name="co96" style:family="table-column">
      <style:table-column-properties fo:break-before="auto" style:column-width="62.5pt"/>
    </style:style>
    <style:style style:name="co98" style:family="table-column">
      <style:table-column-properties fo:break-before="auto" style:column-width="64.8pt"/>
    </style:style>
    <style:style style:name="co99" style:family="table-column">
      <style:table-column-properties fo:break-before="auto" style:column-width="65.59pt"/>
    </style:style>
    <style:style style:name="co100" style:family="table-column">
      <style:table-column-properties fo:break-before="auto" style:column-width="49.41pt"/>
    </style:style>
    <style:style style:name="co101" style:family="table-column">
      <style:table-column-properties fo:break-before="auto" style:column-width="321.9pt"/>
    </style:style>
    <style:style style:name="co102" style:family="table-column">
      <style:table-column-properties fo:break-before="auto" style:column-width="60.94pt"/>
    </style:style>
    <style:style style:name="co25" style:family="table-column">
      <style:table-column-properties fo:break-before="auto" style:column-width="159pt"/>
    </style:style>
    <style:style style:name="co26" style:family="table-column">
      <style:table-column-properties fo:break-before="auto" style:column-width="81.81pt"/>
    </style:style>
    <style:style style:name="co27" style:family="table-column">
      <style:table-column-properties fo:break-before="auto" style:column-width="71.74pt"/>
    </style:style>
    <style:style style:name="co28" style:family="table-column">
      <style:table-column-properties fo:break-before="auto" style:column-width="61.74pt"/>
    </style:style>
    <style:style style:name="co29" style:family="table-column">
      <style:table-column-properties fo:break-before="auto" style:column-width="97.99pt"/>
    </style:style>
    <style:style style:name="co30" style:family="table-column">
      <style:table-column-properties fo:break-before="auto" style:column-width="37.7pt"/>
    </style:style>
    <style:style style:name="co31" style:family="table-column">
      <style:table-column-properties fo:break-before="auto" style:column-width="51.7pt"/>
    </style:style>
    <style:style style:name="co32" style:family="table-column">
      <style:table-column-properties fo:break-before="auto" style:column-width="267.11pt"/>
    </style:style>
    <style:style style:name="co33" style:family="table-column">
      <style:table-column-properties fo:break-before="auto" style:column-width="45.5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47.85pt"/>
    </style:style>
    <style:style style:name="co36" style:family="table-column">
      <style:table-column-properties fo:break-before="auto" style:column-width="162.11pt"/>
    </style:style>
    <style:style style:name="co37" style:family="table-column">
      <style:table-column-properties fo:break-before="auto" style:column-width="323.46pt"/>
    </style:style>
    <style:style style:name="co38" style:family="table-column">
      <style:table-column-properties fo:break-before="auto" style:column-width="69.45pt"/>
    </style:style>
    <style:style style:name="co63" style:family="table-column">
      <style:table-column-properties fo:break-before="auto" style:column-width="100.35pt"/>
    </style:style>
    <style:style style:name="co64" style:family="table-column">
      <style:table-column-properties fo:break-before="auto" style:column-width="86.46pt"/>
    </style:style>
    <style:style style:name="co65" style:family="table-column">
      <style:table-column-properties fo:break-before="auto" style:column-width="255.49pt"/>
    </style:style>
    <style:style style:name="co66" style:family="table-column">
      <style:table-column-properties fo:break-before="auto" style:column-width="70.5pt"/>
    </style:style>
    <style:style style:name="co73" style:family="table-column">
      <style:table-column-properties fo:break-before="auto" style:column-width="72.85pt"/>
    </style:style>
    <style:style style:name="co54" style:family="table-column">
      <style:table-column-properties fo:break-before="auto" style:column-width="85.41pt"/>
    </style:style>
    <style:style style:name="co55" style:family="table-column">
      <style:table-column-properties fo:break-before="auto" style:column-width="263.31pt"/>
    </style:style>
    <style:style style:name="co56" style:family="table-column">
      <style:table-column-properties fo:break-before="auto" style:column-width="133.99pt"/>
    </style:style>
    <style:style style:name="co57" style:family="table-column">
      <style:table-column-properties fo:break-before="auto" style:column-width="79.14pt"/>
    </style:style>
    <style:style style:name="co58" style:family="table-column">
      <style:table-column-properties fo:break-before="auto" style:column-width="147.29pt"/>
    </style:style>
    <style:style style:name="co49" style:family="table-column">
      <style:table-column-properties fo:break-before="auto" style:column-width="217.05pt"/>
    </style:style>
    <style:style style:name="co50" style:family="table-column">
      <style:table-column-properties fo:break-before="auto" style:column-width="67.35pt"/>
    </style:style>
    <style:style style:name="co51" style:family="table-column">
      <style:table-column-properties fo:break-before="auto" style:column-width="97.94pt"/>
    </style:style>
    <style:style style:name="co52" style:family="table-column">
      <style:table-column-properties fo:break-before="auto" style:column-width="159.85pt"/>
    </style:style>
    <style:style style:name="co53" style:family="table-column">
      <style:table-column-properties fo:break-before="auto" style:column-width="43.85pt"/>
    </style:style>
    <style:style style:name="co59" style:family="table-column">
      <style:table-column-properties fo:break-before="auto" style:column-width="129.29pt"/>
    </style:style>
    <style:style style:name="co60" style:family="table-column">
      <style:table-column-properties fo:break-before="auto" style:column-width="49.35pt"/>
    </style:style>
    <style:style style:name="co61" style:family="table-column">
      <style:table-column-properties fo:break-before="auto" style:column-width="36.79pt"/>
    </style:style>
    <style:style style:name="co62" style:family="table-column">
      <style:table-column-properties fo:break-before="auto" style:column-width="61.09pt"/>
    </style:style>
    <style:style style:name="co69" style:family="table-column">
      <style:table-column-properties fo:break-before="auto" style:column-width="47pt"/>
    </style:style>
    <style:style style:name="co70" style:family="table-column">
      <style:table-column-properties fo:break-before="auto" style:column-width="63.44pt"/>
    </style:style>
    <style:style style:name="co71" style:family="table-column">
      <style:table-column-properties fo:break-before="auto" style:column-width="40.76pt"/>
    </style:style>
    <style:style style:name="co72" style:family="table-column">
      <style:table-column-properties fo:break-before="auto" style:column-width="41.5pt"/>
    </style:style>
    <style:style style:name="co74" style:family="table-column">
      <style:table-column-properties fo:break-before="auto" style:column-width="155.96pt"/>
    </style:style>
    <style:style style:name="co75" style:family="table-column">
      <style:table-column-properties fo:break-before="auto" style:column-width="46.2pt"/>
    </style:style>
    <style:style style:name="co76" style:family="table-column">
      <style:table-column-properties fo:break-before="auto" style:column-width="154.35pt"/>
    </style:style>
    <style:style style:name="co77" style:family="table-column">
      <style:table-column-properties fo:break-before="auto" style:column-width="47.79pt"/>
    </style:style>
    <style:style style:name="co78" style:family="table-column">
      <style:table-column-properties fo:break-before="auto" style:column-width="96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1.2pt" fo:break-before="auto" style:use-optimal-row-height="false"/>
    </style:style>
    <style:style style:name="ro4" style:family="table-row">
      <style:table-row-properties style:row-height="11.91pt" fo:break-before="auto" style:use-optimal-row-height="false"/>
    </style:style>
    <style:style style:name="ro5" style:family="table-row">
      <style:table-row-properties style:row-height="12.6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text-position=""/>
    </style:style>
    <style:style style:name="ce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text-position="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4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/>
    </style:style>
    <style:style style:name="ce1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15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59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text-position="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/>
    </style:style>
    <style:style style:name="ce162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/>
    </style:style>
    <style:style style:name="ce16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text-position="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text-position=""/>
    </style:style>
    <style:style style:name="ce1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1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70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7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17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17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17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78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17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8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84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85" style:family="table-cell" style:parent-style-name="Default">
      <style:text-properties style:text-position=""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87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23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2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2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2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2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2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261" style:family="table-cell" style:parent-style-name="Default">
      <style:text-properties style:text-position="" fo:font-weight="bold" style:font-weight-asian="bold" style:font-weight-complex="bold"/>
    </style:style>
    <style:style style:name="ce2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6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26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0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271" style:family="table-cell" style:parent-style-name="Default" style:data-style-name="N37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27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273" style:family="table-cell" style:parent-style-name="Default" style:data-style-name="N37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27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8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27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2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28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2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28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28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86" style:family="table-cell" style:parent-style-name="Default">
      <style:table-cell-properties fo:border="0.06pt solid #000000"/>
      <style:text-properties style:text-position="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2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30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3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3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34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52" style:family="table-cell" style:parent-style-name="Default" style:data-style-name="N41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5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354" style:family="table-cell" style:parent-style-name="Default" style:data-style-name="N41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355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356" style:family="table-cell" style:parent-style-name="Default" style:data-style-name="N44">
      <style:text-properties style:text-position=""/>
    </style:style>
    <style:style style:name="ce357" style:family="table-cell" style:parent-style-name="Default" style:data-style-name="N10044">
      <style:text-properties style:text-position=""/>
    </style:style>
    <style:style style:name="ce358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59" style:family="table-cell" style:parent-style-name="Default" style:data-style-name="N37">
      <style:text-properties style:text-position=""/>
    </style:style>
    <style:style style:name="ce360" style:family="table-cell" style:parent-style-name="Default" style:data-style-name="N41">
      <style:text-properties style:text-position=""/>
    </style:style>
    <style:style style:name="ce36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362" style:family="table-cell" style:parent-style-name="Default">
      <style:table-cell-properties style:vertical-align="middle"/>
      <style:text-properties style:text-position=""/>
    </style:style>
    <style:style style:name="ce363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style:text-position=""/>
    </style:style>
    <style:style style:name="ce36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47" style:family="table-cell" style:parent-style-name="Default">
      <style:text-properties style:text-position="" fo:font-weight="bold" style:font-weight-asian="bold" style:font-weight-complex="bold"/>
    </style:style>
    <style:style style:name="ce67" style:family="table-cell" style:parent-style-name="Default">
      <style:table-cell-properties fo:border="0.06pt solid #000000"/>
      <style:text-properties style:text-position="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text-position="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text-position=""/>
    </style:style>
    <style:style style:name="ce83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84" style:family="table-cell" style:parent-style-name="Default" style:data-style-name="N11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85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WenQuanYi Micro Hei" style:font-name-complex="Lohit Devanagari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style:text-position="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style:text-position="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  <style:text-properties style:text-position="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style:text-position="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  <style:text-properties style:text-position="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style:text-position="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style:text-position="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font-name="Liberation Sans" style:font-name-asian="WenQuanYi Micro Hei" style:font-name-complex="Lohit Devanagari"/>
    </style:style>
    <style:style style:name="ce1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0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/>
    </style:style>
    <style:style style:name="ce11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13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9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9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text-position="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68" style:family="table-cell" style:parent-style-name="Default">
      <style:text-properties style:text-position="" fo:font-weight="bold" style:font-weight-asian="bold" style:font-weight-complex="bold"/>
    </style:style>
    <style:style style:name="ce274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position=""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</style:style>
    <style:style style:name="ce2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2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29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99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0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03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0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30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306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30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0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pt"/>
    </style:style>
    <style:style style:name="ce30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12" style:family="table-cell" style:parent-style-name="Default">
      <style:table-cell-properties fo:border-bottom="none" fo:border-left="0.06pt solid #000000" fo:border-right="0.06pt solid #000000" fo:border-top="none"/>
    </style:style>
    <style:style style:name="ce3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1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2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2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2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26" style:family="table-cell" style:parent-style-name="Default">
      <style:text-properties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28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2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3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3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3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36" style:family="table-cell" style:parent-style-name="Default" style:data-style-name="N37">
      <style:table-cell-properties style:text-align-source="fix" style:repeat-content="false" fo:border="none"/>
      <style:paragraph-properties fo:text-align="center" fo:margin-left="0pt"/>
    </style:style>
    <style:style style:name="ce33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38" style:family="table-cell" style:parent-style-name="Default" style:data-style-name="N37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33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40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341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</style:style>
    <style:style style:name="ce34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4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49" style:family="table-cell" style:parent-style-name="Default">
      <style:table-cell-properties fo:border="0.06pt solid #000000"/>
    </style:style>
    <style:style style:name="ce3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1" style:family="table-cell" style:parent-style-name="Default" style:data-style-name="N41">
      <style:table-cell-properties style:text-align-source="fix" style:repeat-content="false"/>
      <style:paragraph-properties fo:text-align="center" fo:margin-left="0pt"/>
    </style:style>
    <style:style style:name="ce36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66" style:family="table-cell" style:parent-style-name="Default" style:data-style-name="N4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6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pt"/>
    </style:style>
    <style:style style:name="ce368" style:family="table-cell" style:parent-style-name="Default" style:data-style-name="N44"/>
    <style:style style:name="ce369" style:family="table-cell" style:parent-style-name="Default" style:data-style-name="N10044"/>
    <style:style style:name="ce37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71" style:family="table-cell" style:parent-style-name="Default" style:data-style-name="N37"/>
    <style:style style:name="ce372" style:family="table-cell" style:parent-style-name="Default" style:data-style-name="N41"/>
    <style:style style:name="ce37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74" style:family="table-cell" style:parent-style-name="Default">
      <style:table-cell-properties style:vertical-align="middle"/>
    </style:style>
    <style:style style:name="ce375" style:family="table-cell" style:parent-style-name="Default">
      <style:table-cell-properties style:text-align-source="value-type" style:repeat-content="false" style:vertical-align="middle"/>
      <style:paragraph-properties fo:margin-left="0pt"/>
    </style:style>
    <style:style style:name="ce37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7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38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normal" style:font-weight-asian="normal" style:font-weight-complex="normal"/>
    </style:style>
    <style:style style:name="ce381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382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83" style:family="table-cell" style:parent-style-name="Default" style:data-style-name="N11">
      <style:table-cell-properties style:text-align-source="fix" style:repeat-content="false" fo:border="none"/>
      <style:paragraph-properties fo:text-align="center" fo:margin-left="0pt"/>
    </style:style>
    <style:style style:name="ce384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38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9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9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9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9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3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39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</style:style>
    <style:style style:name="ce3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4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40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40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40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</style:style>
    <style:style style:name="ce40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WenQuanYi Micro Hei" style:font-name-complex="Lohit Devanagari"/>
    </style:style>
    <style:style style:name="ce4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40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pt"/>
    </style:style>
    <style:style style:name="ce40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0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1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41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41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2.2" table:style-name="ta1">
        <office:forms form:automatic-focus="false" form:apply-design-mode="false"/>
        <table:table-column table:style-name="co67" table:default-cell-style-name="ce141"/>
        <table:table-column table:style-name="co68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151"/>
        <table:table-column table:style-name="co90" table:default-cell-style-name="ce151"/>
        <table:table-column table:style-name="co13" table:default-cell-style-name="ce185"/>
        <table:table-column table:style-name="co13" table:default-cell-style-name="Default"/>
        <table:table-column table:style-name="co88" table:default-cell-style-name="Default"/>
        <table:table-column table:style-name="co13" table:default-cell-style-name="ce151"/>
        <table:table-row table:style-name="ro1">
          <table:table-cell table:style-name="ce133" office:value-type="string" calcext:value-type="string">
            <text:p>Version</text:p>
          </table:table-cell>
          <table:table-cell table:style-name="ce134" office:value-type="string" calcext:value-type="string">
            <text:p>Task</text:p>
          </table:table-cell>
          <table:table-cell table:style-name="ce153" office:value-type="string" calcext:value-type="string">
            <text:p>Name</text:p>
          </table:table-cell>
          <table:table-cell table:style-name="ce157" office:value-type="string" calcext:value-type="string">
            <text:p>Reference</text:p>
          </table:table-cell>
          <table:table-cell table:style-name="ce153" office:value-type="string" calcext:value-type="string">
            <text:p>Description</text:p>
          </table:table-cell>
          <table:table-cell table:style-name="ce134" office:value-type="string" calcext:value-type="string">
            <text:p>Index</text:p>
          </table:table-cell>
          <table:table-cell table:style-name="ce134" office:value-type="string" calcext:value-type="string" table:number-columns-spanned="3" table:number-rows-spanned="1">
            <text:p>&lt;&lt;=&gt;&gt;</text:p>
          </table:table-cell>
          <table:covered-table-cell table:style-name="ce138"/>
          <table:covered-table-cell/>
          <table:table-cell table:style-name="ce134" office:value-type="string" calcext:value-type="string">
            <text:p>Index</text:p>
          </table:table-cell>
          <table:table-cell table:style-name="ce153" office:value-type="string" calcext:value-type="string">
            <text:p>Start</text:p>
          </table:table-cell>
          <table:table-cell table:style-name="ce153" office:value-type="string" calcext:value-type="string">
            <text:p>Update</text:p>
          </table:table-cell>
          <table:table-cell table:number-columns-repeated="2"/>
          <table:table-cell table:style-name="ce134" office:value-type="string" calcext:value-type="string">
            <text:p>Index</text:p>
          </table:table-cell>
          <table:table-cell table:style-name="ce153" office:value-type="string" calcext:value-type="string">
            <text:p>Next Step</text:p>
          </table:table-cell>
        </table:table-row>
        <table:table-row table:style-name="ro1">
          <table:table-cell table:style-name="ce133"/>
          <table:table-cell table:style-name="ce144"/>
          <table:table-cell table:style-name="ce154"/>
          <table:table-cell table:style-name="ce158"/>
          <table:table-cell table:style-name="ce154"/>
          <table:table-cell table:style-name="ce144"/>
          <table:table-cell table:style-name="ce133"/>
          <table:table-cell table:style-name="ce133" table:number-columns-spanned="2" table:number-rows-spanned="1"/>
          <table:covered-table-cell table:style-name="ce171"/>
          <table:table-cell table:style-name="ce144"/>
          <table:table-cell table:number-columns-repeated="4"/>
          <table:table-cell table:style-name="ce144"/>
          <table:table-cell/>
        </table:table-row>
        <table:table-row table:style-name="ro1">
          <table:table-cell table:style-name="ce134" office:value-type="string" calcext:value-type="string" table:number-columns-spanned="1" table:number-rows-spanned="9">
            <text:p>2.0.1</text:p>
          </table:table-cell>
          <table:table-cell table:style-name="ce145" office:value-type="string" calcext:value-type="string">
            <text:p>Learn</text:p>
          </table:table-cell>
          <table:table-cell table:style-name="ce150" office:value-type="string" calcext:value-type="string">
            <text:p>GIT</text:p>
          </table:table-cell>
          <table:table-cell table:style-name="ce159" office:value-type="string" calcext:value-type="string">
            <text:p>CodeAcademy</text:p>
          </table:table-cell>
          <table:table-cell table:style-name="ce150" office:value-type="string" calcext:value-type="string">
            <text:p>From 0 to 100%</text:p>
          </table:table-cell>
          <table:table-cell table:style-name="ce160" office:value-type="float" office:value="0.1" calcext:value-type="float">
            <text:p>0.1</text:p>
          </table:table-cell>
          <table:table-cell table:style-name="ce134" office:value-type="string" calcext:value-type="string" table:number-columns-spanned="1" table:number-rows-spanned="11">
            <text:p>Janeiro</text:p>
          </table:table-cell>
          <table:table-cell table:style-name="ce134" office:value-type="string" calcext:value-type="string" table:number-columns-spanned="1" table:number-rows-spanned="31">
            <text:p>.0 a .1</text:p>
          </table:table-cell>
          <table:table-cell table:style-name="ce134" office:value-type="string" calcext:value-type="string" table:number-columns-spanned="1" table:number-rows-spanned="36">
            <text:p>.0 a .2</text:p>
          </table:table-cell>
          <table:table-cell table:style-name="ce160" office:value-type="float" office:value="0.1" calcext:value-type="float">
            <text:p>0.1</text:p>
          </table:table-cell>
          <table:table-cell table:style-name="ce175" office:value-type="date" office:date-value="2017-01-23" calcext:value-type="date">
            <text:p>01/23/17</text:p>
          </table:table-cell>
          <table:table-cell table:style-name="ce175" office:value-type="date" office:date-value="2017-03-06" calcext:value-type="date">
            <text:p>03/06/17</text:p>
          </table:table-cell>
          <table:table-cell table:number-columns-repeated="2"/>
          <table:table-cell table:style-name="ce160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Learn</text:p>
          </table:table-cell>
          <table:table-cell table:style-name="ce151" office:value-type="string" calcext:value-type="string">
            <text:p>SQL</text:p>
          </table:table-cell>
          <table:table-cell table:style-name="ce151" office:value-type="string" calcext:value-type="string">
            <text:p>CodeAcademy</text:p>
          </table:table-cell>
          <table:table-cell table:style-name="ce151" office:value-type="string" calcext:value-type="string">
            <text:p>From 0 to 100%</text:p>
          </table:table-cell>
          <table:table-cell table:style-name="ce161" office:value-type="float" office:value="0.2" calcext:value-type="float">
            <text:p>0.2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0.2" calcext:value-type="float">
            <text:p>0.2</text:p>
          </table:table-cell>
          <table:table-cell table:style-name="ce176" office:value-type="string" calcext:value-type="string">
            <text:p>----</text:p>
          </table:table-cell>
          <table:table-cell table:style-name="ce167"/>
          <table:table-cell table:number-columns-repeated="2"/>
          <table:table-cell table:style-name="ce161"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Learn</text:p>
          </table:table-cell>
          <table:table-cell table:style-name="ce151" office:value-type="string" calcext:value-type="string">
            <text:p>SASS</text:p>
          </table:table-cell>
          <table:table-cell table:style-name="ce151" office:value-type="string" calcext:value-type="string">
            <text:p>CodeAcademy</text:p>
          </table:table-cell>
          <table:table-cell table:style-name="ce151" office:value-type="string" calcext:value-type="string">
            <text:p>Overview (optional from 0 to 100%)</text:p>
          </table:table-cell>
          <table:table-cell table:style-name="ce161" office:value-type="float" office:value="0.3" calcext:value-type="float">
            <text:p>0.3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0.3" calcext:value-type="float">
            <text:p>0.3</text:p>
          </table:table-cell>
          <table:table-cell table:style-name="ce167" office:value-type="string" calcext:value-type="string">
            <text:p>----</text:p>
          </table:table-cell>
          <table:table-cell table:style-name="ce167"/>
          <table:table-cell table:number-columns-repeated="2"/>
          <table:table-cell table:style-name="ce161"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Learn</text:p>
          </table:table-cell>
          <table:table-cell table:style-name="ce151" office:value-type="string" calcext:value-type="string">
            <text:p>Website Deploy</text:p>
          </table:table-cell>
          <table:table-cell table:style-name="ce151" office:value-type="string" calcext:value-type="string">
            <text:p>CodeAcademy</text:p>
          </table:table-cell>
          <table:table-cell table:style-name="ce151" office:value-type="string" calcext:value-type="string">
            <text:p>“Deploy a Website”</text:p>
          </table:table-cell>
          <table:table-cell table:style-name="ce161" office:value-type="float" office:value="0.4" calcext:value-type="float">
            <text:p>0.4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0.4" calcext:value-type="float">
            <text:p>0.4</text:p>
          </table:table-cell>
          <table:table-cell table:style-name="ce167" office:value-type="string" calcext:value-type="string">
            <text:p>----</text:p>
          </table:table-cell>
          <table:table-cell table:style-name="ce176" office:value-type="date" office:date-value="2017-03-06" calcext:value-type="date">
            <text:p>03/06/17</text:p>
          </table:table-cell>
          <table:table-cell table:number-columns-repeated="2"/>
          <table:table-cell table:style-name="ce161" office:value-type="float" office:value="0.4" calcext:value-type="float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Learn</text:p>
          </table:table-cell>
          <table:table-cell table:style-name="ce151" office:value-type="string" calcext:value-type="string">
            <text:p>Jquery</text:p>
          </table:table-cell>
          <table:table-cell table:style-name="ce151" office:value-type="string" calcext:value-type="string">
            <text:p>CodeAcademy</text:p>
          </table:table-cell>
          <table:table-cell table:style-name="ce151" office:value-type="string" calcext:value-type="string">
            <text:p>Overview (optional from 0 to 100%)</text:p>
          </table:table-cell>
          <table:table-cell table:style-name="ce161" office:value-type="float" office:value="0.5" calcext:value-type="float">
            <text:p>0.5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0.5" calcext:value-type="float">
            <text:p>0.5</text:p>
          </table:table-cell>
          <table:table-cell table:style-name="ce167" office:value-type="string" calcext:value-type="string">
            <text:p>----</text:p>
          </table:table-cell>
          <table:table-cell table:style-name="ce167"/>
          <table:table-cell table:number-columns-repeated="2"/>
          <table:table-cell table:style-name="ce161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Learn</text:p>
          </table:table-cell>
          <table:table-cell table:style-name="ce151" office:value-type="string" calcext:value-type="string">
            <text:p>Bootstrap</text:p>
          </table:table-cell>
          <table:table-cell table:style-name="ce151" office:value-type="string" calcext:value-type="string">
            <text:p>bootsrap</text:p>
          </table:table-cell>
          <table:table-cell table:style-name="ce151" office:value-type="string" calcext:value-type="string">
            <text:p>Overview</text:p>
          </table:table-cell>
          <table:table-cell table:style-name="ce161" office:value-type="float" office:value="0.6" calcext:value-type="float">
            <text:p>0.6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0.6" calcext:value-type="float">
            <text:p>0.6</text:p>
          </table:table-cell>
          <table:table-cell table:style-name="ce167" office:value-type="string" calcext:value-type="string">
            <text:p>----</text:p>
          </table:table-cell>
          <table:table-cell table:style-name="ce167"/>
          <table:table-cell table:number-columns-repeated="2"/>
          <table:table-cell table:style-name="ce161"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Learn</text:p>
          </table:table-cell>
          <table:table-cell table:style-name="ce151" office:value-type="string" calcext:value-type="string">
            <text:p>Django</text:p>
          </table:table-cell>
          <table:table-cell table:style-name="ce151" office:value-type="string" calcext:value-type="string">
            <text:p>Internet</text:p>
          </table:table-cell>
          <table:table-cell table:style-name="ce151" office:value-type="string" calcext:value-type="string">
            <text:p>Overview</text:p>
          </table:table-cell>
          <table:table-cell table:style-name="ce161" office:value-type="float" office:value="0.7" calcext:value-type="float">
            <text:p>0.7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0.7" calcext:value-type="float">
            <text:p>0.7</text:p>
          </table:table-cell>
          <table:table-cell table:style-name="ce176" office:value-type="date" office:date-value="2017-01-25" calcext:value-type="date">
            <text:p>01/25/17</text:p>
          </table:table-cell>
          <table:table-cell table:style-name="ce176" office:value-type="date" office:date-value="2017-02-10" calcext:value-type="date">
            <text:p>02/10/17</text:p>
          </table:table-cell>
          <table:table-cell table:number-columns-repeated="2"/>
          <table:table-cell table:style-name="ce161" office:value-type="float" office:value="0.7" calcext:value-type="float">
            <text:p>0.7</text:p>
          </table:table-cell>
          <table:table-cell table:style-name="ce186" office:value-type="float" office:value="9" calcext:value-type="float">
            <text:p>9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Review</text:p>
          </table:table-cell>
          <table:table-cell table:style-name="ce151" office:value-type="string" calcext:value-type="string">
            <text:p>Learn</text:p>
          </table:table-cell>
          <table:table-cell table:style-name="ce151" office:value-type="string" calcext:value-type="string">
            <text:p>Produced Data, Programming</text:p>
          </table:table-cell>
          <table:table-cell table:style-name="ce151" office:value-type="string" calcext:value-type="string">
            <text:p>Programing: Python, HTML/CSS, Command Line</text:p>
          </table:table-cell>
          <table:table-cell table:style-name="ce162" office:value-type="string" calcext:value-type="string">
            <text:p>0.0.1</text:p>
          </table:table-cell>
          <table:covered-table-cell table:style-name="ce133"/>
          <table:covered-table-cell table:style-name="ce138"/>
          <table:covered-table-cell/>
          <table:table-cell table:style-name="ce162" office:value-type="string" calcext:value-type="string">
            <text:p>0.0.1</text:p>
          </table:table-cell>
          <table:table-cell table:style-name="ce167" office:value-type="string" calcext:value-type="string">
            <text:p>----</text:p>
          </table:table-cell>
          <table:table-cell table:style-name="ce176" office:value-type="date" office:date-value="2017-02-15" calcext:value-type="date">
            <text:p>02/15/17</text:p>
          </table:table-cell>
          <table:table-cell table:number-columns-repeated="2"/>
          <table:table-cell table:style-name="ce162" office:value-type="string" calcext:value-type="string">
            <text:p>0.0.1</text:p>
          </table:table-cell>
          <table:table-cell table:style-name="ce187" office:value-type="float" office:value="1" calcext:value-type="float">
            <text:p>1</text:p>
          </table:table-cell>
        </table:table-row>
        <table:table-row table:style-name="ro1">
          <table:covered-table-cell table:style-name="ce136"/>
          <table:table-cell table:style-name="ce146" office:value-type="string" calcext:value-type="string">
            <text:p>Rearrange</text:p>
          </table:table-cell>
          <table:table-cell table:style-name="ce152" office:value-type="string" calcext:value-type="string">
            <text:p>Data</text:p>
          </table:table-cell>
          <table:table-cell table:style-name="ce152" office:value-type="string" calcext:value-type="string">
            <text:p>PI, OC&amp;D, e CGP</text:p>
          </table:table-cell>
          <table:table-cell table:style-name="ce152" office:value-type="string" calcext:value-type="string">
            <text:p>January/2017 content, next trimester deadlines</text:p>
          </table:table-cell>
          <table:table-cell table:style-name="ce140" office:value-type="string" calcext:value-type="string">
            <text:p>0.0.2</text:p>
          </table:table-cell>
          <table:covered-table-cell table:style-name="ce133"/>
          <table:covered-table-cell table:style-name="ce138"/>
          <table:covered-table-cell/>
          <table:table-cell table:style-name="ce140" office:value-type="string" calcext:value-type="string">
            <text:p>0.0.2</text:p>
          </table:table-cell>
          <table:table-cell table:style-name="ce167" office:value-type="string" calcext:value-type="string">
            <text:p>----</text:p>
          </table:table-cell>
          <table:table-cell table:style-name="ce176" office:value-type="date" office:date-value="2017-02-17" calcext:value-type="date">
            <text:p>02/17/17</text:p>
          </table:table-cell>
          <table:table-cell table:number-columns-repeated="2"/>
          <table:table-cell table:style-name="ce140" office:value-type="string" calcext:value-type="string">
            <text:p>0.0.2</text:p>
          </table:table-cell>
          <table:table-cell table:style-name="ce187" office:value-type="float" office:value="2" calcext:value-type="float">
            <text:p>2</text:p>
          </table:table-cell>
        </table:table-row>
        <table:table-row table:style-name="ro1">
          <table:table-cell table:style-name="ce137" office:value-type="string" calcext:value-type="string" table:number-columns-spanned="1" table:number-rows-spanned="2">
            <text:p>fl0at</text:p>
          </table:table-cell>
          <table:table-cell table:style-name="ce148" office:value-type="string" calcext:value-type="string">
            <text:p>0wrote0</text:p>
          </table:table-cell>
          <table:table-cell table:style-name="ce150" office:value-type="string" calcext:value-type="string">
            <text:p>first stage</text:p>
          </table:table-cell>
          <table:table-cell table:style-name="ce150" office:value-type="string" calcext:value-type="string">
            <text:p>html/css</text:p>
          </table:table-cell>
          <table:table-cell table:style-name="ce150" office:value-type="string" calcext:value-type="string">
            <text:p>First stage 2201207 &amp; First-stage-22012017.css</text:p>
          </table:table-cell>
          <table:table-cell table:style-name="ce163" office:value-type="string" calcext:value-type="string">
            <text:p>f1</text:p>
          </table:table-cell>
          <table:covered-table-cell table:style-name="ce133"/>
          <table:covered-table-cell table:style-name="ce138"/>
          <table:covered-table-cell/>
          <table:table-cell table:style-name="ce163" office:value-type="string" calcext:value-type="string">
            <text:p>f1</text:p>
          </table:table-cell>
          <table:table-cell table:style-name="ce176" office:value-type="date" office:date-value="2017-01-22" calcext:value-type="date">
            <text:p>01/22/17</text:p>
          </table:table-cell>
          <table:table-cell table:style-name="ce176" office:value-type="date" office:date-value="2017-02-02" calcext:value-type="date">
            <text:p>02/02/17</text:p>
          </table:table-cell>
          <table:table-cell table:number-columns-repeated="2"/>
          <table:table-cell table:style-name="ce163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146"/>
          <table:table-cell table:style-name="ce152" table:number-columns-repeated="3"/>
          <table:table-cell table:style-name="ce164"/>
          <table:covered-table-cell table:style-name="ce133"/>
          <table:covered-table-cell table:style-name="ce138"/>
          <table:covered-table-cell/>
          <table:table-cell table:style-name="ce164"/>
          <table:table-cell table:style-name="ce178"/>
          <table:table-cell table:style-name="ce168"/>
          <table:table-cell table:number-columns-repeated="2"/>
          <table:table-cell table:style-name="ce164"/>
          <table:table-cell/>
        </table:table-row>
        <table:table-row table:style-name="ro1">
          <table:table-cell table:style-name="ce138" table:number-columns-repeated="2"/>
          <table:table-cell table:style-name="ce151" table:number-columns-repeated="3"/>
          <table:table-cell table:style-name="ce138"/>
          <table:table-cell table:style-name="ce133"/>
          <table:covered-table-cell table:style-name="ce138"/>
          <table:covered-table-cell/>
          <table:table-cell table:style-name="ce138"/>
          <table:table-cell table:number-columns-repeated="4"/>
          <table:table-cell table:style-name="ce138"/>
          <table:table-cell/>
        </table:table-row>
        <table:table-row table:style-name="ro1">
          <table:table-cell table:style-name="ce134" office:value-type="float" office:value="2.1" calcext:value-type="float" table:number-columns-spanned="1" table:number-rows-spanned="17">
            <text:p>2.1</text:p>
          </table:table-cell>
          <table:table-cell table:style-name="ce145" office:value-type="string" calcext:value-type="string">
            <text:p>Review</text:p>
          </table:table-cell>
          <table:table-cell table:style-name="ce150" office:value-type="string" calcext:value-type="string">
            <text:p>steps</text:p>
          </table:table-cell>
          <table:table-cell table:style-name="ce150" office:value-type="string" calcext:value-type="string">
            <text:p>text file</text:p>
          </table:table-cell>
          <table:table-cell table:style-name="ce150" office:value-type="string" calcext:value-type="string">
            <text:p><text:a xlink:href="../PI%202.0.1/012017/steps%2013012017" xlink:type="simple">Steps 13012017</text:a></text:p>
          </table:table-cell>
          <table:table-cell table:style-name="ce160" office:value-type="float" office:value="1" calcext:value-type="float">
            <text:p>1</text:p>
          </table:table-cell>
          <table:table-cell table:style-name="ce134" office:value-type="string" calcext:value-type="string" table:number-columns-spanned="1" table:number-rows-spanned="19">
            <text:p>Fevereiro</text:p>
          </table:table-cell>
          <table:covered-table-cell table:style-name="ce138"/>
          <table:covered-table-cell/>
          <table:table-cell table:style-name="ce160" office:value-type="float" office:value="1" calcext:value-type="float">
            <text:p>1</text:p>
          </table:table-cell>
          <table:table-cell table:style-name="ce175" office:value-type="date" office:date-value="2017-01-13" calcext:value-type="date">
            <text:p>01/13/17</text:p>
          </table:table-cell>
          <table:table-cell table:style-name="ce175" office:value-type="date" office:date-value="2017-02-26" calcext:value-type="date">
            <text:p>02/26/17</text:p>
          </table:table-cell>
          <table:table-cell table:number-columns-repeated="2"/>
          <table:table-cell table:style-name="ce160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Review</text:p>
          </table:table-cell>
          <table:table-cell table:style-name="ce151" office:value-type="string" calcext:value-type="string">
            <text:p>start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<text:a xlink:href="../PI%202.0.1/012017/start%2014012017" xlink:type="simple">Start 14012017</text:a></text:p>
          </table:table-cell>
          <table:table-cell table:style-name="ce161" office:value-type="float" office:value="2" calcext:value-type="float">
            <text:p>2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2" calcext:value-type="float">
            <text:p>2</text:p>
          </table:table-cell>
          <table:table-cell table:style-name="ce176" office:value-type="date" office:date-value="2017-01-14" calcext:value-type="date">
            <text:p>01/14/17</text:p>
          </table:table-cell>
          <table:table-cell table:style-name="ce167"/>
          <table:table-cell table:number-columns-repeated="2"/>
          <table:table-cell table:style-name="ce16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Review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01 13012017</text:p>
          </table:table-cell>
          <table:table-cell table:style-name="ce161" office:value-type="float" office:value="3" calcext:value-type="float">
            <text:p>3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3" calcext:value-type="float">
            <text:p>3</text:p>
          </table:table-cell>
          <table:table-cell table:style-name="ce176" office:value-type="date" office:date-value="2017-01-13" calcext:value-type="date">
            <text:p>01/13/17</text:p>
          </table:table-cell>
          <table:table-cell table:style-name="ce167"/>
          <table:table-cell table:number-columns-repeated="2"/>
          <table:table-cell table:style-name="ce16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Review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02(robot)12012017</text:p>
          </table:table-cell>
          <table:table-cell table:style-name="ce161" office:value-type="float" office:value="4" calcext:value-type="float">
            <text:p>4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4" calcext:value-type="float">
            <text:p>4</text:p>
          </table:table-cell>
          <table:table-cell table:style-name="ce176" office:value-type="date" office:date-value="2017-01-12" calcext:value-type="date">
            <text:p>01/12/17</text:p>
          </table:table-cell>
          <table:table-cell table:style-name="ce167"/>
          <table:table-cell table:number-columns-repeated="2"/>
          <table:table-cell table:style-name="ce161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Review</text:p>
          </table:table-cell>
          <table:table-cell table:style-name="ce151" office:value-type="string" calcext:value-type="string">
            <text:p>eEwt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formula eEwr 19012017</text:p>
          </table:table-cell>
          <table:table-cell table:style-name="ce161" office:value-type="float" office:value="5" calcext:value-type="float">
            <text:p>5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5" calcext:value-type="float">
            <text:p>5</text:p>
          </table:table-cell>
          <table:table-cell table:style-name="ce176" office:value-type="date" office:date-value="2017-01-19" calcext:value-type="date">
            <text:p>01/19/17</text:p>
          </table:table-cell>
          <table:table-cell table:style-name="ce167"/>
          <table:table-cell table:number-columns-repeated="2"/>
          <table:table-cell table:style-name="ce161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Review</text:p>
          </table:table-cell>
          <table:table-cell table:style-name="ce151" office:value-type="float" office:value="0.0123" calcext:value-type="float">
            <text:p>0.0123</text:p>
          </table:table-cell>
          <table:table-cell table:style-name="ce151" office:value-type="string" calcext:value-type="string">
            <text:p>text file/paper</text:p>
          </table:table-cell>
          <table:table-cell table:style-name="ce151" office:value-type="string" calcext:value-type="string">
            <text:p>0123, 01, 3</text:p>
          </table:table-cell>
          <table:table-cell table:style-name="ce161" office:value-type="float" office:value="6" calcext:value-type="float">
            <text:p>6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6" calcext:value-type="float">
            <text:p>6</text:p>
          </table:table-cell>
          <table:table-cell table:style-name="ce176" office:value-type="date" office:date-value="2017-01-23" calcext:value-type="date">
            <text:p>01/23/17</text:p>
          </table:table-cell>
          <table:table-cell table:style-name="ce167"/>
          <table:table-cell table:number-columns-repeated="2"/>
          <table:table-cell table:style-name="ce16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Review</text:p>
          </table:table-cell>
          <table:table-cell table:style-name="ce151" office:value-type="string" calcext:value-type="string">
            <text:p>11 &amp; 33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11 &amp; 33</text:p>
          </table:table-cell>
          <table:table-cell table:style-name="ce161" office:value-type="float" office:value="7" calcext:value-type="float">
            <text:p>7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7" calcext:value-type="float">
            <text:p>7</text:p>
          </table:table-cell>
          <table:table-cell table:style-name="ce176" office:value-type="date" office:date-value="2017-01-25" calcext:value-type="date">
            <text:p>01/25/17</text:p>
          </table:table-cell>
          <table:table-cell table:style-name="ce167"/>
          <table:table-cell table:number-columns-repeated="2"/>
          <table:table-cell table:style-name="ce161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Review</text:p>
          </table:table-cell>
          <table:table-cell table:style-name="ce151" office:value-type="string" calcext:value-type="string">
            <text:p>w</text:p>
          </table:table-cell>
          <table:table-cell table:style-name="ce151" office:value-type="string" calcext:value-type="string">
            <text:p>paper</text:p>
          </table:table-cell>
          <table:table-cell table:style-name="ce151" office:value-type="string" calcext:value-type="string">
            <text:p>white sheets: 1, 2, 3 e 4 | Nt pages 1, 2</text:p>
          </table:table-cell>
          <table:table-cell table:style-name="ce161" office:value-type="float" office:value="8" calcext:value-type="float">
            <text:p>8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8" calcext:value-type="float">
            <text:p>8</text:p>
          </table:table-cell>
          <table:table-cell table:style-name="ce176" office:value-type="date" office:date-value="2017-01-25" calcext:value-type="date">
            <text:p>01/25/17</text:p>
          </table:table-cell>
          <table:table-cell table:style-name="ce176" office:value-type="date" office:date-value="2017-01-29" calcext:value-type="date">
            <text:p>01/29/17</text:p>
          </table:table-cell>
          <table:table-cell table:number-columns-repeated="2"/>
          <table:table-cell table:style-name="ce161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Review</text:p>
          </table:table-cell>
          <table:table-cell table:style-name="ce151" office:value-type="string" calcext:value-type="string">
            <text:p>nothingness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nothingness</text:p>
          </table:table-cell>
          <table:table-cell table:style-name="ce161" office:value-type="float" office:value="9" calcext:value-type="float">
            <text:p>9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9" calcext:value-type="float">
            <text:p>9</text:p>
          </table:table-cell>
          <table:table-cell table:style-name="ce176" office:value-type="date" office:date-value="2017-01-29" calcext:value-type="date">
            <text:p>01/29/17</text:p>
          </table:table-cell>
          <table:table-cell table:style-name="ce176"/>
          <table:table-cell table:number-columns-repeated="2"/>
          <table:table-cell table:style-name="ce161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Review</text:p>
          </table:table-cell>
          <table:table-cell table:style-name="ce151" office:value-type="string" calcext:value-type="string">
            <text:p>w</text:p>
          </table:table-cell>
          <table:table-cell table:style-name="ce151" office:value-type="string" calcext:value-type="string">
            <text:p>paper</text:p>
          </table:table-cell>
          <table:table-cell table:style-name="ce151" office:value-type="string" calcext:value-type="string">
            <text:p>white sheet 5</text:p>
          </table:table-cell>
          <table:table-cell table:style-name="ce161" office:value-type="float" office:value="10" calcext:value-type="float">
            <text:p>10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10" calcext:value-type="float">
            <text:p>10</text:p>
          </table:table-cell>
          <table:table-cell table:style-name="ce176" office:value-type="date" office:date-value="2017-01-30" calcext:value-type="date">
            <text:p>01/30/17</text:p>
          </table:table-cell>
          <table:table-cell table:style-name="ce176"/>
          <table:table-cell table:number-columns-repeated="2"/>
          <table:table-cell table:style-name="ce161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Review</text:p>
          </table:table-cell>
          <table:table-cell table:style-name="ce151" office:value-type="string" calcext:value-type="string">
            <text:p>w</text:p>
          </table:table-cell>
          <table:table-cell table:style-name="ce151" office:value-type="string" calcext:value-type="string">
            <text:p>paper</text:p>
          </table:table-cell>
          <table:table-cell table:style-name="ce151" office:value-type="string" calcext:value-type="string">
            <text:p>white sheet 6 &amp; 7</text:p>
          </table:table-cell>
          <table:table-cell table:style-name="ce161" office:value-type="float" office:value="11" calcext:value-type="float">
            <text:p>11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11" calcext:value-type="float">
            <text:p>11</text:p>
          </table:table-cell>
          <table:table-cell table:style-name="ce176" office:value-type="date" office:date-value="2017-01-31" calcext:value-type="date">
            <text:p>01/31/17</text:p>
          </table:table-cell>
          <table:table-cell table:style-name="ce176"/>
          <table:table-cell table:number-columns-repeated="2"/>
          <table:table-cell table:style-name="ce161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Created</text:p>
          </table:table-cell>
          <table:table-cell table:style-name="ce151" office:value-type="string" calcext:value-type="string">
            <text:p>compile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Compile 02022017</text:p>
          </table:table-cell>
          <table:table-cell table:style-name="ce161" office:value-type="float" office:value="12" calcext:value-type="float">
            <text:p>12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12" calcext:value-type="float">
            <text:p>12</text:p>
          </table:table-cell>
          <table:table-cell table:style-name="ce176" office:value-type="date" office:date-value="2017-02-02" calcext:value-type="date">
            <text:p>02/02/17</text:p>
          </table:table-cell>
          <table:table-cell table:style-name="ce176"/>
          <table:table-cell table:number-columns-repeated="2"/>
          <table:table-cell table:style-name="ce161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135"/>
          <table:table-cell table:style-name="ce138" office:value-type="string" calcext:value-type="string">
            <text:p>Created</text:p>
          </table:table-cell>
          <table:table-cell table:style-name="ce155" office:value-type="string" calcext:value-type="string">
            <text:p>Xv1###|03vX</text:p>
          </table:table-cell>
          <table:table-cell table:style-name="ce151" office:value-type="string" calcext:value-type="string">
            <text:p>text file</text:p>
          </table:table-cell>
          <table:table-cell table:style-name="ce155" office:value-type="string" calcext:value-type="string">
            <text:p>Xv1###|03vX</text:p>
          </table:table-cell>
          <table:table-cell table:style-name="ce161" office:value-type="float" office:value="13" calcext:value-type="float">
            <text:p>13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13" calcext:value-type="float">
            <text:p>13</text:p>
          </table:table-cell>
          <table:table-cell table:style-name="ce176" office:value-type="date" office:date-value="2017-02-03" calcext:value-type="date">
            <text:p>02/03/17</text:p>
          </table:table-cell>
          <table:table-cell table:style-name="ce176"/>
          <table:table-cell table:number-columns-repeated="2"/>
          <table:table-cell table:style-name="ce161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135"/>
          <table:table-cell table:style-name="ce138" office:value-type="string" calcext:value-type="string">
            <text:p>----</text:p>
          </table:table-cell>
          <table:table-cell table:style-name="ce151" office:value-type="string" calcext:value-type="string">
            <text:p>compilado1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12e13do012017</text:p>
          </table:table-cell>
          <table:table-cell table:style-name="ce161" office:value-type="float" office:value="0.1" calcext:value-type="float">
            <text:p>0.1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0.1" calcext:value-type="float">
            <text:p>0.1</text:p>
          </table:table-cell>
          <table:table-cell table:style-name="ce176" office:value-type="date" office:date-value="2017-01-12" calcext:value-type="date">
            <text:p>01/12/17</text:p>
          </table:table-cell>
          <table:table-cell table:style-name="ce176" office:value-type="date" office:date-value="2017-01-13" calcext:value-type="date">
            <text:p>01/13/17</text:p>
          </table:table-cell>
          <table:table-cell table:number-columns-repeated="2"/>
          <table:table-cell table:style-name="ce161" office:value-type="float" office:value="0.1" calcext:value-type="float">
            <text:p>0.1</text:p>
          </table:table-cell>
          <table:table-cell/>
        </table:table-row>
        <table:table-row table:style-name="ro1">
          <table:covered-table-cell table:style-name="ce135"/>
          <table:table-cell table:style-name="ce138" office:value-type="string" calcext:value-type="string">
            <text:p>----</text:p>
          </table:table-cell>
          <table:table-cell table:style-name="ce151" office:value-type="string" calcext:value-type="string">
            <text:p>compilado2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12a14do012017</text:p>
          </table:table-cell>
          <table:table-cell table:style-name="ce161" office:value-type="float" office:value="0.2" calcext:value-type="float">
            <text:p>0.2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0.2" calcext:value-type="float">
            <text:p>0.2</text:p>
          </table:table-cell>
          <table:table-cell table:style-name="ce176" office:value-type="date" office:date-value="2017-01-14" calcext:value-type="date">
            <text:p>01/14/17</text:p>
          </table:table-cell>
          <table:table-cell table:style-name="ce167"/>
          <table:table-cell table:number-columns-repeated="2"/>
          <table:table-cell table:style-name="ce161" office:value-type="float" office:value="0.2" calcext:value-type="float">
            <text:p>0.2</text:p>
          </table:table-cell>
          <table:table-cell/>
        </table:table-row>
        <table:table-row table:style-name="ro1">
          <table:covered-table-cell table:style-name="ce135"/>
          <table:table-cell table:style-name="ce138" office:value-type="string" calcext:value-type="string">
            <text:p>----</text:p>
          </table:table-cell>
          <table:table-cell table:style-name="ce151" office:value-type="string" calcext:value-type="string">
            <text:p>Compilado3</text:p>
          </table:table-cell>
          <table:table-cell table:style-name="ce151" office:value-type="string" calcext:value-type="string">
            <text:p>text file</text:p>
          </table:table-cell>
          <table:table-cell table:style-name="ce151" office:value-type="string" calcext:value-type="string">
            <text:p>12a19do012017</text:p>
          </table:table-cell>
          <table:table-cell table:style-name="ce161" office:value-type="float" office:value="0.3" calcext:value-type="float">
            <text:p>0.3</text:p>
          </table:table-cell>
          <table:covered-table-cell table:style-name="ce133"/>
          <table:covered-table-cell table:style-name="ce138"/>
          <table:covered-table-cell/>
          <table:table-cell table:style-name="ce161" office:value-type="float" office:value="0.3" calcext:value-type="float">
            <text:p>0.3</text:p>
          </table:table-cell>
          <table:table-cell table:style-name="ce176" office:value-type="date" office:date-value="2017-01-19" calcext:value-type="date">
            <text:p>01/19/17</text:p>
          </table:table-cell>
          <table:table-cell table:style-name="ce167"/>
          <table:table-cell table:number-columns-repeated="2"/>
          <table:table-cell table:style-name="ce161" office:value-type="float" office:value="0.3" calcext:value-type="float">
            <text:p>0.3</text:p>
          </table:table-cell>
          <table:table-cell/>
        </table:table-row>
        <table:table-row table:style-name="ro1">
          <table:covered-table-cell table:style-name="ce136"/>
          <table:table-cell table:style-name="ce146" office:value-type="string" calcext:value-type="string">
            <text:p>reCompile</text:p>
          </table:table-cell>
          <table:table-cell table:style-name="ce152" office:value-type="string" calcext:value-type="string">
            <text:p>continuous</text:p>
          </table:table-cell>
          <table:table-cell table:style-name="ce152" office:value-type="string" calcext:value-type="string">
            <text:p>text file</text:p>
          </table:table-cell>
          <table:table-cell table:style-name="ce152" office:value-type="string" calcext:value-type="string">
            <text:p>Continuous 20012017 (compilado4)</text:p>
          </table:table-cell>
          <table:table-cell table:style-name="ce140" office:value-type="float" office:value="0.4" calcext:value-type="float">
            <text:p>0.4</text:p>
          </table:table-cell>
          <table:covered-table-cell table:style-name="ce133"/>
          <table:covered-table-cell table:style-name="ce138"/>
          <table:covered-table-cell/>
          <table:table-cell table:style-name="ce140" office:value-type="float" office:value="0.4" calcext:value-type="float">
            <text:p>0.4</text:p>
          </table:table-cell>
          <table:table-cell table:style-name="ce178" office:value-type="date" office:date-value="2017-01-20" calcext:value-type="date">
            <text:p>01/20/17</text:p>
          </table:table-cell>
          <table:table-cell table:style-name="ce168"/>
          <table:table-cell table:number-columns-repeated="2"/>
          <table:table-cell table:style-name="ce140"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37" office:value-type="string" calcext:value-type="string" table:number-columns-spanned="1" table:number-rows-spanned="2">
            <text:p>fl0at</text:p>
          </table:table-cell>
          <table:table-cell table:style-name="ce148"/>
          <table:table-cell table:style-name="ce150" table:number-columns-repeated="3"/>
          <table:table-cell table:style-name="ce163"/>
          <table:covered-table-cell table:style-name="ce133"/>
          <table:covered-table-cell table:style-name="ce138"/>
          <table:covered-table-cell/>
          <table:table-cell table:style-name="ce163"/>
          <table:table-cell table:number-columns-repeated="4"/>
          <table:table-cell table:style-name="ce163"/>
          <table:table-cell/>
        </table:table-row>
        <table:table-row table:style-name="ro1">
          <table:covered-table-cell table:style-name="Default"/>
          <table:table-cell table:style-name="ce146"/>
          <table:table-cell table:style-name="ce152" table:number-columns-repeated="3"/>
          <table:table-cell table:style-name="ce164"/>
          <table:covered-table-cell table:style-name="ce133"/>
          <table:covered-table-cell table:style-name="ce138"/>
          <table:covered-table-cell/>
          <table:table-cell table:style-name="ce164"/>
          <table:table-cell table:number-columns-repeated="4"/>
          <table:table-cell table:style-name="ce164"/>
          <table:table-cell/>
        </table:table-row>
        <table:table-row table:style-name="ro1">
          <table:table-cell table:style-name="ce138" table:number-columns-repeated="2"/>
          <table:table-cell table:style-name="ce151" table:number-columns-repeated="3"/>
          <table:table-cell table:style-name="ce138"/>
          <table:table-cell table:style-name="ce133"/>
          <table:table-cell table:style-name="ce138"/>
          <table:covered-table-cell/>
          <table:table-cell table:style-name="ce138"/>
          <table:table-cell table:number-columns-repeated="4"/>
          <table:table-cell table:style-name="ce138"/>
          <table:table-cell/>
        </table:table-row>
        <table:table-row table:style-name="ro1">
          <table:table-cell table:style-name="ce134" office:value-type="float" office:value="2.2" calcext:value-type="float" table:number-columns-spanned="1" table:number-rows-spanned="4">
            <text:p>2.2</text:p>
          </table:table-cell>
          <table:table-cell table:style-name="ce148" office:value-type="string" calcext:value-type="string">
            <text:p>Edit</text:p>
          </table:table-cell>
          <table:table-cell table:style-name="ce150" office:value-type="string" calcext:value-type="string">
            <text:p>Data</text:p>
          </table:table-cell>
          <table:table-cell table:style-name="ce150" office:value-type="string" calcext:value-type="string">
            <text:p>text file</text:p>
          </table:table-cell>
          <table:table-cell table:style-name="ce150" office:value-type="string" calcext:value-type="string">
            <text:p>Copy, edit and rearange all data into the new format</text:p>
          </table:table-cell>
          <table:table-cell table:style-name="ce160" office:value-type="float" office:value="2.1" calcext:value-type="float">
            <text:p>2.1</text:p>
          </table:table-cell>
          <table:table-cell table:style-name="ce134" office:value-type="string" calcext:value-type="string" table:number-columns-spanned="1" table:number-rows-spanned="4">
            <text:p>Março</text:p>
          </table:table-cell>
          <table:table-cell table:style-name="ce134" office:value-type="string" calcext:value-type="string" table:number-columns-spanned="1" table:number-rows-spanned="9">
            <text:p>2.2 a 3</text:p>
          </table:table-cell>
          <table:covered-table-cell/>
          <table:table-cell table:style-name="ce160" office:value-type="float" office:value="2.1" calcext:value-type="float">
            <text:p>2.1</text:p>
          </table:table-cell>
          <table:table-cell table:style-name="ce165" office:value-type="string" calcext:value-type="string">
            <text:p>----</text:p>
          </table:table-cell>
          <table:table-cell table:style-name="ce179"/>
          <table:table-cell table:number-columns-repeated="2"/>
          <table:table-cell table:style-name="ce160" office:value-type="float" office:value="1.1" calcext:value-type="float">
            <text:p>1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139"/>
          <table:table-cell table:style-name="ce149" office:value-type="string" calcext:value-type="string">
            <text:p>Edit</text:p>
          </table:table-cell>
          <table:table-cell table:style-name="ce156" office:value-type="string" calcext:value-type="string">
            <text:p>Data</text:p>
          </table:table-cell>
          <table:table-cell table:style-name="ce156" office:value-type="string" calcext:value-type="string">
            <text:p>text/html/css/py/scan/git</text:p>
          </table:table-cell>
          <table:table-cell table:style-name="ce156" office:value-type="string" calcext:value-type="string">
            <text:p>Insert e format OC&amp;d into 2.1 according to it</text:p>
          </table:table-cell>
          <table:table-cell table:style-name="ce161" office:value-type="float" office:value="2.2" calcext:value-type="float">
            <text:p>2.2</text:p>
          </table:table-cell>
          <table:covered-table-cell table:style-name="ce134"/>
          <table:covered-table-cell table:style-name="ce138"/>
          <table:covered-table-cell/>
          <table:table-cell table:style-name="ce161" office:value-type="float" office:value="2.2" calcext:value-type="float">
            <text:p>2.2</text:p>
          </table:table-cell>
          <table:table-cell table:style-name="ce176" office:value-type="date" office:date-value="2017-02-11" calcext:value-type="date">
            <text:p>02/11/17</text:p>
          </table:table-cell>
          <table:table-cell table:style-name="ce180"/>
          <table:table-cell table:number-columns-repeated="2"/>
          <table:table-cell table:style-name="ce161" office:value-type="float" office:value="1.2" calcext:value-type="float">
            <text:p>1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139"/>
          <table:table-cell table:style-name="ce149" office:value-type="string" calcext:value-type="string">
            <text:p>Review</text:p>
          </table:table-cell>
          <table:table-cell table:style-name="ce156" office:value-type="string" calcext:value-type="string">
            <text:p>Data</text:p>
          </table:table-cell>
          <table:table-cell table:style-name="ce156" office:value-type="string" calcext:value-type="string">
            <text:p>text file</text:p>
          </table:table-cell>
          <table:table-cell table:style-name="ce156" office:value-type="string" calcext:value-type="string">
            <text:p>N4_projects 24032017</text:p>
          </table:table-cell>
          <table:table-cell table:style-name="ce161" office:value-type="float" office:value="2.3" calcext:value-type="float">
            <text:p>2.3</text:p>
          </table:table-cell>
          <table:covered-table-cell table:style-name="ce134"/>
          <table:covered-table-cell table:style-name="ce138"/>
          <table:covered-table-cell/>
          <table:table-cell table:style-name="ce161" office:value-type="float" office:value="2.3" calcext:value-type="float">
            <text:p>2.3</text:p>
          </table:table-cell>
          <table:table-cell table:style-name="ce176" office:value-type="date" office:date-value="2017-03-24" calcext:value-type="date">
            <text:p>03/24/17</text:p>
          </table:table-cell>
          <table:table-cell table:style-name="ce180"/>
          <table:table-cell table:number-columns-repeated="2"/>
          <table:table-cell table:style-name="ce161"/>
          <table:table-cell/>
        </table:table-row>
        <table:table-row table:style-name="ro1">
          <table:covered-table-cell table:style-name="ce140"/>
          <table:table-cell table:style-name="ce146"/>
          <table:table-cell table:style-name="ce152" table:number-columns-repeated="3"/>
          <table:table-cell table:style-name="ce140"/>
          <table:covered-table-cell table:style-name="ce133"/>
          <table:covered-table-cell table:style-name="ce138"/>
          <table:covered-table-cell/>
          <table:table-cell table:style-name="ce140"/>
          <table:table-cell table:style-name="ce168"/>
          <table:table-cell table:style-name="ce181"/>
          <table:table-cell table:number-columns-repeated="2"/>
          <table:table-cell table:style-name="ce140"/>
          <table:table-cell/>
        </table:table-row>
        <table:table-row table:style-name="ro1">
          <table:table-cell table:number-columns-repeated="7"/>
          <table:covered-table-cell/>
          <table:table-cell table:number-columns-repeated="8"/>
        </table:table-row>
        <table:table-row table:style-name="ro1">
          <table:table-cell table:style-name="ce134" office:value-type="float" office:value="3" calcext:value-type="float" table:number-columns-spanned="1" table:number-rows-spanned="4">
            <text:p>3</text:p>
          </table:table-cell>
          <table:table-cell table:style-name="ce150" office:value-type="string" calcext:value-type="string">
            <text:p>Publish</text:p>
          </table:table-cell>
          <table:table-cell table:style-name="ce150" office:value-type="string" calcext:value-type="string">
            <text:p>Lines</text:p>
          </table:table-cell>
          <table:table-cell table:style-name="ce150" office:value-type="string" calcext:value-type="string">
            <text:p>text/html</text:p>
          </table:table-cell>
          <table:table-cell table:style-name="ce150" office:value-type="string" calcext:value-type="string">
            <text:p>Publish content prepared in PI2.2</text:p>
          </table:table-cell>
          <table:table-cell table:style-name="ce165" office:value-type="float" office:value="3.1" calcext:value-type="float">
            <text:p>3.1</text:p>
          </table:table-cell>
          <table:table-cell table:style-name="ce134" office:value-type="string" calcext:value-type="string" table:number-columns-spanned="1" table:number-rows-spanned="4">
            <text:p>Abril</text:p>
          </table:table-cell>
          <table:covered-table-cell/>
          <table:table-cell/>
          <table:table-cell table:style-name="ce172" office:value-type="float" office:value="3.1" calcext:value-type="float">
            <text:p>3.1</text:p>
          </table:table-cell>
          <table:table-cell table:style-name="ce175" office:value-type="date" office:date-value="2017-02-11" calcext:value-type="date">
            <text:p>02/11/17</text:p>
          </table:table-cell>
          <table:table-cell table:style-name="ce184"/>
          <table:table-cell table:number-columns-repeated="2"/>
          <table:table-cell table:style-name="ce165" office:value-type="float" office:value="2.1" calcext:value-type="float">
            <text:p>2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covered-table-cell table:style-name="ce142"/>
          <table:table-cell table:style-name="ce151" table:number-columns-repeated="3"/>
          <table:table-cell table:style-name="ce156"/>
          <table:table-cell table:style-name="ce167"/>
          <table:covered-table-cell table:style-name="ce169"/>
          <table:covered-table-cell/>
          <table:table-cell/>
          <table:table-cell table:style-name="ce173"/>
          <table:table-cell table:style-name="ce167"/>
          <table:table-cell table:style-name="ce180"/>
          <table:table-cell table:number-columns-repeated="2"/>
          <table:table-cell table:style-name="ce167"/>
          <table:table-cell/>
        </table:table-row>
        <table:table-row table:style-name="ro1">
          <table:covered-table-cell table:style-name="ce142"/>
          <table:table-cell table:style-name="ce151" table:number-columns-repeated="3"/>
          <table:table-cell table:style-name="ce156"/>
          <table:table-cell table:style-name="ce167"/>
          <table:covered-table-cell table:style-name="ce169"/>
          <table:covered-table-cell/>
          <table:table-cell/>
          <table:table-cell table:style-name="ce173"/>
          <table:table-cell table:style-name="ce167"/>
          <table:table-cell table:style-name="ce180"/>
          <table:table-cell table:number-columns-repeated="2"/>
          <table:table-cell table:style-name="ce167"/>
          <table:table-cell/>
        </table:table-row>
        <table:table-row table:style-name="ro1">
          <table:covered-table-cell table:style-name="ce143"/>
          <table:table-cell table:style-name="ce152" table:number-columns-repeated="4"/>
          <table:table-cell table:style-name="ce168"/>
          <table:covered-table-cell table:style-name="ce170"/>
          <table:covered-table-cell/>
          <table:table-cell/>
          <table:table-cell table:style-name="ce174"/>
          <table:table-cell table:style-name="ce168"/>
          <table:table-cell table:style-name="ce181"/>
          <table:table-cell table:number-columns-repeated="2"/>
          <table:table-cell table:style-name="ce168"/>
          <table:table-cell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table:style-name="ce138"/>
          <table:table-cell table:style-name="ce151" table:number-columns-repeated="3"/>
          <table:table-cell table:style-name="ce149"/>
          <table:table-cell table:number-columns-repeated="10"/>
        </table:table-row>
        <table:table-row table:style-name="ro1" table:number-rows-repeated="104852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92" table:default-cell-style-name="ce226"/>
        <table:table-column table:style-name="co93" table:default-cell-style-name="ce226"/>
        <table:table-column table:style-name="co16" table:default-cell-style-name="ce226"/>
        <table:table-column table:style-name="co94" table:default-cell-style-name="ce226"/>
        <table:table-column table:style-name="co95" table:default-cell-style-name="ce226"/>
        <table:table-column table:style-name="co89" table:default-cell-style-name="ce226"/>
        <table:table-column table:style-name="co96" table:default-cell-style-name="Default"/>
        <table:table-column table:style-name="co98" table:default-cell-style-name="ce217"/>
        <table:table-column table:style-name="co93" table:default-cell-style-name="ce226"/>
        <table:table-column table:style-name="co98" table:default-cell-style-name="ce226"/>
        <table:table-column table:style-name="co13" table:default-cell-style-name="ce226"/>
        <table:table-column table:style-name="co98" table:default-cell-style-name="Default"/>
        <table:table-row table:style-name="ro1">
          <table:table-cell table:style-name="ce264" office:value-type="string" calcext:value-type="string">
            <text:p>Version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Index</text:p>
          </table:table-cell>
          <table:table-cell table:style-name="ce265" office:value-type="string" calcext:value-type="string">
            <text:p>Description</text:p>
          </table:table-cell>
          <table:table-cell table:style-name="ce265" office:value-type="string" calcext:value-type="string">
            <text:p>Progress</text:p>
          </table:table-cell>
          <table:table-cell table:style-name="ce285" office:value-type="string" calcext:value-type="string">
            <text:p>towards</text:p>
          </table:table-cell>
          <table:table-cell/>
          <table:table-cell table:style-name="ce209" office:value-type="string" calcext:value-type="string">
            <text:p>File</text:p>
          </table:table-cell>
          <table:table-cell table:style-name="ce265" office:value-type="string" calcext:value-type="string">
            <text:p>Date</text:p>
          </table:table-cell>
          <table:table-cell table:style-name="ce249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250" office:value-type="string" calcext:value-type="string">
            <text:p>PI2.0.1</text:p>
          </table:table-cell>
          <table:table-cell table:style-name="ce266" office:value-type="date" office:date-value="2017-01-12" calcext:value-type="date">
            <text:p>01/12/17</text:p>
          </table:table-cell>
          <table:table-cell table:style-name="ce276" office:value-type="float" office:value="4" calcext:value-type="float">
            <text:p>4</text:p>
          </table:table-cell>
          <table:table-cell table:style-name="ce281" office:value-type="string" calcext:value-type="string">
            <text:p>02(robot)12012017</text:p>
          </table:table-cell>
          <table:table-cell table:style-name="ce210" office:value-type="string" calcext:value-type="string" table:number-columns-spanned="1" table:number-rows-spanned="25">
            <text:p>2.0.1</text:p>
          </table:table-cell>
          <table:table-cell table:style-name="ce210" office:value-type="float" office:value="2.1" calcext:value-type="float" table:number-columns-spanned="1" table:number-rows-spanned="10">
            <text:p>2.1</text:p>
          </table:table-cell>
          <table:table-cell table:style-name="ce210" office:value-type="string" calcext:value-type="string" table:number-columns-spanned="1" table:number-rows-spanned="25">
            <text:p>Janeiro</text:p>
          </table:table-cell>
          <table:table-cell table:style-name="ce287" office:value-type="string" calcext:value-type="string" table:number-columns-spanned="1" table:number-rows-spanned="11">
            <text:p>PI2.0.1</text:p>
          </table:table-cell>
          <table:table-cell table:style-name="ce267"/>
          <table:table-cell table:number-columns-repeated="3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67" office:value-type="date" office:date-value="2017-01-13" calcext:value-type="date">
            <text:p>01/13/17</text:p>
          </table:table-cell>
          <table:table-cell table:style-name="ce277" office:value-type="float" office:value="1" calcext:value-type="float">
            <text:p>1</text:p>
          </table:table-cell>
          <table:table-cell table:style-name="ce282" office:value-type="string" calcext:value-type="string">
            <text:p>Steps 13012017</text:p>
          </table:table-cell>
          <table:covered-table-cell/>
          <table:covered-table-cell table:style-name="ce258"/>
          <table:covered-table-cell table:number-columns-repeated="2"/>
          <table:table-cell table:style-name="ce267"/>
          <table:table-cell table:number-columns-repeated="3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0" office:value-type="date" office:date-value="2017-01-13" calcext:value-type="date">
            <text:p>01/13/17</text:p>
          </table:table-cell>
          <table:table-cell table:style-name="ce277" office:value-type="float" office:value="3" calcext:value-type="float">
            <text:p>3</text:p>
          </table:table-cell>
          <table:table-cell table:style-name="ce282" office:value-type="string" calcext:value-type="string">
            <text:p>01 13012017</text:p>
          </table:table-cell>
          <table:covered-table-cell/>
          <table:covered-table-cell table:style-name="ce258"/>
          <table:covered-table-cell table:number-columns-repeated="2"/>
          <table:table-cell table:style-name="ce267"/>
          <table:table-cell table:number-columns-repeated="3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67" office:value-type="date" office:date-value="2017-01-14" calcext:value-type="date">
            <text:p>01/14/17</text:p>
          </table:table-cell>
          <table:table-cell table:style-name="ce277" office:value-type="float" office:value="2" calcext:value-type="float">
            <text:p>2</text:p>
          </table:table-cell>
          <table:table-cell table:style-name="ce282" office:value-type="string" calcext:value-type="string">
            <text:p>Startt 14012017</text:p>
          </table:table-cell>
          <table:covered-table-cell/>
          <table:covered-table-cell table:style-name="ce258"/>
          <table:covered-table-cell table:number-columns-repeated="2"/>
          <table:table-cell table:style-name="ce267"/>
          <table:table-cell table:number-columns-repeated="3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67" office:value-type="date" office:date-value="2017-01-16" calcext:value-type="date">
            <text:p>01/16/17</text:p>
          </table:table-cell>
          <table:table-cell table:style-name="ce267" office:value-type="string" calcext:value-type="string">
            <text:p>----</text:p>
          </table:table-cell>
          <table:table-cell table:style-name="ce258" office:value-type="string" calcext:value-type="string">
            <text:p>Created PI2.0.1.ods </text:p>
          </table:table-cell>
          <table:covered-table-cell/>
          <table:covered-table-cell table:style-name="ce258"/>
          <table:covered-table-cell table:number-columns-repeated="2"/>
          <table:table-cell table:style-name="ce267" office:value-type="date" office:date-value="2017-01-16" calcext:value-type="date">
            <text:p>01/16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67" office:value-type="date" office:date-value="2017-01-16" calcext:value-type="date">
            <text:p>01/16/17</text:p>
          </table:table-cell>
          <table:table-cell table:style-name="ce267" office:value-type="string" calcext:value-type="string">
            <text:p>----</text:p>
          </table:table-cell>
          <table:table-cell table:style-name="ce258" office:value-type="string" calcext:value-type="string">
            <text:p>Sheets: PI2.0.1, Progress</text:p>
          </table:table-cell>
          <table:covered-table-cell/>
          <table:covered-table-cell table:style-name="ce258"/>
          <table:covered-table-cell table:number-columns-repeated="2"/>
          <table:table-cell table:style-name="ce267" office:value-type="date" office:date-value="2017-01-16" calcext:value-type="date">
            <text:p>01/16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67" office:value-type="date" office:date-value="2017-01-19" calcext:value-type="date">
            <text:p>01/19/17</text:p>
          </table:table-cell>
          <table:table-cell table:style-name="ce277" office:value-type="float" office:value="5" calcext:value-type="float">
            <text:p>5</text:p>
          </table:table-cell>
          <table:table-cell table:style-name="ce258" office:value-type="string" calcext:value-type="string">
            <text:p>formula eEwr</text:p>
          </table:table-cell>
          <table:covered-table-cell/>
          <table:covered-table-cell table:style-name="ce258"/>
          <table:covered-table-cell table:number-columns-repeated="2"/>
          <table:table-cell table:style-name="ce267"/>
          <table:table-cell table:style-name="Default"/>
          <table:table-cell table:number-columns-repeated="2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19" calcext:value-type="date">
            <text:p>01/19/17</text:p>
          </table:table-cell>
          <table:table-cell table:style-name="ce278" office:value-type="float" office:value="0" calcext:value-type="float">
            <text:p>0</text:p>
          </table:table-cell>
          <table:table-cell table:style-name="ce258" office:value-type="string" calcext:value-type="string">
            <text:p>compilado3</text:p>
          </table:table-cell>
          <table:covered-table-cell table:style-name="ce231"/>
          <table:covered-table-cell table:style-name="ce258"/>
          <table:covered-table-cell table:number-columns-repeated="2"/>
          <table:table-cell table:style-name="ce271"/>
          <table:table-cell table:style-name="Default"/>
          <table:table-cell table:number-columns-repeated="2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20" calcext:value-type="date">
            <text:p>01/20/17</text:p>
          </table:table-cell>
          <table:table-cell table:style-name="ce278" office:value-type="float" office:value="0" calcext:value-type="float">
            <text:p>0</text:p>
          </table:table-cell>
          <table:table-cell table:style-name="ce258" office:value-type="string" calcext:value-type="string">
            <text:p>compilado4</text:p>
          </table:table-cell>
          <table:covered-table-cell table:style-name="ce231"/>
          <table:covered-table-cell table:style-name="ce258"/>
          <table:covered-table-cell table:number-columns-repeated="2"/>
          <table:table-cell table:style-name="ce271"/>
          <table:table-cell table:style-name="Default"/>
          <table:table-cell table:number-columns-repeated="2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20" calcext:value-type="date">
            <text:p>01/20/17</text:p>
          </table:table-cell>
          <table:table-cell table:style-name="ce278" office:value-type="float" office:value="0.6" calcext:value-type="float">
            <text:p>0.6</text:p>
          </table:table-cell>
          <table:table-cell table:style-name="ce258" office:value-type="string" calcext:value-type="string">
            <text:p>bootstrap</text:p>
          </table:table-cell>
          <table:covered-table-cell table:style-name="ce231"/>
          <table:covered-table-cell table:style-name="ce258"/>
          <table:covered-table-cell table:number-columns-repeated="2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20" calcext:value-type="date">
            <text:p>01/20/17</text:p>
          </table:table-cell>
          <table:table-cell table:style-name="ce278" office:value-type="float" office:value="1.1" calcext:value-type="float">
            <text:p>1.1</text:p>
          </table:table-cell>
          <table:table-cell table:style-name="ce258" office:value-type="string" calcext:value-type="string">
            <text:p>Task: Edit Data (1.1 follows content from index 1)</text:p>
          </table:table-cell>
          <table:covered-table-cell table:style-name="ce231"/>
          <table:table-cell table:style-name="ce210" office:value-type="float" office:value="2.2" calcext:value-type="float" table:number-columns-spanned="1" table:number-rows-spanned="33">
            <text:p>2.2</text:p>
          </table:table-cell>
          <table:covered-table-cell table:number-columns-repeated="2"/>
          <table:table-cell table:style-name="ce271" office:value-type="date" office:date-value="2017-01-20" calcext:value-type="date">
            <text:p>01/20/17</text:p>
          </table:table-cell>
          <table:table-cell table:number-columns-repeated="3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22" calcext:value-type="date">
            <text:p>01/22/17</text:p>
          </table:table-cell>
          <table:table-cell table:style-name="ce278" office:value-type="string" calcext:value-type="string">
            <text:p>f1</text:p>
          </table:table-cell>
          <table:table-cell table:style-name="ce282" office:value-type="string" calcext:value-type="string">
            <text:p>First stage 2201207 &amp; First-stage-22012017.css</text:p>
          </table:table-cell>
          <table:covered-table-cell table:style-name="ce231"/>
          <table:covered-table-cell table:style-name="ce210"/>
          <table:covered-table-cell/>
          <table:table-cell table:style-name="ce287" office:value-type="string" calcext:value-type="string" table:number-columns-spanned="1" table:number-rows-spanned="14">
            <text:p>PI2.0.1(V1.1)</text:p>
          </table:table-cell>
          <table:table-cell table:style-name="ce271" office:value-type="date" office:date-value="2017-01-22" calcext:value-type="date">
            <text:p>01/22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22" calcext:value-type="date">
            <text:p>01/22/17</text:p>
          </table:table-cell>
          <table:table-cell table:style-name="ce278" office:value-type="string" calcext:value-type="string">
            <text:p>----</text:p>
          </table:table-cell>
          <table:table-cell table:style-name="ce282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231"/>
          <table:covered-table-cell table:style-name="ce210"/>
          <table:covered-table-cell table:number-columns-repeated="2"/>
          <table:table-cell table:style-name="ce271" office:value-type="date" office:date-value="2017-01-22" calcext:value-type="date">
            <text:p>01/22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23" calcext:value-type="date">
            <text:p>01/23/17</text:p>
          </table:table-cell>
          <table:table-cell table:style-name="ce278" office:value-type="float" office:value="6" calcext:value-type="float">
            <text:p>6</text:p>
          </table:table-cell>
          <table:table-cell table:style-name="ce282" office:value-type="string" calcext:value-type="string">
            <text:p>0123, 01. 03</text:p>
          </table:table-cell>
          <table:covered-table-cell table:style-name="ce231"/>
          <table:covered-table-cell table:style-name="ce210"/>
          <table:covered-table-cell table:number-columns-repeated="2"/>
          <table:table-cell table:style-name="ce271"/>
          <table:table-cell table:style-name="Default"/>
          <table:table-cell table:number-columns-repeated="2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24" calcext:value-type="date">
            <text:p>01/24/17</text:p>
          </table:table-cell>
          <table:table-cell table:style-name="ce278" office:value-type="string" calcext:value-type="string">
            <text:p>----</text:p>
          </table:table-cell>
          <table:table-cell table:style-name="ce282" office:value-type="string" calcext:value-type="string">
            <text:p>Program(CGPsys) Sheet Added</text:p>
          </table:table-cell>
          <table:covered-table-cell table:style-name="ce231"/>
          <table:covered-table-cell table:style-name="ce210"/>
          <table:covered-table-cell table:number-columns-repeated="2"/>
          <table:table-cell table:style-name="ce271" office:value-type="date" office:date-value="2017-01-24" calcext:value-type="date">
            <text:p>01/24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25" calcext:value-type="date">
            <text:p>01/25/17</text:p>
          </table:table-cell>
          <table:table-cell table:style-name="ce278" office:value-type="float" office:value="0.7" calcext:value-type="float">
            <text:p>0.7</text:p>
          </table:table-cell>
          <table:table-cell table:style-name="ce282" office:value-type="string" calcext:value-type="string">
            <text:p>django overview</text:p>
          </table:table-cell>
          <table:covered-table-cell table:style-name="ce231"/>
          <table:covered-table-cell table:style-name="ce210"/>
          <table:covered-table-cell table:number-columns-repeated="2"/>
          <table:table-cell table:style-name="ce271"/>
          <table:table-cell table:style-name="Default"/>
          <table:table-cell table:number-columns-repeated="2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25" calcext:value-type="date">
            <text:p>01/25/17</text:p>
          </table:table-cell>
          <table:table-cell table:style-name="ce278" office:value-type="float" office:value="7" calcext:value-type="float">
            <text:p>7</text:p>
          </table:table-cell>
          <table:table-cell table:style-name="ce282" office:value-type="string" calcext:value-type="string">
            <text:p>11 &amp; 33</text:p>
          </table:table-cell>
          <table:covered-table-cell table:style-name="ce231"/>
          <table:covered-table-cell table:style-name="ce210"/>
          <table:covered-table-cell table:number-columns-repeated="2"/>
          <table:table-cell table:style-name="ce271"/>
          <table:table-cell table:style-name="Default"/>
          <table:table-cell table:number-columns-repeated="2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26" calcext:value-type="date">
            <text:p>01/26/17</text:p>
          </table:table-cell>
          <table:table-cell table:style-name="ce278" office:value-type="float" office:value="8" calcext:value-type="float">
            <text:p>8</text:p>
          </table:table-cell>
          <table:table-cell table:style-name="ce282" office:value-type="string" calcext:value-type="string">
            <text:p>white sheet 1</text:p>
          </table:table-cell>
          <table:covered-table-cell table:style-name="ce231"/>
          <table:covered-table-cell table:style-name="ce210"/>
          <table:covered-table-cell table:number-columns-repeated="2"/>
          <table:table-cell table:style-name="ce271"/>
          <table:table-cell table:style-name="Default"/>
          <table:table-cell table:number-columns-repeated="2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26" calcext:value-type="date">
            <text:p>01/26/17</text:p>
          </table:table-cell>
          <table:table-cell table:style-name="ce278" office:value-type="float" office:value="8" calcext:value-type="float">
            <text:p>8</text:p>
          </table:table-cell>
          <table:table-cell table:style-name="ce282" office:value-type="string" calcext:value-type="string">
            <text:p>nt pages 1 &amp; 2</text:p>
          </table:table-cell>
          <table:covered-table-cell table:style-name="ce231"/>
          <table:covered-table-cell table:style-name="ce210"/>
          <table:covered-table-cell table:number-columns-repeated="2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27" calcext:value-type="date">
            <text:p>01/27/17</text:p>
          </table:table-cell>
          <table:table-cell table:style-name="ce278" office:value-type="float" office:value="8" calcext:value-type="float">
            <text:p>8</text:p>
          </table:table-cell>
          <table:table-cell table:style-name="ce282" office:value-type="string" calcext:value-type="string">
            <text:p>white sheet 2</text:p>
          </table:table-cell>
          <table:covered-table-cell table:style-name="ce231"/>
          <table:covered-table-cell table:style-name="ce210"/>
          <table:covered-table-cell table:number-columns-repeated="2"/>
          <table:table-cell table:style-name="ce271"/>
          <table:table-cell table:style-name="Default"/>
          <table:table-cell table:number-columns-repeated="2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28" calcext:value-type="date">
            <text:p>01/28/17</text:p>
          </table:table-cell>
          <table:table-cell table:style-name="ce278" office:value-type="float" office:value="8" calcext:value-type="float">
            <text:p>8</text:p>
          </table:table-cell>
          <table:table-cell table:style-name="ce258" office:value-type="string" calcext:value-type="string">
            <text:p>white sheet 3</text:p>
          </table:table-cell>
          <table:covered-table-cell table:style-name="ce231"/>
          <table:covered-table-cell table:style-name="ce210"/>
          <table:covered-table-cell table:number-columns-repeated="2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29" calcext:value-type="date">
            <text:p>01/29/17</text:p>
          </table:table-cell>
          <table:table-cell table:style-name="ce278" office:value-type="float" office:value="8" calcext:value-type="float">
            <text:p>8</text:p>
          </table:table-cell>
          <table:table-cell table:style-name="ce282" office:value-type="string" calcext:value-type="string">
            <text:p>white sheet 4</text:p>
          </table:table-cell>
          <table:covered-table-cell table:style-name="ce231"/>
          <table:covered-table-cell table:style-name="ce210"/>
          <table:covered-table-cell table:number-columns-repeated="2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29" calcext:value-type="date">
            <text:p>01/29/17</text:p>
          </table:table-cell>
          <table:table-cell table:style-name="ce278" office:value-type="float" office:value="9" calcext:value-type="float">
            <text:p>9</text:p>
          </table:table-cell>
          <table:table-cell table:style-name="ce282" office:value-type="string" calcext:value-type="string">
            <text:p>nothingness</text:p>
          </table:table-cell>
          <table:covered-table-cell table:style-name="ce231"/>
          <table:covered-table-cell table:style-name="ce210"/>
          <table:covered-table-cell table:number-columns-repeated="2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0.1</text:p>
          </table:table-cell>
          <table:table-cell table:style-name="ce271" office:value-type="date" office:date-value="2017-01-30" calcext:value-type="date">
            <text:p>01/30/17</text:p>
          </table:table-cell>
          <table:table-cell table:style-name="ce278" office:value-type="float" office:value="10" calcext:value-type="float">
            <text:p>10</text:p>
          </table:table-cell>
          <table:table-cell table:style-name="ce282" office:value-type="string" calcext:value-type="string">
            <text:p>white sheet 5</text:p>
          </table:table-cell>
          <table:covered-table-cell table:style-name="ce231"/>
          <table:covered-table-cell table:style-name="ce210"/>
          <table:covered-table-cell table:number-columns-repeated="2"/>
          <table:table-cell table:style-name="ce271"/>
          <table:table-cell table:number-columns-repeated="3"/>
        </table:table-row>
        <table:table-row table:style-name="ro1">
          <table:table-cell table:style-name="ce252" office:value-type="string" calcext:value-type="string">
            <text:p>PI2.0.1</text:p>
          </table:table-cell>
          <table:table-cell table:style-name="ce272" office:value-type="date" office:date-value="2017-01-31" calcext:value-type="date">
            <text:p>01/31/17</text:p>
          </table:table-cell>
          <table:table-cell table:style-name="ce279" office:value-type="float" office:value="11" calcext:value-type="float">
            <text:p>11</text:p>
          </table:table-cell>
          <table:table-cell table:style-name="ce283" office:value-type="string" calcext:value-type="string">
            <text:p>white sheet 6 &amp; 7</text:p>
          </table:table-cell>
          <table:covered-table-cell table:style-name="ce231"/>
          <table:covered-table-cell table:style-name="ce210"/>
          <table:covered-table-cell table:number-columns-repeated="2"/>
          <table:table-cell table:style-name="ce271" office:value-type="date" office:date-value="2017-01-31" calcext:value-type="date">
            <text:p>01/31/17</text:p>
          </table:table-cell>
          <table:table-cell table:number-columns-repeated="3"/>
        </table:table-row>
        <table:table-row table:style-name="ro1">
          <table:table-cell table:style-name="ce250" office:value-type="string" calcext:value-type="string">
            <text:p>PI2.1</text:p>
          </table:table-cell>
          <table:table-cell table:style-name="ce266" office:value-type="date" office:date-value="2017-02-01" calcext:value-type="date">
            <text:p>02/01/17</text:p>
          </table:table-cell>
          <table:table-cell table:style-name="ce276" office:value-type="string" calcext:value-type="string">
            <text:p>----</text:p>
          </table:table-cell>
          <table:table-cell table:style-name="ce281" office:value-type="string" calcext:value-type="string">
            <text:p>Updated to PI2.1.ods: + version 2.1 sheet, - index, - PI2.0.1</text:p>
          </table:table-cell>
          <table:table-cell table:style-name="ce210" office:value-type="float" office:value="2.1" calcext:value-type="float" table:number-columns-spanned="1" table:number-rows-spanned="46">
            <text:p>2.1</text:p>
          </table:table-cell>
          <table:covered-table-cell table:style-name="ce210"/>
          <table:table-cell table:style-name="ce210" office:value-type="string" calcext:value-type="string" table:number-columns-spanned="1" table:number-rows-spanned="45">
            <text:p>Fevereiro</text:p>
          </table:table-cell>
          <table:table-cell table:style-name="ce287" office:value-type="string" calcext:value-type="string" table:number-columns-spanned="1" table:number-rows-spanned="46">
            <text:p>PI2.1</text:p>
          </table:table-cell>
          <table:table-cell table:style-name="ce271" office:value-type="date" office:date-value="2017-02-01" calcext:value-type="date">
            <text:p>02/01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231" office:value-type="string" calcext:value-type="string">
            <text:p>PI2.1</text:p>
          </table:table-cell>
          <table:table-cell table:style-name="ce271" office:value-type="date" office:date-value="2017-02-01" calcext:value-type="date">
            <text:p>02/01/17</text:p>
          </table:table-cell>
          <table:table-cell table:style-name="ce278" office:value-type="string" calcext:value-type="string">
            <text:p>----</text:p>
          </table:table-cell>
          <table:table-cell table:style-name="ce284" office:value-type="string" calcext:value-type="string">
            <text:p>Wt sheet (worktime)</text:p>
          </table:table-cell>
          <table:covered-table-cell table:number-columns-repeated="3" table:style-name="ce210"/>
          <table:covered-table-cell table:style-name="ce287"/>
          <table:table-cell table:style-name="ce271"/>
          <table:table-cell table:number-columns-repeated="3"/>
        </table:table-row>
        <table:table-row table:style-name="ro1">
          <table:table-cell table:style-name="ce231" office:value-type="string" calcext:value-type="string">
            <text:p>PI2.1</text:p>
          </table:table-cell>
          <table:table-cell table:style-name="ce271" office:value-type="date" office:date-value="2017-02-01" calcext:value-type="date">
            <text:p>02/01/17</text:p>
          </table:table-cell>
          <table:table-cell table:style-name="ce278" office:value-type="string" calcext:value-type="string">
            <text:p>0.0.2</text:p>
          </table:table-cell>
          <table:table-cell table:style-name="ce284" office:value-type="string" calcext:value-type="string">
            <text:p>PI2.1 directory</text:p>
          </table:table-cell>
          <table:covered-table-cell table:number-columns-repeated="3" table:style-name="ce210"/>
          <table:covered-table-cell table:style-name="ce287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01" calcext:value-type="date">
            <text:p>02/01/17</text:p>
          </table:table-cell>
          <table:table-cell table:style-name="ce278" office:value-type="string" calcext:value-type="string">
            <text:p>f1</text:p>
          </table:table-cell>
          <table:table-cell table:style-name="ce282" office:value-type="string" calcext:value-type="string">
            <text:p>moved to PI2.1/PI2.0.1/first stage</text:p>
          </table:table-cell>
          <table:covered-table-cell table:style-name="ce231"/>
          <table:covered-table-cell table:style-name="ce210"/>
          <table:covered-table-cell table:style-name="ce209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01" calcext:value-type="date">
            <text:p>02/01/17</text:p>
          </table:table-cell>
          <table:table-cell table:style-name="ce278" office:value-type="float" office:value="0.1" calcext:value-type="float">
            <text:p>0.1</text:p>
          </table:table-cell>
          <table:table-cell table:style-name="ce282" office:value-type="string" calcext:value-type="string">
            <text:p>reviewd, created git text/file</text:p>
          </table:table-cell>
          <table:covered-table-cell table:style-name="ce231"/>
          <table:covered-table-cell table:style-name="ce210"/>
          <table:covered-table-cell table:style-name="ce209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02" calcext:value-type="date">
            <text:p>02/02/17</text:p>
          </table:table-cell>
          <table:table-cell table:style-name="ce278" office:value-type="string" calcext:value-type="string">
            <text:p>----</text:p>
          </table:table-cell>
          <table:table-cell table:style-name="ce282" office:value-type="string" calcext:value-type="string">
            <text:p>created “files” sheet</text:p>
          </table:table-cell>
          <table:covered-table-cell table:style-name="ce231"/>
          <table:covered-table-cell table:style-name="ce210"/>
          <table:covered-table-cell table:style-name="ce209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02" calcext:value-type="date">
            <text:p>02/02/17</text:p>
          </table:table-cell>
          <table:table-cell table:style-name="ce278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231"/>
          <table:covered-table-cell table:style-name="ce210"/>
          <table:covered-table-cell table:style-name="ce209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02" calcext:value-type="date">
            <text:p>02/02/17</text:p>
          </table:table-cell>
          <table:table-cell table:style-name="ce278" office:value-type="float" office:value="12" calcext:value-type="float">
            <text:p>12</text:p>
          </table:table-cell>
          <table:table-cell table:style-name="ce230" office:value-type="string" calcext:value-type="string">
            <text:p>compile</text:p>
          </table:table-cell>
          <table:covered-table-cell table:style-name="ce231"/>
          <table:covered-table-cell table:style-name="ce210"/>
          <table:covered-table-cell table:style-name="ce209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3-03" calcext:value-type="date">
            <text:p>03/03/17</text:p>
          </table:table-cell>
          <table:table-cell table:style-name="ce278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231"/>
          <table:covered-table-cell table:style-name="ce210"/>
          <table:covered-table-cell table:style-name="ce209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1-03" calcext:value-type="date">
            <text:p>01/03/17</text:p>
          </table:table-cell>
          <table:table-cell table:style-name="ce278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231"/>
          <table:covered-table-cell table:style-name="ce210"/>
          <table:covered-table-cell table:style-name="ce209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1-06" calcext:value-type="date">
            <text:p>01/06/17</text:p>
          </table:table-cell>
          <table:table-cell table:style-name="ce278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31"/>
          <table:covered-table-cell table:style-name="ce210"/>
          <table:covered-table-cell table:style-name="ce209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07" calcext:value-type="date">
            <text:p>02/07/17</text:p>
          </table:table-cell>
          <table:table-cell table:style-name="ce278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 office:value-type="date" office:date-value="2017-02-07" calcext:value-type="date">
            <text:p>02/07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07" calcext:value-type="date">
            <text:p>02/07/17</text:p>
          </table:table-cell>
          <table:table-cell table:style-name="ce278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 office:value-type="date" office:date-value="2017-02-07" calcext:value-type="date">
            <text:p>02/07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07" calcext:value-type="date">
            <text:p>02/07/17</text:p>
          </table:table-cell>
          <table:table-cell table:style-name="ce278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08" calcext:value-type="date">
            <text:p>02/08/17</text:p>
          </table:table-cell>
          <table:table-cell table:style-name="ce278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09" calcext:value-type="date">
            <text:p>02/09/17</text:p>
          </table:table-cell>
          <table:table-cell table:style-name="ce278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1-10" calcext:value-type="date">
            <text:p>01/10/17</text:p>
          </table:table-cell>
          <table:table-cell table:style-name="ce278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1-10" calcext:value-type="date">
            <text:p>01/10/17</text:p>
          </table:table-cell>
          <table:table-cell table:style-name="ce278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1-11" calcext:value-type="date">
            <text:p>01/1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231"/>
          <table:table-cell table:style-name="ce210" office:value-type="float" office:value="3" calcext:value-type="float" table:number-columns-spanned="1" table:number-rows-spanned="53">
            <text:p>3</text:p>
          </table:table-cell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1-11" calcext:value-type="date">
            <text:p>01/1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1-11" calcext:value-type="date">
            <text:p>01/11/17</text:p>
          </table:table-cell>
          <table:table-cell office:value-type="float" office:value="1.2" calcext:value-type="float">
            <text:p>1.2</text:p>
          </table:table-cell>
          <table:table-cell table:style-name="ce231" office:value-type="string" calcext:value-type="string">
            <text:p>Insert e format OC&amp;d into 1.1 according to it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1-11" calcext:value-type="date">
            <text:p>01/11/17</text:p>
          </table:table-cell>
          <table:table-cell office:value-type="float" office:value="2.1" calcext:value-type="float">
            <text:p>2.1</text:p>
          </table:table-cell>
          <table:table-cell table:style-name="ce230" office:value-type="string" calcext:value-type="string">
            <text:p>Publish content prepared in PI2.2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1-12" calcext:value-type="date">
            <text:p>01/12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1-13" calcext:value-type="date">
            <text:p>01/13/17</text:p>
          </table:table-cell>
          <table:table-cell office:value-type="string" calcext:value-type="string">
            <text:p>0.0.1</text:p>
          </table:table-cell>
          <table:table-cell table:style-name="ce230" office:value-type="string" calcext:value-type="string">
            <text:p>ktpc(firstwrk)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1-14" calcext:value-type="date">
            <text:p>01/14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15" calcext:value-type="date">
            <text:p>02/15/17</text:p>
          </table:table-cell>
          <table:table-cell office:value-type="string" calcext:value-type="string">
            <text:p>0.0.1</text:p>
          </table:table-cell>
          <table:table-cell table:style-name="ce230" office:value-type="string" calcext:value-type="string">
            <text:p>ktpc(firstwrk)bash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16" calcext:value-type="date">
            <text:p>02/16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16" calcext:value-type="date">
            <text:p>02/16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17" calcext:value-type="date">
            <text:p>02/17/17</text:p>
          </table:table-cell>
          <table:table-cell office:value-type="float" office:value="1" calcext:value-type="float">
            <text:p>1</text:p>
          </table:table-cell>
          <table:table-cell table:style-name="ce230" office:value-type="string" calcext:value-type="string">
            <text:p><text:s/>Index 01 first Review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17" calcext:value-type="date">
            <text:p>02/17/17</text:p>
          </table:table-cell>
          <table:table-cell office:value-type="string" calcext:value-type="string">
            <text:p>0.0.2</text:p>
          </table:table-cell>
          <table:table-cell table:style-name="ce230" office:value-type="string" calcext:value-type="string">
            <text:p>CP Organize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table:style-name="ce230" office:value-type="string" calcext:value-type="string">
            <text:p>bckp pictures, oc&amp;d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18" calcext:value-type="date">
            <text:p>02/18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 office:value-type="date" office:date-value="2017-02-18" calcext:value-type="date">
            <text:p>02/18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19" calcext:value-type="date">
            <text:p>02/19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20" calcext:value-type="date">
            <text:p>02/20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21" calcext:value-type="date">
            <text:p>02/21/17</text:p>
          </table:table-cell>
          <table:table-cell office:value-type="float" office:value="1" calcext:value-type="float">
            <text:p>1</text:p>
          </table:table-cell>
          <table:table-cell table:style-name="ce230" office:value-type="string" calcext:value-type="string">
            <text:p>CP Organize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22" calcext:value-type="date">
            <text:p>02/22/17</text:p>
          </table:table-cell>
          <table:table-cell office:value-type="float" office:value="1" calcext:value-type="float">
            <text:p>1</text:p>
          </table:table-cell>
          <table:table-cell table:style-name="ce230" office:value-type="string" calcext:value-type="string">
            <text:p>CP Organize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23" calcext:value-type="date">
            <text:p>02/23/17</text:p>
          </table:table-cell>
          <table:table-cell office:value-type="float" office:value="1" calcext:value-type="float">
            <text:p>1</text:p>
          </table:table-cell>
          <table:table-cell table:style-name="ce230" office:value-type="string" calcext:value-type="string">
            <text:p>CP Organize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24" calcext:value-type="date">
            <text:p>02/24/17</text:p>
          </table:table-cell>
          <table:table-cell office:value-type="float" office:value="1" calcext:value-type="float">
            <text:p>1</text:p>
          </table:table-cell>
          <table:table-cell table:style-name="ce230" office:value-type="string" calcext:value-type="string">
            <text:p>CP Organize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25" calcext:value-type="date">
            <text:p>02/25/17</text:p>
          </table:table-cell>
          <table:table-cell office:value-type="float" office:value="1" calcext:value-type="float">
            <text:p>1</text:p>
          </table:table-cell>
          <table:table-cell table:style-name="ce230" office:value-type="string" calcext:value-type="string">
            <text:p>CP Organize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26" calcext:value-type="date">
            <text:p>02/26/17</text:p>
          </table:table-cell>
          <table:table-cell office:value-type="float" office:value="1" calcext:value-type="float">
            <text:p>1</text:p>
          </table:table-cell>
          <table:table-cell table:style-name="ce230" office:value-type="string" calcext:value-type="string">
            <text:p>CP Organize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27" calcext:value-type="date">
            <text:p>02/27/17</text:p>
          </table:table-cell>
          <table:table-cell office:value-type="float" office:value="1" calcext:value-type="float">
            <text:p>1</text:p>
          </table:table-cell>
          <table:table-cell table:style-name="ce230" office:value-type="string" calcext:value-type="string">
            <text:p>PI content review read, and online related content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28" calcext:value-type="date">
            <text:p>02/28/17</text:p>
          </table:table-cell>
          <table:table-cell office:value-type="float" office:value="1" calcext:value-type="float">
            <text:p>1</text:p>
          </table:table-cell>
          <table:table-cell table:style-name="ce230" office:value-type="string" calcext:value-type="string">
            <text:p>Spc 28022017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28" calcext:value-type="date">
            <text:p>02/28/17</text:p>
          </table:table-cell>
          <table:table-cell office:value-type="float" office:value="2" calcext:value-type="float">
            <text:p>2</text:p>
          </table:table-cell>
          <table:table-cell table:style-name="ce230" office:value-type="string" calcext:value-type="string">
            <text:p>Next-steps-28022017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1</text:p>
          </table:table-cell>
          <table:table-cell table:style-name="ce271" office:value-type="date" office:date-value="2017-02-28" calcext:value-type="date">
            <text:p>02/28/17</text:p>
          </table:table-cell>
          <table:table-cell office:value-type="string" calcext:value-type="string">
            <text:p>----</text:p>
          </table:table-cell>
          <table:table-cell table:style-name="ce230" office:value-type="string" calcext:value-type="string">
            <text:p>PI 2.1: last review of wt, version 2.1, &amp; progress</text:p>
          </table:table-cell>
          <table:covered-table-cell table:style-name="ce231"/>
          <table:covered-table-cell table:style-name="ce210"/>
          <table:covered-table-cell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31" office:value-type="string" calcext:value-type="string">
            <text:p>PI2.1</text:p>
          </table:table-cell>
          <table:table-cell table:style-name="ce273" office:value-type="date" office:date-value="2017-03-01" calcext:value-type="date">
            <text:p>03/01/17</text:p>
          </table:table-cell>
          <table:table-cell table:style-name="ce231" office:value-type="string" calcext:value-type="string">
            <text:p>----</text:p>
          </table:table-cell>
          <table:table-cell table:style-name="ce231" office:value-type="string" calcext:value-type="string">
            <text:p>Organize: nrsdirectory, Documentos de Texto</text:p>
          </table:table-cell>
          <table:covered-table-cell table:number-columns-repeated="2" table:style-name="ce210"/>
          <table:table-cell table:style-name="ce210" office:value-type="string" calcext:value-type="string" table:number-columns-spanned="1" table:number-rows-spanned="26">
            <text:p>Março</text:p>
          </table:table-cell>
          <table:covered-table-cell table:style-name="ce287"/>
          <table:table-cell table:style-name="ce271"/>
          <table:table-cell table:number-columns-repeated="3"/>
        </table:table-row>
        <table:table-row table:style-name="ro1">
          <table:table-cell table:style-name="ce250" office:value-type="string" calcext:value-type="string">
            <text:p>PI2.2</text:p>
          </table:table-cell>
          <table:table-cell table:style-name="ce266" office:value-type="date" office:date-value="2017-03-03" calcext:value-type="date">
            <text:p>03/03/17</text:p>
          </table:table-cell>
          <table:table-cell table:style-name="ce225" office:value-type="string" calcext:value-type="string">
            <text:p>----</text:p>
          </table:table-cell>
          <table:table-cell table:style-name="ce256" office:value-type="string" calcext:value-type="string">
            <text:p>PI update: version 2.2, Wt 2.2, CGPs, OC&amp;d</text:p>
          </table:table-cell>
          <table:table-cell table:style-name="ce210" office:value-type="float" office:value="2.2" calcext:value-type="float" table:number-columns-spanned="1" table:number-rows-spanned="25">
            <text:p>2.2</text:p>
          </table:table-cell>
          <table:covered-table-cell table:style-name="ce210"/>
          <table:covered-table-cell table:style-name="ce286"/>
          <table:table-cell table:style-name="ce210" office:value-type="string" calcext:value-type="string" table:number-columns-spanned="1" table:number-rows-spanned="25">
            <text:p>PI 2.2</text:p>
          </table:table-cell>
          <table:table-cell table:style-name="ce271" office:value-type="date" office:date-value="2017-03-03" calcext:value-type="date">
            <text:p>03/03/17</text:p>
          </table:table-cell>
          <table:table-cell office:value-type="string" calcext:value-type="string">
            <text:p>Version 2.3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71" office:value-type="date" office:date-value="2017-03-03" calcext:value-type="date">
            <text:p>03/03/17</text:p>
          </table:table-cell>
          <table:table-cell table:style-name="ce231" office:value-type="float" office:value="2.2" calcext:value-type="float">
            <text:p>2.2</text:p>
          </table:table-cell>
          <table:table-cell table:style-name="ce258" office:value-type="string" calcext:value-type="string">
            <text:p>C1 Sheet: Compilado1 ~ Controle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71" office:value-type="date" office:date-value="2017-03-03" calcext:value-type="date">
            <text:p>03/03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*tct 0: pi machine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71" office:value-type="date" office:date-value="2017-03-04" calcext:value-type="date">
            <text:p>03/04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sheets(C1, C2t), *Tct(3. 4), C2t, Grande Compilado-V1-2(nrs).odt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 office:value-type="date" office:date-value="2017-03-04" calcext:value-type="date">
            <text:p>03/04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71" office:value-type="date" office:date-value="2017-03-05" calcext:value-type="date">
            <text:p>03/05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Gct, B00k sheet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 office:value-type="date" office:date-value="2017-03-05" calcext:value-type="date">
            <text:p>03/05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71" office:value-type="date" office:date-value="2017-03-05" calcext:value-type="date">
            <text:p>03/05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LWC copy(textos/6 &amp; PI 2.2)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71" office:value-type="date" office:date-value="2017-03-05" calcext:value-type="date">
            <text:p>03/05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Check files sheet, nrs/txt backup(files)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71" office:value-type="date" office:date-value="2017-03-06" calcext:value-type="date">
            <text:p>03/06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computer config, Index 2.1: LWC-nrsv1, B00k sheet, b00k.ods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 office:value-type="date" office:date-value="2017-03-06" calcext:value-type="date">
            <text:p>03/06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71" office:value-type="date" office:date-value="2017-03-07" calcext:value-type="date">
            <text:p>03/07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computer config, Index 2.1: LWC-nrsv1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71" office:value-type="date" office:date-value="2017-03-07" calcext:value-type="date">
            <text:p>03/07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computer config(*tct0)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67" office:value-type="date" office:date-value="2017-03-08" calcext:value-type="date">
            <text:p>03/08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processing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67" office:value-type="date" office:date-value="2017-03-09" calcext:value-type="date">
            <text:p>03/09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processing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67" office:value-type="date" office:date-value="2017-03-10" calcext:value-type="date">
            <text:p>03/10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processing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67" office:value-type="date" office:date-value="2017-03-11" calcext:value-type="date">
            <text:p>03/11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processing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67" office:value-type="date" office:date-value="2017-03-12" calcext:value-type="date">
            <text:p>03/12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processing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67" office:value-type="date" office:date-value="2017-03-13" calcext:value-type="date">
            <text:p>03/13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processing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67" office:value-type="date" office:date-value="2017-03-14" calcext:value-type="date">
            <text:p>03/14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4|4 project, deep space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67" office:value-type="date" office:date-value="2017-03-15" calcext:value-type="date">
            <text:p>03/15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4|4 project, resultados, deep space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67" office:value-type="date" office:date-value="2017-03-25" calcext:value-type="date">
            <text:p>03/25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N4_projects 24032017, B00k sheet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67" office:value-type="date" office:date-value="2017-03-25" calcext:value-type="date">
            <text:p>03/25/17</text:p>
          </table:table-cell>
          <table:table-cell table:style-name="ce231" office:value-type="float" office:value="2.1" calcext:value-type="float">
            <text:p>2.1</text:p>
          </table:table-cell>
          <table:table-cell office:value-type="string" calcext:value-type="string">
            <text:p>N4_projects 24032017, C2t, C2t sheet, B00k sheet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67" office:value-type="date" office:date-value="2017-03-30" calcext:value-type="date">
            <text:p>03/30/17</text:p>
          </table:table-cell>
          <table:table-cell table:style-name="ce231" office:value-type="float" office:value="2.3" calcext:value-type="float">
            <text:p>2.3</text:p>
          </table:table-cell>
          <table:table-cell office:value-type="string" calcext:value-type="string">
            <text:p>N4_projects: digitalization prepare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67" office:value-type="date" office:date-value="2017-03-31" calcext:value-type="date">
            <text:p>03/31/17</text:p>
          </table:table-cell>
          <table:table-cell table:style-name="ce231" office:value-type="float" office:value="2.3" calcext:value-type="float">
            <text:p>2.3</text:p>
          </table:table-cell>
          <table:table-cell office:value-type="string" calcext:value-type="string">
            <text:p>N4_projects: digitalization prepare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 office:value-type="string" calcext:value-type="string">
            <text:p>PI2.2</text:p>
          </table:table-cell>
          <table:table-cell table:style-name="ce267" office:value-type="date" office:date-value="2017-03-31" calcext:value-type="date">
            <text:p>03/31/17</text:p>
          </table:table-cell>
          <table:table-cell table:style-name="ce231" office:value-type="float" office:value="2.3" calcext:value-type="float">
            <text:p>2.3</text:p>
          </table:table-cell>
          <table:table-cell office:value-type="string" calcext:value-type="string">
            <text:p>N4_projects: digitalization init, digitalized (dir)</text:p>
          </table:table-cell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1"/>
          <table:table-cell table:style-name="ce271"/>
          <table:table-cell table:style-name="ce231"/>
          <table:table-cell/>
          <table:covered-table-cell table:style-name="ce241"/>
          <table:covered-table-cell table:style-name="ce210"/>
          <table:covered-table-cell table:style-name="ce286"/>
          <table:covered-table-cell table:style-name="ce218"/>
          <table:table-cell table:style-name="ce271"/>
          <table:table-cell table:number-columns-repeated="3"/>
        </table:table-row>
        <table:table-row table:style-name="ro1">
          <table:table-cell table:style-name="ce252"/>
          <table:table-cell table:style-name="ce272" table:number-columns-repeated="2"/>
          <table:table-cell table:style-name="ce259"/>
          <table:covered-table-cell table:style-name="ce243"/>
          <table:covered-table-cell table:style-name="ce259"/>
          <table:covered-table-cell table:style-name="ce286"/>
          <table:covered-table-cell table:style-name="ce219"/>
          <table:table-cell table:style-name="ce27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ce261"/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231"/>
          <table:table-cell table:number-columns-repeated="8"/>
        </table:table-row>
        <table:table-row table:style-name="ro1" table:number-rows-repeated="104847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2.2" table:style-name="ta1">
        <office:forms form:automatic-focus="false" form:apply-design-mode="false"/>
        <table:table-column table:style-name="co99" table:default-cell-style-name="ce295"/>
        <table:table-column table:style-name="co85" table:default-cell-style-name="ce295"/>
        <table:table-column table:style-name="co100" table:default-cell-style-name="ce295"/>
        <table:table-column table:style-name="co101" table:default-cell-style-name="ce295"/>
        <table:table-column table:style-name="co90" table:default-cell-style-name="ce295"/>
        <table:table-column table:style-name="co102" table:default-cell-style-name="ce295"/>
        <table:table-column table:style-name="co13" table:default-cell-style-name="ce254"/>
        <table:table-column table:style-name="co13" table:default-cell-style-name="ce295"/>
        <table:table-column table:style-name="co13" table:default-cell-style-name="ce358"/>
        <table:table-column table:style-name="co13" table:number-columns-repeated="7" table:default-cell-style-name="Default"/>
        <table:table-row table:style-name="ro1">
          <table:table-cell table:style-name="ce316" office:value-type="string" calcext:value-type="string">
            <text:p>Version</text:p>
          </table:table-cell>
          <table:table-cell table:style-name="ce316" office:value-type="string" calcext:value-type="string">
            <text:p>start</text:p>
          </table:table-cell>
          <table:table-cell table:style-name="ce316" office:value-type="string" calcext:value-type="string">
            <text:p>date</text:p>
          </table:table-cell>
          <table:table-cell table:style-name="ce316" office:value-type="string" calcext:value-type="string">
            <text:p>description</text:p>
          </table:table-cell>
          <table:table-cell table:style-name="ce316" office:value-type="string" calcext:value-type="string">
            <text:p>pause</text:p>
          </table:table-cell>
          <table:table-cell table:style-name="ce316" office:value-type="string" calcext:value-type="string">
            <text:p>work time</text:p>
          </table:table-cell>
          <table:table-cell table:style-name="ce240" office:value-type="string" calcext:value-type="string">
            <text:p>day to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wrk.odt</text:p>
          </table:table-cell>
          <table:table-cell table:style-name="ce352" office:value-type="time" office:time-value="PT17H57M00S" calcext:value-type="time">
            <text:p>17:57:00</text:p>
          </table:table-cell>
          <table:table-cell table:style-name="ce333" office:value-type="date" office:date-value="2017-02-01" calcext:value-type="date">
            <text:p>02/01/17</text:p>
          </table:table-cell>
          <table:table-cell office:value-type="string" calcext:value-type="string">
            <text:p>Firstwrk.odt, python shutil</text:p>
          </table:table-cell>
          <table:table-cell table:style-name="ce352" office:value-type="time" office:time-value="PT18H26M00S" calcext:value-type="time">
            <text:p>18:26:00</text:p>
          </table:table-cell>
          <table:table-cell table:style-name="ce352" table:formula="of:=-['Wt 2.2'.B2]+['Wt 2.2'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8H26M00S" calcext:value-type="time">
            <text:p>18:26:00</text:p>
          </table:table-cell>
          <table:table-cell table:style-name="ce333" office:value-type="date" office:date-value="2017-02-01" calcext:value-type="date">
            <text:p>02/01/17</text:p>
          </table:table-cell>
          <table:table-cell office:value-type="string" calcext:value-type="string">
            <text:p>PI 2.1 wt sheet, Firstwrk.odt, python shutil</text:p>
          </table:table-cell>
          <table:table-cell table:style-name="ce352" office:value-type="time" office:time-value="PT18H39M00S" calcext:value-type="time">
            <text:p>18:39:00</text:p>
          </table:table-cell>
          <table:table-cell table:style-name="ce352" table:formula="of:=-['Wt 2.2'.B3]+['Wt 2.2'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3H17M00S" calcext:value-type="time">
            <text:p>23:17:00</text:p>
          </table:table-cell>
          <table:table-cell table:style-name="ce333" office:value-type="date" office:date-value="2017-02-01" calcext:value-type="date">
            <text:p>02/01/17</text:p>
          </table:table-cell>
          <table:table-cell office:value-type="string" calcext:value-type="string">
            <text:p>wt sheet, Index(f1), PI2.1 folder creation,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52" table:formula="of:=-['Wt 2.2'.B4]+['Wt 2.2'.E4]" office:value-type="time" office:time-value="-PT23H17M00S" calcext:value-type="time">
            <text:p>00:43:00</text:p>
          </table:table-cell>
          <table:table-cell table:style-name="ce352" table:formula="of:=SUM(['Wt 2.2'.F2:.F4])" office:value-type="time" office:time-value="-PT22H35M00S" calcext:value-type="time">
            <text:p>01:2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352" office:value-type="time" office:time-value="PT00H33M00S" calcext:value-type="time">
            <text:p>00:33:00</text:p>
          </table:table-cell>
          <table:table-cell table:style-name="ce352" table:formula="of:=-['Wt 2.2'.B5]+['Wt 2.2'.E5]" office:value-type="time" office:time-value="PT00H33M00S" calcext:value-type="time">
            <text:p>00:33:00</text:p>
          </table:table-cell>
          <table:table-cell table:style-name="ce352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3H17M00S" calcext:value-type="time">
            <text:p>23:17:00</text:p>
          </table:table-cell>
          <table:table-cell table:style-name="ce333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52" table:formula="of:=-['Wt 2.2'.B6]+['Wt 2.2'.E6]" office:value-type="time" office:time-value="-PT23H17M00S" calcext:value-type="time">
            <text:p>00:43:00</text:p>
          </table:table-cell>
          <table:table-cell table:style-name="ce355" table:formula="of:=SUM(['Wt 2.2'.F5:.F6])" office:value-type="time" office:time-value="-PT22H44M00S" calcext:value-type="time">
            <text:p>01:16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2-03" calcext:value-type="date">
            <text:p>02/03/17</text:p>
          </table:table-cell>
          <table:table-cell office:value-type="string" calcext:value-type="string">
            <text:p>Xv1###|03vX</text:p>
          </table:table-cell>
          <table:table-cell table:style-name="ce352" office:value-type="time" office:time-value="PT00H37M00S" calcext:value-type="time">
            <text:p>00:37:00</text:p>
          </table:table-cell>
          <table:table-cell table:style-name="ce352" table:formula="of:=-['Wt 2.2'.B7]+['Wt 2.2'.E7]" office:value-type="time" office:time-value="PT00H37M00S" calcext:value-type="time">
            <text:p>00:37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5H38M00S" calcext:value-type="time">
            <text:p>15:38:00</text:p>
          </table:table-cell>
          <table:table-cell table:style-name="ce333" office:value-type="date" office:date-value="2017-02-03" calcext:value-type="date">
            <text:p>02/03/17</text:p>
          </table:table-cell>
          <table:table-cell office:value-type="string" calcext:value-type="string">
            <text:p>CGP03022017</text:p>
          </table:table-cell>
          <table:table-cell table:style-name="ce352" office:value-type="time" office:time-value="PT16H10M00S" calcext:value-type="time">
            <text:p>16:10:00</text:p>
          </table:table-cell>
          <table:table-cell table:style-name="ce352" table:formula="of:=-['Wt 2.2'.B8]+['Wt 2.2'.E8]" office:value-type="time" office:time-value="PT00H32M00S" calcext:value-type="time">
            <text:p>00:32:00</text:p>
          </table:table-cell>
          <table:table-cell table:style-name="ce355" table:formula="of:=SUM(['Wt 2.2'.F7:.F8])" office:value-type="time" office:time-value="PT01H09M00S" calcext:value-type="time">
            <text:p>01:09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1H15M00S" calcext:value-type="time">
            <text:p>21:15:00</text:p>
          </table:table-cell>
          <table:table-cell table:style-name="ce333" office:value-type="date" office:date-value="2017-02-06" calcext:value-type="date">
            <text:p>02/06/17</text:p>
          </table:table-cell>
          <table:table-cell office:value-type="string" calcext:value-type="string">
            <text:p>CGPs(2.0)</text:p>
          </table:table-cell>
          <table:table-cell table:style-name="ce352" office:value-type="time" office:time-value="PT21H56M00S" calcext:value-type="time">
            <text:p>21:56:00</text:p>
          </table:table-cell>
          <table:table-cell table:style-name="ce352" table:formula="of:=-['Wt 2.2'.B9]+['Wt 2.2'.E9]" office:value-type="time" office:time-value="PT00H41M00S" calcext:value-type="time">
            <text:p>00:41:00</text:p>
          </table:table-cell>
          <table:table-cell table:style-name="ce355" table:formula="of:=SUM(['Wt 2.2'.F9:.F9])" office:value-type="time" office:time-value="PT00H41M00S" calcext:value-type="time">
            <text:p>00:41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4H32M00S" calcext:value-type="time">
            <text:p>14:32:00</text:p>
          </table:table-cell>
          <table:table-cell table:style-name="ce333" office:value-type="date" office:date-value="2017-02-07" calcext:value-type="date">
            <text:p>02/07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352" office:value-type="time" office:time-value="PT15H25M00S" calcext:value-type="time">
            <text:p>15:25:00</text:p>
          </table:table-cell>
          <table:table-cell table:style-name="ce352" table:formula="of:=-['Wt 2.2'.B10]+['Wt 2.2'.E10]" office:value-type="time" office:time-value="PT00H53M00S" calcext:value-type="time">
            <text:p>00:53:00</text:p>
          </table:table-cell>
          <table:table-cell table:style-name="ce355" table:formula="of:=SUM(['Wt 2.2'.F10:.F10])" office:value-type="time" office:time-value="PT00H53M00S" calcext:value-type="time">
            <text:p>00:53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2H00M00S" calcext:value-type="time">
            <text:p>22:00:00</text:p>
          </table:table-cell>
          <table:table-cell table:style-name="ce333" office:value-type="date" office:date-value="2017-02-08" calcext:value-type="date">
            <text:p>02/08/17</text:p>
          </table:table-cell>
          <table:table-cell office:value-type="string" calcext:value-type="string">
            <text:p>LWC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52" table:formula="of:=-['Wt 2.2'.B11]+['Wt 2.2'.E11]" office:value-type="time" office:time-value="-PT22H00M00S" calcext:value-type="time">
            <text:p>02:00:00</text:p>
          </table:table-cell>
          <table:table-cell table:style-name="ce355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2-08" calcext:value-type="date">
            <text:p>02/08/17</text:p>
          </table:table-cell>
          <table:table-cell office:value-type="string" calcext:value-type="string">
            <text:p>LWC</text:p>
          </table:table-cell>
          <table:table-cell table:style-name="ce352" office:value-type="time" office:time-value="PT01H15M00S" calcext:value-type="time">
            <text:p>01:15:00</text:p>
          </table:table-cell>
          <table:table-cell table:style-name="ce352" table:formula="of:=-['Wt 2.2'.B12]+['Wt 2.2'.E12]" office:value-type="time" office:time-value="PT01H15M00S" calcext:value-type="time">
            <text:p>01:15:00</text:p>
          </table:table-cell>
          <table:table-cell table:style-name="ce355" table:formula="of:=SUM(['Wt 2.2'.F11:.F12])" office:value-type="time" office:time-value="-PT20H45M00S" calcext:value-type="time">
            <text:p>03:1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3H00M00S" calcext:value-type="time">
            <text:p>23:00:00</text:p>
          </table:table-cell>
          <table:table-cell table:style-name="ce333" office:value-type="date" office:date-value="2017-02-09" calcext:value-type="date">
            <text:p>02/09/17</text:p>
          </table:table-cell>
          <table:table-cell office:value-type="string" calcext:value-type="string">
            <text:p>WP_model</text:p>
          </table:table-cell>
          <table:table-cell table:style-name="ce352" office:value-type="time" office:time-value="PT23H10M00S" calcext:value-type="time">
            <text:p>23:10:00</text:p>
          </table:table-cell>
          <table:table-cell table:style-name="ce352" table:formula="of:=-['Wt 2.2'.B13]+['Wt 2.2'.E13]" office:value-type="time" office:time-value="PT00H10M00S" calcext:value-type="time">
            <text:p>00:10:00</text:p>
          </table:table-cell>
          <table:table-cell table:style-name="ce355" table:formula="of:=SUM(['Wt 2.2'.F13:.F13])" office:value-type="time" office:time-value="PT00H10M00S" calcext:value-type="time">
            <text:p>00:10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1H15M00S" calcext:value-type="time">
            <text:p>21:15:00</text:p>
          </table:table-cell>
          <table:table-cell table:style-name="ce333" office:value-type="date" office:date-value="2017-02-10" calcext:value-type="date">
            <text:p>02/10/17</text:p>
          </table:table-cell>
          <table:table-cell office:value-type="string" calcext:value-type="string">
            <text:p>S-Cfg-links.html (read[links], write)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52" table:formula="of:=-['Wt 2.2'.B14]+['Wt 2.2'.E14]" office:value-type="time" office:time-value="-PT21H15M00S" calcext:value-type="time">
            <text:p>02:45:00</text:p>
          </table:table-cell>
          <table:table-cell table:style-name="ce355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2-10" calcext:value-type="date">
            <text:p>02/10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352" office:value-type="time" office:time-value="PT02H13M00S" calcext:value-type="time">
            <text:p>02:13:00</text:p>
          </table:table-cell>
          <table:table-cell table:style-name="ce352" table:formula="of:=-['Wt 2.2'.B15]+['Wt 2.2'.E15]" office:value-type="time" office:time-value="PT02H13M00S" calcext:value-type="time">
            <text:p>02:13:00</text:p>
          </table:table-cell>
          <table:table-cell table:style-name="ce355" table:formula="of:=SUM(['Wt 2.2'.F14:.F15])" office:value-type="time" office:time-value="-PT19H02M00S" calcext:value-type="time">
            <text:p>04:58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4H35M00S" calcext:value-type="time">
            <text:p>14:35:00</text:p>
          </table:table-cell>
          <table:table-cell table:style-name="ce333" office:value-type="date" office:date-value="2017-02-11" calcext:value-type="date">
            <text:p>02/11/17</text:p>
          </table:table-cell>
          <table:table-cell office:value-type="string" calcext:value-type="string">
            <text:p>PI 2.1 wt sheet, Firstwrk.odt, python shutil</text:p>
          </table:table-cell>
          <table:table-cell table:style-name="ce352" office:value-type="time" office:time-value="PT14H45M00S" calcext:value-type="time">
            <text:p>14:45:00</text:p>
          </table:table-cell>
          <table:table-cell table:style-name="ce352" table:formula="of:=-['Wt 2.2'.B16]+['Wt 2.2'.E16]" office:value-type="time" office:time-value="PT00H10M00S" calcext:value-type="time">
            <text:p>00:10:00</text:p>
          </table:table-cell>
          <table:table-cell table:style-name="ce355"/>
          <table:table-cell office:value-type="string" calcext:value-type="string">
            <text:p>Firstw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4H45M00S" calcext:value-type="time">
            <text:p>14:45:00</text:p>
          </table:table-cell>
          <table:table-cell table:style-name="ce333" office:value-type="date" office:date-value="2017-02-11" calcext:value-type="date">
            <text:p>02/11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352" office:value-type="time" office:time-value="PT14H55M00S" calcext:value-type="time">
            <text:p>14:55:00</text:p>
          </table:table-cell>
          <table:table-cell table:style-name="ce352" table:formula="of:=-['Wt 2.2'.B17]+['Wt 2.2'.E17]" office:value-type="time" office:time-value="PT00H10M00S" calcext:value-type="time">
            <text:p>00:10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4H55M00S" calcext:value-type="time">
            <text:p>14:55:00</text:p>
          </table:table-cell>
          <table:table-cell table:style-name="ce333" office:value-type="date" office:date-value="2017-02-11" calcext:value-type="date">
            <text:p>02/11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352" office:value-type="time" office:time-value="PT15H10M00S" calcext:value-type="time">
            <text:p>15:10:00</text:p>
          </table:table-cell>
          <table:table-cell table:style-name="ce352" table:formula="of:=-['Wt 2.2'.B18]+['Wt 2.2'.E18]" office:value-type="time" office:time-value="PT00H15M00S" calcext:value-type="time">
            <text:p>00:15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5H10M00S" calcext:value-type="time">
            <text:p>15:10:00</text:p>
          </table:table-cell>
          <table:table-cell table:style-name="ce333" office:value-type="date" office:date-value="2017-02-11" calcext:value-type="date">
            <text:p>02/11/17</text:p>
          </table:table-cell>
          <table:table-cell table:style-name="ce302" office:value-type="string" calcext:value-type="string">
            <text:p>Index 1.2: Insert e format OC&amp;d into 1.1 according to it</text:p>
          </table:table-cell>
          <table:table-cell table:style-name="ce352" office:value-type="time" office:time-value="PT15H20M00S" calcext:value-type="time">
            <text:p>15:20:00</text:p>
          </table:table-cell>
          <table:table-cell table:style-name="ce352" table:formula="of:=-['Wt 2.2'.B19]+['Wt 2.2'.E19]" office:value-type="time" office:time-value="PT00H10M00S" calcext:value-type="time">
            <text:p>00:1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5H20M00S" calcext:value-type="time">
            <text:p>15:20:00</text:p>
          </table:table-cell>
          <table:table-cell table:style-name="ce333" office:value-type="date" office:date-value="2017-02-11" calcext:value-type="date">
            <text:p>02/11/17</text:p>
          </table:table-cell>
          <table:table-cell table:style-name="ce301" office:value-type="string" calcext:value-type="string">
            <text:p>Index 2.1: Publish content prepared in PI2.2 | wt &amp; Progress</text:p>
          </table:table-cell>
          <table:table-cell table:style-name="ce352" office:value-type="time" office:time-value="PT15H40M00S" calcext:value-type="time">
            <text:p>15:40:00</text:p>
          </table:table-cell>
          <table:table-cell table:style-name="ce352" table:formula="of:=-['Wt 2.2'.B20]+['Wt 2.2'.E20]" office:value-type="time" office:time-value="PT00H20M00S" calcext:value-type="time">
            <text:p>00:20:00</text:p>
          </table:table-cell>
          <table:table-cell table:style-name="ce355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7H45M00S" calcext:value-type="time">
            <text:p>17:45:00</text:p>
          </table:table-cell>
          <table:table-cell table:style-name="ce333" office:value-type="date" office:date-value="2017-02-11" calcext:value-type="date">
            <text:p>02/11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352" office:value-type="time" office:time-value="PT18H19M00S" calcext:value-type="time">
            <text:p>18:19:00</text:p>
          </table:table-cell>
          <table:table-cell table:style-name="ce352" table:formula="of:=-['Wt 2.2'.B21]+['Wt 2.2'.E21]" office:value-type="time" office:time-value="PT00H34M00S" calcext:value-type="time">
            <text:p>00:34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8H25M00S" calcext:value-type="time">
            <text:p>18:25:00</text:p>
          </table:table-cell>
          <table:table-cell table:style-name="ce333" office:value-type="date" office:date-value="2017-02-11" calcext:value-type="date">
            <text:p>02/11/17</text:p>
          </table:table-cell>
          <table:table-cell office:value-type="string" calcext:value-type="string">
            <text:p>C2 config</text:p>
          </table:table-cell>
          <table:table-cell table:style-name="ce352" office:value-type="time" office:time-value="PT18H35M00S" calcext:value-type="time">
            <text:p>18:35:00</text:p>
          </table:table-cell>
          <table:table-cell table:style-name="ce352" table:formula="of:=-['Wt 2.2'.B22]+['Wt 2.2'.E22]" office:value-type="time" office:time-value="PT00H10M00S" calcext:value-type="time">
            <text:p>00:10:00</text:p>
          </table:table-cell>
          <table:table-cell table:style-name="ce355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8H50M00S" calcext:value-type="time">
            <text:p>18:50:00</text:p>
          </table:table-cell>
          <table:table-cell table:style-name="ce333" office:value-type="date" office:date-value="2017-02-11" calcext:value-type="date">
            <text:p>02/11/17</text:p>
          </table:table-cell>
          <table:table-cell office:value-type="string" calcext:value-type="string">
            <text:p>C2 config</text:p>
          </table:table-cell>
          <table:table-cell table:style-name="ce352" office:value-type="time" office:time-value="PT20H08M00S" calcext:value-type="time">
            <text:p>20:08:00</text:p>
          </table:table-cell>
          <table:table-cell table:style-name="ce352" table:formula="of:=-['Wt 2.2'.B23]+['Wt 2.2'.E23]" office:value-type="time" office:time-value="PT01H18M00S" calcext:value-type="time">
            <text:p>01:18:00</text:p>
          </table:table-cell>
          <table:table-cell table:style-name="ce355" table:formula="of:=SUM(['Wt 2.2'.F16:.F23])" office:value-type="time" office:time-value="PT03H07M00S" calcext:value-type="time">
            <text:p>03:07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7H48M00S" calcext:value-type="time">
            <text:p>17:48:00</text:p>
          </table:table-cell>
          <table:table-cell table:style-name="ce333" office:value-type="date" office:date-value="2017-02-12" calcext:value-type="date">
            <text:p>02/12/17</text:p>
          </table:table-cell>
          <table:table-cell office:value-type="string" calcext:value-type="string">
            <text:p>copyfiles.sh, glob.py, teste.py</text:p>
          </table:table-cell>
          <table:table-cell table:style-name="ce352" office:value-type="time" office:time-value="PT18H52M00S" calcext:value-type="time">
            <text:p>18:52:00</text:p>
          </table:table-cell>
          <table:table-cell table:style-name="ce352" table:formula="of:=-['Wt 2.2'.B24]+['Wt 2.2'.E24]" office:value-type="time" office:time-value="PT01H04M00S" calcext:value-type="time">
            <text:p>01:04:00</text:p>
          </table:table-cell>
          <table:table-cell table:style-name="ce355" table:formula="of:=SUM(['Wt 2.2'.F24:.F24])" office:value-type="time" office:time-value="PT01H04M00S" calcext:value-type="time">
            <text:p>01:04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2-13" calcext:value-type="date">
            <text:p>02/13/17</text:p>
          </table:table-cell>
          <table:table-cell office:value-type="string" calcext:value-type="string">
            <text:p>ktpc(firstwrk)</text:p>
          </table:table-cell>
          <table:table-cell table:style-name="ce352" office:value-type="time" office:time-value="PT03H00M00S" calcext:value-type="time">
            <text:p>03:00:00</text:p>
          </table:table-cell>
          <table:table-cell table:style-name="ce352" table:formula="of:=-['Wt 2.2'.B25]+['Wt 2.2'.E25]" office:value-type="time" office:time-value="PT03H00M00S" calcext:value-type="time">
            <text:p>03:00:00</text:p>
          </table:table-cell>
          <table:table-cell table:style-name="ce355" table:formula="of:=SUM(['Wt 2.2'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2H00M00S" calcext:value-type="time">
            <text:p>22:00:00</text:p>
          </table:table-cell>
          <table:table-cell table:style-name="ce333" office:value-type="date" office:date-value="2017-02-14" calcext:value-type="date">
            <text:p>02/14/17</text:p>
          </table:table-cell>
          <table:table-cell office:value-type="string" calcext:value-type="string">
            <text:p>OS’s preparations</text:p>
          </table:table-cell>
          <table:table-cell table:style-name="ce352" office:value-type="time" office:time-value="PT23H15M00S" calcext:value-type="time">
            <text:p>23:15:00</text:p>
          </table:table-cell>
          <table:table-cell table:style-name="ce352" table:formula="of:=-['Wt 2.2'.B26]+['Wt 2.2'.E26]" office:value-type="time" office:time-value="PT01H15M00S" calcext:value-type="time">
            <text:p>01:15:00</text:p>
          </table:table-cell>
          <table:table-cell table:style-name="ce355" table:formula="of:=SUM(['Wt 2.2'.F26:.F26])" office:value-type="time" office:time-value="PT01H15M00S" calcext:value-type="time">
            <text:p>01:15:00</text:p>
          </table:table-cell>
          <table:table-cell table:number-columns-repeated="9"/>
        </table:table-row>
        <table:table-row table:style-name="ro1">
          <table:table-cell/>
          <table:table-cell table:style-name="ce352"/>
          <table:table-cell table:style-name="ce333"/>
          <table:table-cell/>
          <table:table-cell table:style-name="ce352" table:number-columns-repeated="2"/>
          <table:table-cell table:number-columns-repeated="10"/>
        </table:table-row>
        <table:table-row table:style-name="ro1">
          <table:table-cell/>
          <table:table-cell table:style-name="ce352"/>
          <table:table-cell table:style-name="ce333"/>
          <table:table-cell/>
          <table:table-cell table:style-name="ce353" office:value-type="string" calcext:value-type="string">
            <text:p>Total = </text:p>
          </table:table-cell>
          <table:table-cell table:style-name="ce352" table:formula="of:=SUM(['Wt 2.2'.F2:.F26])" office:value-type="time" office:time-value="-PT73H47M00S" calcext:value-type="time">
            <text:p>22:13:00</text:p>
          </table:table-cell>
          <table:table-cell table:style-name="ce352" office:value-type="time" office:time-value="PT22H13M00S" calcext:value-type="time">
            <text:p>22:13: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53"/>
          <table:table-cell table:style-name="ce352"/>
          <table:table-cell table:number-columns-repeated="6"/>
          <table:table-cell table:style-name="ce358"/>
          <table:table-cell table:style-name="ce355"/>
          <table:table-cell table:number-columns-repeated="2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9H40M00S" calcext:value-type="time">
            <text:p>19:40:00</text:p>
          </table:table-cell>
          <table:table-cell table:style-name="ce333" office:value-type="date" office:date-value="2017-02-15" calcext:value-type="date">
            <text:p>02/15/17</text:p>
          </table:table-cell>
          <table:table-cell office:value-type="string" calcext:value-type="string">
            <text:p>ktpc(firstwrk): command</text:p>
          </table:table-cell>
          <table:table-cell table:style-name="ce352" office:value-type="time" office:time-value="PT20H49M00S" calcext:value-type="time">
            <text:p>20:49:00</text:p>
          </table:table-cell>
          <table:table-cell table:style-name="ce352" table:formula="of:=-['Wt 2.2'.B30]+['Wt 2.2'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1H53M00S" calcext:value-type="time">
            <text:p>21:53:00</text:p>
          </table:table-cell>
          <table:table-cell table:style-name="ce333" office:value-type="date" office:date-value="2017-02-15" calcext:value-type="date">
            <text:p>02/15/17</text:p>
          </table:table-cell>
          <table:table-cell office:value-type="string" calcext:value-type="string">
            <text:p>ktpc(firstwrk): command / shutil, glob</text:p>
          </table:table-cell>
          <table:table-cell table:style-name="ce352" office:value-type="time" office:time-value="PT23H37M00S" calcext:value-type="time">
            <text:p>23:37:00</text:p>
          </table:table-cell>
          <table:table-cell table:style-name="ce352" table:formula="of:=-['Wt 2.2'.B31]+['Wt 2.2'.E31]" office:value-type="time" office:time-value="PT01H44M00S" calcext:value-type="time">
            <text:p>01:44:00</text:p>
          </table:table-cell>
          <table:table-cell table:style-name="ce355"/>
          <table:table-cell office:value-type="string" calcext:value-type="string">
            <text:p>Firstwr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3H37M00S" calcext:value-type="time">
            <text:p>23:37:00</text:p>
          </table:table-cell>
          <table:table-cell table:style-name="ce333" office:value-type="date" office:date-value="2017-02-15" calcext:value-type="date">
            <text:p>02/15/17</text:p>
          </table:table-cell>
          <table:table-cell office:value-type="string" calcext:value-type="string">
            <text:p>wt sheet: Total update</text:p>
          </table:table-cell>
          <table:table-cell table:style-name="ce352" office:value-type="time" office:time-value="PT23H50M00S" calcext:value-type="time">
            <text:p>23:50:00</text:p>
          </table:table-cell>
          <table:table-cell table:style-name="ce352" table:formula="of:=-['Wt 2.2'.B32]+['Wt 2.2'.E32]" office:value-type="time" office:time-value="PT00H13M00S" calcext:value-type="time">
            <text:p>00:13:00</text:p>
          </table:table-cell>
          <table:table-cell table:style-name="ce355" table:formula="of:=SUM(['Wt 2.2'.F30:.F32])" office:value-type="time" office:time-value="PT03H06M00S" calcext:value-type="time">
            <text:p>03:06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30M00S" calcext:value-type="time">
            <text:p>00:30:00</text:p>
          </table:table-cell>
          <table:table-cell table:style-name="ce333" office:value-type="date" office:date-value="2017-02-16" calcext:value-type="date">
            <text:p>02/16/17</text:p>
          </table:table-cell>
          <table:table-cell office:value-type="string" calcext:value-type="string">
            <text:p>CD burn, python reading</text:p>
          </table:table-cell>
          <table:table-cell table:style-name="ce352" office:value-type="time" office:time-value="PT01H13M00S" calcext:value-type="time">
            <text:p>01:13:00</text:p>
          </table:table-cell>
          <table:table-cell table:style-name="ce352" table:formula="of:=-['Wt 2.2'.B33]+['Wt 2.2'.E33]" office:value-type="time" office:time-value="PT00H43M00S" calcext:value-type="time">
            <text:p>00:43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2H55M00S" calcext:value-type="time">
            <text:p>12:55:00</text:p>
          </table:table-cell>
          <table:table-cell table:style-name="ce333" office:value-type="date" office:date-value="2017-02-16" calcext:value-type="date">
            <text:p>02/16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352" office:value-type="time" office:time-value="PT13H20M00S" calcext:value-type="time">
            <text:p>13:20:00</text:p>
          </table:table-cell>
          <table:table-cell table:style-name="ce352" table:formula="of:=-['Wt 2.2'.B34]+['Wt 2.2'.E34]" office:value-type="time" office:time-value="PT00H25M00S" calcext:value-type="time">
            <text:p>00:25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7H30M00S" calcext:value-type="time">
            <text:p>17:30:00</text:p>
          </table:table-cell>
          <table:table-cell table:style-name="ce333" office:value-type="date" office:date-value="2017-02-16" calcext:value-type="date">
            <text:p>02/16/17</text:p>
          </table:table-cell>
          <table:table-cell office:value-type="string" calcext:value-type="string">
            <text:p>OS test</text:p>
          </table:table-cell>
          <table:table-cell table:style-name="ce352" office:value-type="time" office:time-value="PT19H20M00S" calcext:value-type="time">
            <text:p>19:20:00</text:p>
          </table:table-cell>
          <table:table-cell table:style-name="ce352" table:formula="of:=-['Wt 2.2'.B35]+['Wt 2.2'.E35]" office:value-type="time" office:time-value="PT01H50M00S" calcext:value-type="time">
            <text:p>01:50:00</text:p>
          </table:table-cell>
          <table:table-cell table:style-name="ce355" table:formula="of:=SUM(['Wt 2.2'.F33:.F35])" office:value-type="time" office:time-value="PT02H58M00S" calcext:value-type="time">
            <text:p>02:58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6H40M00S" calcext:value-type="time">
            <text:p>16:40:00</text:p>
          </table:table-cell>
          <table:table-cell table:style-name="ce333" office:value-type="date" office:date-value="2017-02-17" calcext:value-type="date">
            <text:p>02/17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18H24M00S" calcext:value-type="time">
            <text:p>18:24:00</text:p>
          </table:table-cell>
          <table:table-cell table:style-name="ce352" table:formula="of:=-['Wt 2.2'.B36]+['Wt 2.2'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9H10M00S" calcext:value-type="time">
            <text:p>19:10:00</text:p>
          </table:table-cell>
          <table:table-cell table:style-name="ce333" office:value-type="date" office:date-value="2017-02-17" calcext:value-type="date">
            <text:p>02/17/17</text:p>
          </table:table-cell>
          <table:table-cell office:value-type="string" calcext:value-type="string">
            <text:p>CP organize</text:p>
          </table:table-cell>
          <table:table-cell table:style-name="ce354" office:value-type="time" office:time-value="PT20H32M00S" calcext:value-type="time">
            <text:p>20:32:00</text:p>
          </table:table-cell>
          <table:table-cell table:style-name="ce352" table:formula="of:=-['Wt 2.2'.B37]+['Wt 2.2'.E37]" office:value-type="time" office:time-value="PT01H22M00S" calcext:value-type="time">
            <text:p>01:22:00</text:p>
          </table:table-cell>
          <table:table-cell table:style-name="ce355" table:formula="of:=SUM(['Wt 2.2'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355"/>
          <table:table-cell table:number-columns-repeated="6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3H10M00S" calcext:value-type="time">
            <text:p>13:10:00</text:p>
          </table:table-cell>
          <table:table-cell table:style-name="ce333" office:value-type="date" office:date-value="2017-02-18" calcext:value-type="date">
            <text:p>02/18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14H32M00S" calcext:value-type="time">
            <text:p>14:32:00</text:p>
          </table:table-cell>
          <table:table-cell table:style-name="ce352" table:formula="of:=-['Wt 2.2'.B38]+['Wt 2.2'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8H50M00S" calcext:value-type="time">
            <text:p>18:50:00</text:p>
          </table:table-cell>
          <table:table-cell table:style-name="ce333" office:value-type="date" office:date-value="2017-02-18" calcext:value-type="date">
            <text:p>02/18/17</text:p>
          </table:table-cell>
          <table:table-cell table:style-name="ce301" office:value-type="string" calcext:value-type="string">
            <text:p>bckp pictures, oc&amp;d</text:p>
          </table:table-cell>
          <table:table-cell table:style-name="ce352" office:value-type="time" office:time-value="PT21H17M00S" calcext:value-type="time">
            <text:p>21:17:00</text:p>
          </table:table-cell>
          <table:table-cell table:style-name="ce352" table:formula="of:=-['Wt 2.2'.B39]+['Wt 2.2'.E39]" office:value-type="time" office:time-value="PT02H27M00S" calcext:value-type="time">
            <text:p>02:27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1H55M00S" calcext:value-type="time">
            <text:p>21:55:00</text:p>
          </table:table-cell>
          <table:table-cell table:style-name="ce333" office:value-type="date" office:date-value="2017-02-18" calcext:value-type="date">
            <text:p>02/18/17</text:p>
          </table:table-cell>
          <table:table-cell office:value-type="string" calcext:value-type="string">
            <text:p>Table 14022017: files sheet update</text:p>
          </table:table-cell>
          <table:table-cell table:style-name="ce352" office:value-type="time" office:time-value="PT22H05M00S" calcext:value-type="time">
            <text:p>22:05:00</text:p>
          </table:table-cell>
          <table:table-cell table:style-name="ce352" table:formula="of:=-['Wt 2.2'.B40]+['Wt 2.2'.E40]" office:value-type="time" office:time-value="PT00H10M00S" calcext:value-type="time">
            <text:p>00:10:00</text:p>
          </table:table-cell>
          <table:table-cell table:style-name="ce355" table:formula="of:=SUM(['Wt 2.2'.F38:.F40])" office:value-type="time" office:time-value="PT03H59M00S" calcext:value-type="time">
            <text:p>03:59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1H05M00S" calcext:value-type="time">
            <text:p>21:05:00</text:p>
          </table:table-cell>
          <table:table-cell table:style-name="ce333" office:value-type="date" office:date-value="2017-02-19" calcext:value-type="date">
            <text:p>02/19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03H40M00S" calcext:value-type="time">
            <text:p>03:40:00</text:p>
          </table:table-cell>
          <table:table-cell table:style-name="ce352" table:formula="of:=-['Wt 2.2'.B41]+['Wt 2.2'.E41]" office:value-type="time" office:time-value="-PT17H25M00S" calcext:value-type="time">
            <text:p>06:35:00</text:p>
          </table:table-cell>
          <table:table-cell table:style-name="ce355" table:formula="of:=SUM(['Wt 2.2'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/>
          <table:table-cell table:style-name="ce352"/>
          <table:table-cell table:style-name="ce333"/>
          <table:table-cell/>
          <table:table-cell table:style-name="ce352" table:number-columns-repeated="2"/>
          <table:table-cell table:style-name="ce355"/>
          <table:table-cell table:number-columns-repeated="9"/>
        </table:table-row>
        <table:table-row table:style-name="ro1">
          <table:table-cell table:number-columns-repeated="4"/>
          <table:table-cell table:style-name="ce353" office:value-type="string" calcext:value-type="string">
            <text:p>Total = </text:p>
          </table:table-cell>
          <table:table-cell table:style-name="ce352" table:formula="of:=SUM(['Wt 2.2'.F30:.F41])" office:value-type="time" office:time-value="-PT04H16M00S" calcext:value-type="time">
            <text:p>19:44:00</text:p>
          </table:table-cell>
          <table:table-cell table:style-name="ce352" office:value-type="time" office:time-value="PT19H44M00S" calcext:value-type="time">
            <text:p>19:44:00</text:p>
          </table:table-cell>
          <table:table-cell/>
          <table:table-cell office:value-type="string" calcext:value-type="string">
            <text:p>Firstwrk</text:p>
          </table:table-cell>
          <table:table-cell table:style-name="ce355" table:formula="of:=SUM(['Wt 2.2'.F2] + ['Wt 2.2'.F3] + ['Wt 2.2'.F16] + ['Wt 2.2'.F25] + ['Wt 2.2'.F30] + ['Wt 2.2'.F31])" office:value-type="time" office:time-value="PT06H45M00S" calcext:value-type="time">
            <text:p>06:45:0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P Organize</text:p>
          </table:table-cell>
          <table:table-cell table:style-name="ce355" table:formula="of:=SUM(['Wt 2.2'.F35:.F41])" office:value-type="time" office:time-value="-PT08H30M00S" calcext:value-type="time">
            <text:p>15:30: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2H00M00S" calcext:value-type="time">
            <text:p>12:00:00</text:p>
          </table:table-cell>
          <table:table-cell table:style-name="ce333" office:value-type="date" office:date-value="2017-02-20" calcext:value-type="date">
            <text:p>02/20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17H30M00S" calcext:value-type="time">
            <text:p>17:30:00</text:p>
          </table:table-cell>
          <table:table-cell table:style-name="ce352" table:formula="of:=-['Wt 2.2'.B46]+['Wt 2.2'.E46]" office:value-type="time" office:time-value="PT05H30M00S" calcext:value-type="time">
            <text:p>05:3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3H40M00S" calcext:value-type="time">
            <text:p>23:40:00</text:p>
          </table:table-cell>
          <table:table-cell table:style-name="ce333" office:value-type="date" office:date-value="2017-02-20" calcext:value-type="date">
            <text:p>02/20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03H00M00S" calcext:value-type="time">
            <text:p>03:00:00</text:p>
          </table:table-cell>
          <table:table-cell table:style-name="ce352" table:formula="of:=-['Wt 2.2'.B47]+['Wt 2.2'.E47]" office:value-type="time" office:time-value="-PT20H40M00S" calcext:value-type="time">
            <text:p>03:20:00</text:p>
          </table:table-cell>
          <table:table-cell table:style-name="ce355" table:formula="of:=SUM(['Wt 2.2'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2H00M00S" calcext:value-type="time">
            <text:p>12:00:00</text:p>
          </table:table-cell>
          <table:table-cell table:style-name="ce333" office:value-type="date" office:date-value="2017-02-21" calcext:value-type="date">
            <text:p>02/21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17H38M00S" calcext:value-type="time">
            <text:p>17:38:00</text:p>
          </table:table-cell>
          <table:table-cell table:style-name="ce352" table:formula="of:=-['Wt 2.2'.B48]+['Wt 2.2'.E48]" office:value-type="time" office:time-value="PT05H38M00S" calcext:value-type="time">
            <text:p>05:38:00</text:p>
          </table:table-cell>
          <table:table-cell table:style-name="ce355" table:formula="of:=SUM(['Wt 2.2'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3H00M00S" calcext:value-type="time">
            <text:p>13:00:00</text:p>
          </table:table-cell>
          <table:table-cell table:style-name="ce333" office:value-type="date" office:date-value="2017-02-22" calcext:value-type="date">
            <text:p>02/22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18H00M00S" calcext:value-type="time">
            <text:p>18:00:00</text:p>
          </table:table-cell>
          <table:table-cell table:style-name="ce352" table:formula="of:=-['Wt 2.2'.B49]+['Wt 2.2'.E49]" office:value-type="time" office:time-value="PT05H00M00S" calcext:value-type="time">
            <text:p>05:00:00</text:p>
          </table:table-cell>
          <table:table-cell table:style-name="ce355" table:formula="of:=SUM(['Wt 2.2'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3H30M00S" calcext:value-type="time">
            <text:p>13:30:00</text:p>
          </table:table-cell>
          <table:table-cell table:style-name="ce333" office:value-type="date" office:date-value="2017-02-23" calcext:value-type="date">
            <text:p>02/23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20H00M00S" calcext:value-type="time">
            <text:p>20:00:00</text:p>
          </table:table-cell>
          <table:table-cell table:style-name="ce352" table:formula="of:=-['Wt 2.2'.B50]+['Wt 2.2'.E50]" office:value-type="time" office:time-value="PT06H30M00S" calcext:value-type="time">
            <text:p>06:30:00</text:p>
          </table:table-cell>
          <table:table-cell table:style-name="ce355" table:formula="of:=SUM(['Wt 2.2'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05H00M00S" calcext:value-type="time">
            <text:p>05:00:00</text:p>
          </table:table-cell>
          <table:table-cell table:style-name="ce352" table:formula="of:=-['Wt 2.2'.B51]+['Wt 2.2'.E51]" office:value-type="time" office:time-value="PT05H00M00S" calcext:value-type="time">
            <text:p>05:00:00</text:p>
          </table:table-cell>
          <table:table-cell table:style-name="ce355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5H50M00S" calcext:value-type="time">
            <text:p>15:50:00</text:p>
          </table:table-cell>
          <table:table-cell table:style-name="ce333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18H20M00S" calcext:value-type="time">
            <text:p>18:20:00</text:p>
          </table:table-cell>
          <table:table-cell table:style-name="ce352" table:formula="of:=-['Wt 2.2'.B52]+['Wt 2.2'.E52]" office:value-type="time" office:time-value="PT02H30M00S" calcext:value-type="time">
            <text:p>02:30:00</text:p>
          </table:table-cell>
          <table:table-cell table:style-name="ce355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2H20M00S" calcext:value-type="time">
            <text:p>22:20:00</text:p>
          </table:table-cell>
          <table:table-cell table:style-name="ce333" office:value-type="date" office:date-value="2017-02-24" calcext:value-type="date">
            <text:p>02/24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52" table:formula="of:=-['Wt 2.2'.B53]+['Wt 2.2'.E53]" office:value-type="time" office:time-value="-PT22H20M00S" calcext:value-type="time">
            <text:p>01:40:00</text:p>
          </table:table-cell>
          <table:table-cell table:style-name="ce355" table:formula="of:=SUM(['Wt 2.2'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1H00M00S" calcext:value-type="time">
            <text:p>21:00:00</text:p>
          </table:table-cell>
          <table:table-cell table:style-name="ce333" office:value-type="date" office:date-value="2017-02-25" calcext:value-type="date">
            <text:p>02/25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52" table:formula="of:=-['Wt 2.2'.B54]+['Wt 2.2'.E54]" office:value-type="time" office:time-value="-PT21H00M00S" calcext:value-type="time">
            <text:p>03:00:00</text:p>
          </table:table-cell>
          <table:table-cell table:style-name="ce355" table:formula="of:=SUM(['Wt 2.2'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2-26" calcext:value-type="date">
            <text:p>02/26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06H00M00S" calcext:value-type="time">
            <text:p>06:00:00</text:p>
          </table:table-cell>
          <table:table-cell table:style-name="ce352" table:formula="of:=-['Wt 2.2'.B55]+['Wt 2.2'.E55]" office:value-type="time" office:time-value="PT06H00M00S" calcext:value-type="time">
            <text:p>06:00:00</text:p>
          </table:table-cell>
          <table:table-cell table:style-name="ce355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6H00M00S" calcext:value-type="time">
            <text:p>16:00:00</text:p>
          </table:table-cell>
          <table:table-cell table:style-name="ce333" office:value-type="date" office:date-value="2017-02-26" calcext:value-type="date">
            <text:p>02/26/17</text:p>
          </table:table-cell>
          <table:table-cell office:value-type="string" calcext:value-type="string">
            <text:p>CP organize</text:p>
          </table:table-cell>
          <table:table-cell table:style-name="ce352" office:value-type="time" office:time-value="PT18H25M00S" calcext:value-type="time">
            <text:p>18:25:00</text:p>
          </table:table-cell>
          <table:table-cell table:style-name="ce352" table:formula="of:=-['Wt 2.2'.B56]+['Wt 2.2'.E56]" office:value-type="time" office:time-value="PT02H25M00S" calcext:value-type="time">
            <text:p>02:25:00</text:p>
          </table:table-cell>
          <table:table-cell table:style-name="ce355" table:formula="of:=SUM(['Wt 2.2'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8H00M00S" calcext:value-type="time">
            <text:p>18:00:00</text:p>
          </table:table-cell>
          <table:table-cell table:style-name="ce333" office:value-type="date" office:date-value="2017-02-27" calcext:value-type="date">
            <text:p>02/27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352" office:value-type="time" office:time-value="PT19H20M00S" calcext:value-type="time">
            <text:p>19:20:00</text:p>
          </table:table-cell>
          <table:table-cell table:style-name="ce352" table:formula="of:=-['Wt 2.2'.B57]+['Wt 2.2'.E57]" office:value-type="time" office:time-value="PT01H20M00S" calcext:value-type="time">
            <text:p>01:20:00</text:p>
          </table:table-cell>
          <table:table-cell table:style-name="ce355" table:formula="of:=SUM(['Wt 2.2'.F57:.F57])" office:value-type="time" office:time-value="PT01H20M00S" calcext:value-type="time">
            <text:p>01:20: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9"/>
        </table:table-row>
        <table:table-row table:style-name="ro1">
          <table:table-cell table:number-columns-repeated="4"/>
          <table:table-cell table:style-name="ce353" office:value-type="string" calcext:value-type="string">
            <text:p>Total = </text:p>
          </table:table-cell>
          <table:table-cell table:style-name="ce352" table:formula="of:=SUM(['Wt 2.2'.F46:.F57])" office:value-type="time" office:time-value="-PT24H07M00S" calcext:value-type="time">
            <text:p>23:53:00</text:p>
          </table:table-cell>
          <table:table-cell table:style-name="ce352" office:value-type="time" office:time-value="PT23H53M00S" calcext:value-type="time">
            <text:p>23:53:00</text:p>
          </table:table-cell>
          <table:table-cell table:number-columns-repeated="2"/>
          <table:table-cell table:style-name="ce355"/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P Organize</text:p>
          </table:table-cell>
          <table:table-cell table:style-name="ce355" table:formula="of:=SUM(['Wt 2.2'.F46:.F56])" office:value-type="time" office:time-value="-PT25H27M00S" calcext:value-type="time">
            <text:p>22:33: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22H18M00S" calcext:value-type="time">
            <text:p>22:18:00</text:p>
          </table:table-cell>
          <table:table-cell table:style-name="ce333" office:value-type="date" office:date-value="2017-02-27" calcext:value-type="date">
            <text:p>02/27/17</text:p>
          </table:table-cell>
          <table:table-cell office:value-type="string" calcext:value-type="string">
            <text:p>Spc 28022017 &amp; PI review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52" table:formula="of:=-['Wt 2.2'.B62]+['Wt 2.2'.E62]" office:value-type="time" office:time-value="-PT22H18M00S" calcext:value-type="time">
            <text:p>01:42:00</text:p>
          </table:table-cell>
          <table:table-cell table:style-name="ce355" table:formula="of:=SUM(['Wt 2.2'.F62:.F62])" office:value-type="time" office:time-value="-PT22H18M00S" calcext:value-type="time">
            <text:p>01:42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2-28" calcext:value-type="date">
            <text:p>02/28/17</text:p>
          </table:table-cell>
          <table:table-cell office:value-type="string" calcext:value-type="string">
            <text:p>Spc 28022017 &amp; PI review</text:p>
          </table:table-cell>
          <table:table-cell table:style-name="ce352" office:value-type="time" office:time-value="PT01H56M00S" calcext:value-type="time">
            <text:p>01:56:00</text:p>
          </table:table-cell>
          <table:table-cell table:style-name="ce352" table:formula="of:=-['Wt 2.2'.B63]+['Wt 2.2'.E63]" office:value-type="time" office:time-value="PT01H56M00S" calcext:value-type="time">
            <text:p>01:56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3H38M00S" calcext:value-type="time">
            <text:p>13:38:00</text:p>
          </table:table-cell>
          <table:table-cell table:style-name="ce333" office:value-type="date" office:date-value="2017-02-28" calcext:value-type="date">
            <text:p>02/28/17</text:p>
          </table:table-cell>
          <table:table-cell office:value-type="string" calcext:value-type="string">
            <text:p>Next-steps-28022017</text:p>
          </table:table-cell>
          <table:table-cell table:style-name="ce352" office:value-type="time" office:time-value="PT13H56M00S" calcext:value-type="time">
            <text:p>13:56:00</text:p>
          </table:table-cell>
          <table:table-cell table:style-name="ce352" table:formula="of:=-['Wt 2.2'.B64]+['Wt 2.2'.E64]" office:value-type="time" office:time-value="PT00H18M00S" calcext:value-type="time">
            <text:p>00:18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15H50M00S" calcext:value-type="time">
            <text:p>15:50:00</text:p>
          </table:table-cell>
          <table:table-cell table:style-name="ce333" office:value-type="date" office:date-value="2017-02-28" calcext:value-type="date">
            <text:p>02/28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352" office:value-type="time" office:time-value="PT17H42M00S" calcext:value-type="time">
            <text:p>17:42:00</text:p>
          </table:table-cell>
          <table:table-cell table:style-name="ce352" table:formula="of:=-['Wt 2.2'.B65]+['Wt 2.2'.E65]" office:value-type="time" office:time-value="PT01H52M00S" calcext:value-type="time">
            <text:p>01:52:00</text:p>
          </table:table-cell>
          <table:table-cell table:style-name="ce355" table:formula="of:=SUM(['Wt 2.2'.F63:.F65])" office:value-type="time" office:time-value="PT04H06M00S" calcext:value-type="time">
            <text:p>04:06: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ce360"/>
          <table:table-cell table:number-columns-repeated="4"/>
        </table:table-row>
        <table:table-row table:style-name="ro1">
          <table:table-cell table:number-columns-repeated="4"/>
          <table:table-cell table:style-name="ce353" office:value-type="string" calcext:value-type="string">
            <text:p>Total = </text:p>
          </table:table-cell>
          <table:table-cell table:style-name="ce352" table:formula="of:=SUM(['Wt 2.2'.F62:.F65])" office:value-type="time" office:time-value="-PT18H12M00S" calcext:value-type="time">
            <text:p>05:48:00</text:p>
          </table:table-cell>
          <table:table-cell table:style-name="ce352" office:value-type="time" office:time-value="PT05H48M00S" calcext:value-type="time">
            <text:p>05:48:00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table:style-name="ce240" office:value-type="string" calcext:value-type="string">
            <text:p>Hours</text:p>
          </table:table-cell>
          <table:table-cell table:style-name="ce316"/>
          <table:table-cell table:number-columns-repeated="8"/>
        </table:table-row>
        <table:table-row table:style-name="ro1">
          <table:table-cell table:number-columns-repeated="4"/>
          <table:table-cell table:style-name="ce353" office:value-type="string" calcext:value-type="string" table:number-columns-spanned="2" table:number-rows-spanned="1">
            <text:p>Month Total = </text:p>
          </table:table-cell>
          <table:covered-table-cell table:style-name="ce353"/>
          <table:table-cell table:style-name="ce356" table:formula="of:=SUM(['Wt 2.2'.G67]+['Wt 2.2'.G59]+['Wt 2.2'.G43]+['Wt 2.2'.G28])" office:value-type="time" office:time-value="PT71H38M00S" calcext:value-type="time">
            <text:p>71:38:00</text:p>
          </table:table-cell>
          <table:table-cell table:number-columns-repeated="2"/>
          <table:table-cell table:style-name="ce353" office:value-type="string" calcext:value-type="string">
            <text:p>Days in:</text:p>
          </table:table-cell>
          <table:table-cell table:style-name="ce295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53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356" table:formula="of:=SUM(['Wt 2.2'.G70]/26)" office:value-type="time" office:time-value="PT02H45M18.461538462S" calcext:value-type="time">
            <text:p>02:45:18</text:p>
          </table:table-cell>
          <table:table-cell table:number-columns-repeated="2"/>
          <table:table-cell table:style-name="ce353" office:value-type="string" calcext:value-type="string">
            <text:p>Days off:</text:p>
          </table:table-cell>
          <table:table-cell table:style-name="ce34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333" office:value-type="date" office:date-value="2017-04-02" calcext:value-type="date">
            <text:p>04/02/17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333" office:value-type="date" office:date-value="2017-05-02" calcext:value-type="date">
            <text:p>05/02/1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95"/>
          <table:table-cell table:number-columns-repeated="6"/>
        </table:table-row>
        <table:table-row table:style-name="ro1">
          <table:table-cell table:style-name="ce316" office:value-type="string" calcext:value-type="string">
            <text:p>Version</text:p>
          </table:table-cell>
          <table:table-cell table:style-name="ce316" office:value-type="string" calcext:value-type="string">
            <text:p>start</text:p>
          </table:table-cell>
          <table:table-cell table:style-name="ce316" office:value-type="string" calcext:value-type="string">
            <text:p>date</text:p>
          </table:table-cell>
          <table:table-cell table:style-name="ce316" office:value-type="string" calcext:value-type="string">
            <text:p>description</text:p>
          </table:table-cell>
          <table:table-cell table:style-name="ce316" office:value-type="string" calcext:value-type="string">
            <text:p>pause</text:p>
          </table:table-cell>
          <table:table-cell table:style-name="ce316" office:value-type="string" calcext:value-type="string">
            <text:p>work time</text:p>
          </table:table-cell>
          <table:table-cell table:style-name="ce240" office:value-type="string" calcext:value-type="string">
            <text:p>day total</text:p>
          </table:table-cell>
          <table:table-cell table:style-name="ce316"/>
          <table:table-cell table:number-columns-repeated="8"/>
        </table:table-row>
        <table:table-row table:style-name="ro1">
          <table:table-cell office:value-type="string" calcext:value-type="string">
            <text:p>PI2.1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1-03" calcext:value-type="date">
            <text:p>01/03/17</text:p>
          </table:table-cell>
          <table:table-cell office:value-type="string" calcext:value-type="string">
            <text:p>Organize: nrsdirectory, Documentos de Texto</text:p>
          </table:table-cell>
          <table:table-cell table:style-name="ce352" office:value-type="time" office:time-value="PT01H17M00S" calcext:value-type="time">
            <text:p>01:17:00</text:p>
          </table:table-cell>
          <table:table-cell table:style-name="ce352" table:formula="of:=-['Wt 2.2'.B76]+['Wt 2.2'.E76]" office:value-type="time" office:time-value="PT01H17M00S" calcext:value-type="time">
            <text:p>01:17:00</text:p>
          </table:table-cell>
          <table:table-cell table:style-name="ce355" table:formula="of:=SUM(['Wt 2.2'.F76:.F76])" office:value-type="time" office:time-value="PT01H17M00S" calcext:value-type="time">
            <text:p>01:17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352" office:value-type="time" office:time-value="PT03H49M00S" calcext:value-type="time">
            <text:p>03:49:00</text:p>
          </table:table-cell>
          <table:table-cell table:style-name="ce352" table:formula="of:=-['Wt 2.2'.B77]+['Wt 2.2'.E77]" office:value-type="time" office:time-value="PT03H49M00S" calcext:value-type="time">
            <text:p>03:49:00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22H00M00S" calcext:value-type="time">
            <text:p>22:00:00</text:p>
          </table:table-cell>
          <table:table-cell table:style-name="ce333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352" office:value-type="time" office:time-value="PT23H32M00S" calcext:value-type="time">
            <text:p>23:32:00</text:p>
          </table:table-cell>
          <table:table-cell table:style-name="ce352" table:formula="of:=-['Wt 2.2'.B78]+['Wt 2.2'.E78]" office:value-type="time" office:time-value="PT01H32M00S" calcext:value-type="time">
            <text:p>01:32:00</text:p>
          </table:table-cell>
          <table:table-cell table:style-name="ce355" table:formula="of:=SUM(['Wt 2.2'.F77:.F78])" office:value-type="time" office:time-value="PT05H21M00S" calcext:value-type="time">
            <text:p>05:21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3-04" calcext:value-type="date">
            <text:p>03/04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352" office:value-type="time" office:time-value="PT03H08M00S" calcext:value-type="time">
            <text:p>03:08:00</text:p>
          </table:table-cell>
          <table:table-cell table:style-name="ce352" table:formula="of:=-['Wt 2.2'.B79]+['Wt 2.2'.E79]" office:value-type="time" office:time-value="PT03H08M00S" calcext:value-type="time">
            <text:p>03:08:00</text:p>
          </table:table-cell>
          <table:table-cell table:style-name="ce355"/>
          <table:table-cell table:number-columns-repeated="9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17H50M00S" calcext:value-type="time">
            <text:p>17:50:00</text:p>
          </table:table-cell>
          <table:table-cell table:style-name="ce333" office:value-type="date" office:date-value="2017-03-04" calcext:value-type="date">
            <text:p>03/04/17</text:p>
          </table:table-cell>
          <table:table-cell office:value-type="string" calcext:value-type="string">
            <text:p>Gct sheet, Index 2.1</text:p>
          </table:table-cell>
          <table:table-cell table:style-name="ce352" office:value-type="time" office:time-value="PT19H15M00S" calcext:value-type="time">
            <text:p>19:15:00</text:p>
          </table:table-cell>
          <table:table-cell table:style-name="ce352" table:formula="of:=-['Wt 2.2'.B80]+['Wt 2.2'.E80]" office:value-type="time" office:time-value="PT01H25M00S" calcext:value-type="time">
            <text:p>01:25:00</text:p>
          </table:table-cell>
          <table:table-cell table:style-name="ce355" table:formula="of:=SUM(['Wt 2.2'.F79:.F80])" office:value-type="time" office:time-value="PT04H33M00S" calcext:value-type="time">
            <text:p>04:33:00</text:p>
          </table:table-cell>
          <table:table-cell table:number-columns-repeated="2"/>
          <table:table-cell table:style-name="ce353" office:value-type="string" calcext:value-type="string">
            <text:p>Days in:</text:p>
          </table:table-cell>
          <table:table-cell table:style-name="ce295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3H37M00S" calcext:value-type="time">
            <text:p>03:37:00</text:p>
          </table:table-cell>
          <table:table-cell table:style-name="ce333" office:value-type="date" office:date-value="2017-03-05" calcext:value-type="date">
            <text:p>03/05/17</text:p>
          </table:table-cell>
          <table:table-cell office:value-type="string" calcext:value-type="string">
            <text:p>Gct sheet, Index 2.1</text:p>
          </table:table-cell>
          <table:table-cell table:style-name="ce352" office:value-type="time" office:time-value="PT05H30M00S" calcext:value-type="time">
            <text:p>05:30:00</text:p>
          </table:table-cell>
          <table:table-cell table:style-name="ce352" table:formula="of:=-['Wt 2.2'.B81]+['Wt 2.2'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353" office:value-type="string" calcext:value-type="string">
            <text:p>Days off:</text:p>
          </table:table-cell>
          <table:table-cell table:style-name="ce342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23H25M00S" calcext:value-type="time">
            <text:p>23:25:00</text:p>
          </table:table-cell>
          <table:table-cell table:style-name="ce333" office:value-type="date" office:date-value="2017-03-05" calcext:value-type="date">
            <text:p>03/05/17</text:p>
          </table:table-cell>
          <table:table-cell office:value-type="string" calcext:value-type="string">
            <text:p>Gct sheet, Index 2.1</text:p>
          </table:table-cell>
          <table:table-cell table:style-name="ce352" office:value-type="time" office:time-value="PT23H59M00S" calcext:value-type="time">
            <text:p>23:59:00</text:p>
          </table:table-cell>
          <table:table-cell table:style-name="ce352" table:formula="of:=-['Wt 2.2'.B82]+['Wt 2.2'.E82]" office:value-type="time" office:time-value="PT00H34M00S" calcext:value-type="time">
            <text:p>00:34:00</text:p>
          </table:table-cell>
          <table:table-cell table:style-name="ce355" table:formula="of:=SUM(['Wt 2.2'.F81:.F82])" office:value-type="time" office:time-value="PT02H27M00S" calcext:value-type="time">
            <text:p>02:27:00</text:p>
          </table:table-cell>
          <table:table-cell table:number-columns-repeated="3"/>
          <table:table-cell table:style-name="ce333" office:value-type="date" office:date-value="2017-03-02" calcext:value-type="date">
            <text:p>03/02/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3-06" calcext:value-type="date">
            <text:p>03/06/17</text:p>
          </table:table-cell>
          <table:table-cell office:value-type="string" calcext:value-type="string">
            <text:p>B00k shet</text:p>
          </table:table-cell>
          <table:table-cell table:style-name="ce352" office:value-type="time" office:time-value="PT00H52M00S" calcext:value-type="time">
            <text:p>00:52:00</text:p>
          </table:table-cell>
          <table:table-cell table:style-name="ce352" table:formula="of:=-['Wt 2.2'.B83]+['Wt 2.2'.E83]" office:value-type="time" office:time-value="PT00H52M00S" calcext:value-type="time">
            <text:p>00:52:00</text:p>
          </table:table-cell>
          <table:table-cell table:style-name="ce355"/>
          <table:table-cell table:number-columns-repeated="3"/>
          <table:table-cell table:style-name="ce333" office:value-type="date" office:date-value="2017-03-08" calcext:value-type="date">
            <text:p>03/08/17</text:p>
          </table:table-cell>
          <table:table-cell office:value-type="string" calcext:value-type="string">
            <text:p>generic data</text:p>
          </table:table-cell>
          <table:table-cell table:style-name="ce361" office:value-type="string" calcext:value-type="string" table:number-columns-spanned="1" table:number-rows-spanned="6">
            <text:p>prsda</text:p>
          </table:table-cell>
          <table:table-cell table:style-name="ce358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364" office:value-type="string" calcext:value-type="string">
            <text:p>(out-of-tables)</text:p>
          </table:table-cell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17H50M00S" calcext:value-type="time">
            <text:p>17:50:00</text:p>
          </table:table-cell>
          <table:table-cell table:style-name="ce333" office:value-type="date" office:date-value="2017-03-06" calcext:value-type="date">
            <text:p>03/06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352" office:value-type="time" office:time-value="PT18H45M00S" calcext:value-type="time">
            <text:p>18:45:00</text:p>
          </table:table-cell>
          <table:table-cell table:style-name="ce352" table:formula="of:=-['Wt 2.2'.B84]+['Wt 2.2'.E84]" office:value-type="time" office:time-value="PT00H55M00S" calcext:value-type="time">
            <text:p>00:55:00</text:p>
          </table:table-cell>
          <table:table-cell table:style-name="ce355" table:formula="of:=SUM(['Wt 2.2'.F83:.F84])" office:value-type="time" office:time-value="PT01H47M00S" calcext:value-type="time">
            <text:p>01:47:00</text:p>
          </table:table-cell>
          <table:table-cell table:number-columns-repeated="3"/>
          <table:table-cell table:style-name="ce333" office:value-type="date" office:date-value="2017-03-09" calcext:value-type="date">
            <text:p>03/09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40M00S" calcext:value-type="time">
            <text:p>00:40:00</text:p>
          </table:table-cell>
          <table:table-cell table:style-name="ce333" office:value-type="date" office:date-value="2017-03-07" calcext:value-type="date">
            <text:p>03/07/17</text:p>
          </table:table-cell>
          <table:table-cell office:value-type="string" calcext:value-type="string">
            <text:p>computer config, Index 2.1: LWC-nrsv1</text:p>
          </table:table-cell>
          <table:table-cell table:style-name="ce352" office:value-type="time" office:time-value="PT02H24M00S" calcext:value-type="time">
            <text:p>02:24:00</text:p>
          </table:table-cell>
          <table:table-cell table:style-name="ce352" table:formula="of:=-['Wt 2.2'.B85]+['Wt 2.2'.E85]" office:value-type="time" office:time-value="PT01H44M00S" calcext:value-type="time">
            <text:p>01:44:00</text:p>
          </table:table-cell>
          <table:table-cell table:style-name="ce355"/>
          <table:table-cell table:number-columns-repeated="3"/>
          <table:table-cell table:style-name="ce333" office:value-type="date" office:date-value="2017-03-10" calcext:value-type="date">
            <text:p>03/10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22H00M00S" calcext:value-type="time">
            <text:p>22:00:00</text:p>
          </table:table-cell>
          <table:table-cell table:style-name="ce333" office:value-type="date" office:date-value="2017-03-07" calcext:value-type="date">
            <text:p>03/07/17</text:p>
          </table:table-cell>
          <table:table-cell office:value-type="string" calcext:value-type="string">
            <text:p>computer config(*tct0)</text:p>
          </table:table-cell>
          <table:table-cell table:style-name="ce352" office:value-type="time" office:time-value="PT23H13M00S" calcext:value-type="time">
            <text:p>23:13:00</text:p>
          </table:table-cell>
          <table:table-cell table:style-name="ce352" table:formula="of:=-['Wt 2.2'.B86]+['Wt 2.2'.E86]" office:value-type="time" office:time-value="PT01H13M00S" calcext:value-type="time">
            <text:p>01:13:00</text:p>
          </table:table-cell>
          <table:table-cell table:style-name="ce355" table:formula="of:=SUM(['Wt 2.2'.F85:.F86])" office:value-type="time" office:time-value="PT02H57M00S" calcext:value-type="time">
            <text:p>02:57:00</text:p>
          </table:table-cell>
          <table:table-cell table:number-columns-repeated="3"/>
          <table:table-cell table:style-name="ce333" office:value-type="date" office:date-value="2017-03-11" calcext:value-type="date">
            <text:p>03/11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3-08" calcext:value-type="date">
            <text:p>03/08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352" office:value-type="time" office:time-value="PT00H40M00S" calcext:value-type="time">
            <text:p>00:40:00</text:p>
          </table:table-cell>
          <table:table-cell table:style-name="ce352" table:formula="of:=-['Wt 2.2'.B87]+['Wt 2.2'.E87]" office:value-type="time" office:time-value="PT00H40M00S" calcext:value-type="time">
            <text:p>00:40:00</text:p>
          </table:table-cell>
          <table:table-cell table:style-name="ce355"/>
          <table:table-cell table:number-columns-repeated="3"/>
          <table:table-cell table:style-name="ce333" office:value-type="date" office:date-value="2017-03-12" calcext:value-type="date">
            <text:p>03/12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3-09" calcext:value-type="date">
            <text:p>03/09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352" office:value-type="time" office:time-value="PT00H40M00S" calcext:value-type="time">
            <text:p>00:40:00</text:p>
          </table:table-cell>
          <table:table-cell table:style-name="ce352" table:formula="of:=-['Wt 2.2'.B88]+['Wt 2.2'.E88]" office:value-type="time" office:time-value="PT00H40M00S" calcext:value-type="time">
            <text:p>00:40:00</text:p>
          </table:table-cell>
          <table:table-cell table:style-name="ce355"/>
          <table:table-cell table:number-columns-repeated="3"/>
          <table:table-cell table:style-name="ce333" office:value-type="date" office:date-value="2017-03-13" calcext:value-type="date">
            <text:p>03/1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3-10" calcext:value-type="date">
            <text:p>03/10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352" office:value-type="time" office:time-value="PT00H40M00S" calcext:value-type="time">
            <text:p>00:40:00</text:p>
          </table:table-cell>
          <table:table-cell table:style-name="ce352" table:formula="of:=-['Wt 2.2'.B89]+['Wt 2.2'.E89]" office:value-type="time" office:time-value="PT00H40M00S" calcext:value-type="time">
            <text:p>00:40:00</text:p>
          </table:table-cell>
          <table:table-cell table:style-name="ce355"/>
          <table:table-cell table:number-columns-repeated="3"/>
          <table:table-cell table:style-name="ce333" office:value-type="date" office:date-value="2017-03-16" calcext:value-type="date">
            <text:p>03/16/17</text:p>
          </table:table-cell>
          <table:table-cell office:value-type="float" office:value="2" calcext:value-type="float">
            <text:p>2</text:p>
          </table:table-cell>
          <table:table-cell table:style-name="ce362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3-11" calcext:value-type="date">
            <text:p>03/11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352" office:value-type="time" office:time-value="PT00H40M00S" calcext:value-type="time">
            <text:p>00:40:00</text:p>
          </table:table-cell>
          <table:table-cell table:style-name="ce352" table:formula="of:=-['Wt 2.2'.B90]+['Wt 2.2'.E90]" office:value-type="time" office:time-value="PT00H40M00S" calcext:value-type="time">
            <text:p>00:40:00</text:p>
          </table:table-cell>
          <table:table-cell table:style-name="ce355"/>
          <table:table-cell table:number-columns-repeated="3"/>
          <table:table-cell table:style-name="ce334" office:value-type="date" office:date-value="2017-03-17" calcext:value-type="date">
            <text:p>03/17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3-12" calcext:value-type="date">
            <text:p>03/12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352" office:value-type="time" office:time-value="PT00H40M00S" calcext:value-type="time">
            <text:p>00:40:00</text:p>
          </table:table-cell>
          <table:table-cell table:style-name="ce352" table:formula="of:=-['Wt 2.2'.B91]+['Wt 2.2'.E91]" office:value-type="time" office:time-value="PT00H40M00S" calcext:value-type="time">
            <text:p>00:40:00</text:p>
          </table:table-cell>
          <table:table-cell table:style-name="ce355"/>
          <table:table-cell table:number-columns-repeated="3"/>
          <table:table-cell table:style-name="ce334" office:value-type="date" office:date-value="2017-03-18" calcext:value-type="date">
            <text:p>03/18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office:value-type="string" calcext:value-type="string">
            <text:p>03/2017</text:p>
          </table:table-cell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3-13" calcext:value-type="date">
            <text:p>03/1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352" office:value-type="time" office:time-value="PT00H40M00S" calcext:value-type="time">
            <text:p>00:40:00</text:p>
          </table:table-cell>
          <table:table-cell table:style-name="ce352" table:formula="of:=-['Wt 2.2'.B92]+['Wt 2.2'.E92]" office:value-type="time" office:time-value="PT00H40M00S" calcext:value-type="time">
            <text:p>00:40:00</text:p>
          </table:table-cell>
          <table:table-cell table:style-name="ce355" table:formula="of:=SUM(['Wt 2.2'.F87:.F92])" office:value-type="time" office:time-value="PT04H00M00S" calcext:value-type="time">
            <text:p>04:00:00</text:p>
          </table:table-cell>
          <table:table-cell table:number-columns-repeated="3"/>
          <table:table-cell table:style-name="ce334" office:value-type="date" office:date-value="2017-03-19" calcext:value-type="date">
            <text:p>03/19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21H00M00S" calcext:value-type="time">
            <text:p>21:00:00</text:p>
          </table:table-cell>
          <table:table-cell table:style-name="ce333" office:value-type="date" office:date-value="2017-03-14" calcext:value-type="date">
            <text:p>03/14/17</text:p>
          </table:table-cell>
          <table:table-cell office:value-type="string" calcext:value-type="string">
            <text:p>4|4 project, deep space</text:p>
          </table:table-cell>
          <table:table-cell table:style-name="ce352" office:value-type="time" office:time-value="PT22H00M00S" calcext:value-type="time">
            <text:p>22:00:00</text:p>
          </table:table-cell>
          <table:table-cell table:style-name="ce352" table:formula="of:=-['Wt 2.2'.B93]+['Wt 2.2'.E93]" office:value-type="time" office:time-value="PT01H00M00S" calcext:value-type="time">
            <text:p>01:00:00</text:p>
          </table:table-cell>
          <table:table-cell table:style-name="ce355" table:formula="of:=SUM(['Wt 2.2'.F93:.F93])" office:value-type="time" office:time-value="PT01H00M00S" calcext:value-type="time">
            <text:p>01:00:00</text:p>
          </table:table-cell>
          <table:table-cell table:number-columns-repeated="3"/>
          <table:table-cell table:style-name="ce334" office:value-type="date" office:date-value="2017-03-20" calcext:value-type="date">
            <text:p>03/20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21H00M00S" calcext:value-type="time">
            <text:p>21:00:00</text:p>
          </table:table-cell>
          <table:table-cell table:style-name="ce333" office:value-type="date" office:date-value="2017-03-15" calcext:value-type="date">
            <text:p>03/15/17</text:p>
          </table:table-cell>
          <table:table-cell office:value-type="string" calcext:value-type="string">
            <text:p>4|4 project, B00k update, wt, progress</text:p>
          </table:table-cell>
          <table:table-cell table:style-name="ce352" office:value-type="time" office:time-value="PT22H15M00S" calcext:value-type="time">
            <text:p>22:15:00</text:p>
          </table:table-cell>
          <table:table-cell table:style-name="ce352" table:formula="of:=-['Wt 2.2'.B94]+['Wt 2.2'.E94]" office:value-type="time" office:time-value="PT01H15M00S" calcext:value-type="time">
            <text:p>01:15:00</text:p>
          </table:table-cell>
          <table:table-cell table:style-name="ce355" table:formula="of:=SUM(['Wt 2.2'.F94:.F94])" office:value-type="time" office:time-value="PT01H15M00S" calcext:value-type="time">
            <text:p>01:15:00</text:p>
          </table:table-cell>
          <table:table-cell table:number-columns-repeated="3"/>
          <table:table-cell table:style-name="ce334" office:value-type="date" office:date-value="2017-03-21" calcext:value-type="date">
            <text:p>03/21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3-25" calcext:value-type="date">
            <text:p>03/25/17</text:p>
          </table:table-cell>
          <table:table-cell office:value-type="string" calcext:value-type="string">
            <text:p>N4_projects 24032017, B00k sheet</text:p>
          </table:table-cell>
          <table:table-cell table:style-name="ce352" office:value-type="time" office:time-value="PT01H40M00S" calcext:value-type="time">
            <text:p>01:40:00</text:p>
          </table:table-cell>
          <table:table-cell table:style-name="ce352" table:formula="of:=-['Wt 2.2'.B95]+['Wt 2.2'.E95]" office:value-type="time" office:time-value="PT01H40M00S" calcext:value-type="time">
            <text:p>01:40:00</text:p>
          </table:table-cell>
          <table:table-cell table:style-name="ce355"/>
          <table:table-cell table:number-columns-repeated="3"/>
          <table:table-cell table:style-name="ce334" office:value-type="date" office:date-value="2017-03-22" calcext:value-type="date">
            <text:p>03/22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18H00M00S" calcext:value-type="time">
            <text:p>18:00:00</text:p>
          </table:table-cell>
          <table:table-cell table:style-name="ce333" office:value-type="date" office:date-value="2017-03-25" calcext:value-type="date">
            <text:p>03/25/17</text:p>
          </table:table-cell>
          <table:table-cell office:value-type="string" calcext:value-type="string">
            <text:p>N4_projects 24032017, C2t, C2t sheet</text:p>
          </table:table-cell>
          <table:table-cell table:style-name="ce352" office:value-type="time" office:time-value="PT19H01M00S" calcext:value-type="time">
            <text:p>19:01:00</text:p>
          </table:table-cell>
          <table:table-cell table:style-name="ce352" table:formula="of:=-['Wt 2.2'.B96]+['Wt 2.2'.E96]" office:value-type="time" office:time-value="PT01H01M00S" calcext:value-type="time">
            <text:p>01:01:00</text:p>
          </table:table-cell>
          <table:table-cell table:style-name="ce355" table:formula="of:=SUM(['Wt 2.2'.F95:.F96])" office:value-type="time" office:time-value="PT02H41M00S" calcext:value-type="time">
            <text:p>02:41:00</text:p>
          </table:table-cell>
          <table:table-cell table:number-columns-repeated="3"/>
          <table:table-cell table:style-name="ce334" office:value-type="date" office:date-value="2017-03-23" calcext:value-type="date">
            <text:p>03/2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22H00M00S" calcext:value-type="time">
            <text:p>22:00:00</text:p>
          </table:table-cell>
          <table:table-cell table:style-name="ce333" office:value-type="date" office:date-value="2017-03-30" calcext:value-type="date">
            <text:p>03/30/17</text:p>
          </table:table-cell>
          <table:table-cell office:value-type="string" calcext:value-type="string">
            <text:p>N4_projects: digitalization prepare</text:p>
          </table:table-cell>
          <table:table-cell table:style-name="ce352" office:value-type="time" office:time-value="PT23H59M00S" calcext:value-type="time">
            <text:p>23:59:00</text:p>
          </table:table-cell>
          <table:table-cell table:style-name="ce352" table:formula="of:=-['Wt 2.2'.B97]+['Wt 2.2'.E97]" office:value-type="time" office:time-value="PT01H59M00S" calcext:value-type="time">
            <text:p>01:59:00</text:p>
          </table:table-cell>
          <table:table-cell table:style-name="ce355" table:formula="of:=SUM(['Wt 2.2'.F97:.F97])" office:value-type="time" office:time-value="PT01H59M00S" calcext:value-type="time">
            <text:p>01:59:00</text:p>
          </table:table-cell>
          <table:table-cell table:number-columns-repeated="3"/>
          <table:table-cell table:style-name="ce333" office:value-type="date" office:date-value="2017-03-24" calcext:value-type="date">
            <text:p>03/24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0H00M00S" calcext:value-type="time">
            <text:p>00:00:00</text:p>
          </table:table-cell>
          <table:table-cell table:style-name="ce333" office:value-type="date" office:date-value="2017-03-31" calcext:value-type="date">
            <text:p>03/31/17</text:p>
          </table:table-cell>
          <table:table-cell office:value-type="string" calcext:value-type="string">
            <text:p>N4_projects: digitalization prepare</text:p>
          </table:table-cell>
          <table:table-cell table:style-name="ce352" office:value-type="time" office:time-value="PT02H15M00S" calcext:value-type="time">
            <text:p>02:15:00</text:p>
          </table:table-cell>
          <table:table-cell table:style-name="ce352" table:formula="of:=-['Wt 2.2'.B98]+['Wt 2.2'.E98]" office:value-type="time" office:time-value="PT02H15M00S" calcext:value-type="time">
            <text:p>02:15:00</text:p>
          </table:table-cell>
          <table:table-cell table:style-name="ce355"/>
          <table:table-cell table:number-columns-repeated="3"/>
          <table:table-cell table:style-name="ce359" office:value-type="date" office:date-value="2017-03-26" calcext:value-type="date">
            <text:p>03/26/17</text:p>
          </table:table-cell>
          <table:table-cell office:value-type="float" office:value="11" calcext:value-type="float">
            <text:p>11</text:p>
          </table:table-cell>
          <table:table-cell table:style-name="ce363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2H33M00S" calcext:value-type="time">
            <text:p>02:33:00</text:p>
          </table:table-cell>
          <table:table-cell table:style-name="ce333" office:value-type="date" office:date-value="2017-03-31" calcext:value-type="date">
            <text:p>03/31/17</text:p>
          </table:table-cell>
          <table:table-cell office:value-type="string" calcext:value-type="string">
            <text:p>N4_projects: digitalization init</text:p>
          </table:table-cell>
          <table:table-cell table:style-name="ce352" office:value-type="time" office:time-value="PT05H09M00S" calcext:value-type="time">
            <text:p>05:09:00</text:p>
          </table:table-cell>
          <table:table-cell table:style-name="ce352" table:formula="of:=-['Wt 2.2'.B99]+['Wt 2.2'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359" office:value-type="date" office:date-value="2017-03-27" calcext:value-type="date">
            <text:p>03/27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2.2</text:p>
          </table:table-cell>
          <table:table-cell table:style-name="ce352" office:value-type="time" office:time-value="PT05H10M00S" calcext:value-type="time">
            <text:p>05:10:00</text:p>
          </table:table-cell>
          <table:table-cell table:style-name="ce333" office:value-type="date" office:date-value="2017-03-31" calcext:value-type="date">
            <text:p>03/31/17</text:p>
          </table:table-cell>
          <table:table-cell office:value-type="string" calcext:value-type="string">
            <text:p>digitalized (dir)</text:p>
          </table:table-cell>
          <table:table-cell table:style-name="ce352" office:value-type="time" office:time-value="PT05H35M00S" calcext:value-type="time">
            <text:p>05:35:00</text:p>
          </table:table-cell>
          <table:table-cell table:style-name="ce352" table:formula="of:=-['Wt 2.2'.B100]+['Wt 2.2'.E100]" office:value-type="time" office:time-value="PT00H25M00S" calcext:value-type="time">
            <text:p>00:25:00</text:p>
          </table:table-cell>
          <table:table-cell table:style-name="ce355" table:formula="of:=SUM(['Wt 2.2'.F98:.F100])" office:value-type="time" office:time-value="PT05H16M00S" calcext:value-type="time">
            <text:p>05:16:00</text:p>
          </table:table-cell>
          <table:table-cell table:number-columns-repeated="3"/>
          <table:table-cell table:style-name="ce359" office:value-type="date" office:date-value="2017-03-28" calcext:value-type="date">
            <text:p>03/28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352"/>
          <table:table-cell table:style-name="ce333"/>
          <table:table-cell/>
          <table:table-cell table:style-name="ce352" table:number-columns-repeated="2"/>
          <table:table-cell table:style-name="ce355"/>
          <table:table-cell table:number-columns-repeated="3"/>
          <table:table-cell table:style-name="ce359" office:value-type="date" office:date-value="2017-03-29" calcext:value-type="date">
            <text:p>03/29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3"/>
        </table:table-row>
        <table:table-row table:style-name="ro1">
          <table:table-cell table:number-columns-repeated="6"/>
          <table:table-cell table:style-name="ce240" office:value-type="string" calcext:value-type="string">
            <text:p>Hours</text:p>
          </table:table-cell>
          <table:table-cell table:style-name="ce316"/>
          <table:table-cell table:number-columns-repeated="8"/>
        </table:table-row>
        <table:table-row table:style-name="ro1">
          <table:table-cell table:number-columns-repeated="4"/>
          <table:table-cell table:style-name="ce353" office:value-type="string" calcext:value-type="string" table:number-columns-spanned="2" table:number-rows-spanned="1">
            <text:p>Month Total = </text:p>
          </table:table-cell>
          <table:covered-table-cell table:style-name="ce353"/>
          <table:table-cell table:style-name="ce357" table:formula="of:=SUM(['Wt 2.2'.F76:.F100])" office:value-type="time" office:time-value="PT34H33M00S" calcext:value-type="time">
            <text:p>34:33: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53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356" table:formula="of:=SUM(['Wt 2.2'.G103]/11)" office:value-type="time" office:time-value="PT03H08M27.272727273S" calcext:value-type="time">
            <text:p>03:08:27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I3.0</text:p>
          </table:table-cell>
          <table:table-cell table:style-name="ce352" office:value-type="time" office:time-value="PT22H00M00S" calcext:value-type="time">
            <text:p>22:00:00</text:p>
          </table:table-cell>
          <table:table-cell table:style-name="ce333" office:value-type="date" office:date-value="2017-04-01" calcext:value-type="date">
            <text:p>04/01/17</text:p>
          </table:table-cell>
          <table:table-cell office:value-type="string" calcext:value-type="string">
            <text:p>PI &amp; N4 Review</text:p>
          </table:table-cell>
          <table:table-cell table:style-name="ce352" office:value-type="time" office:time-value="PT23H59M00S" calcext:value-type="time">
            <text:p>23:59:00</text:p>
          </table:table-cell>
          <table:table-cell table:style-name="ce352" table:formula="of:=-['Wt 2.2'.B107]+['Wt 2.2'.E107]" office:value-type="time" office:time-value="PT01H59M00S" calcext:value-type="time">
            <text:p>01:59:00</text:p>
          </table:table-cell>
          <table:table-cell table:style-name="ce355" table:formula="of:=SUM(['Wt 2.2'.F107:.F107])" office:value-type="time" office:time-value="PT01H59M00S" calcext:value-type="time">
            <text:p>01:59:00</text:p>
          </table:table-cell>
          <table:table-cell table:number-columns-repeated="9"/>
        </table:table-row>
        <table:table-row table:style-name="ro1" table:number-rows-repeated="34">
          <table:table-cell table:number-columns-repeated="16"/>
        </table:table-row>
        <table:table-row table:style-name="ro1">
          <table:table-cell table:number-columns-repeated="6"/>
          <table:table-cell table:style-name="ce240" office:value-type="string" calcext:value-type="string">
            <text:p>Hours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53" office:value-type="string" calcext:value-type="string" table:number-columns-spanned="2" table:number-rows-spanned="1">
            <text:p>Month Total = </text:p>
          </table:table-cell>
          <table:covered-table-cell table:style-name="ce353"/>
          <table:table-cell table:style-name="ce357" table:formula="of:=SUM(['Wt 2.2'.F107:.F140])" office:value-type="time" office:time-value="PT01H59M00S" calcext:value-type="time">
            <text:p>01:59:0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353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356" table:formula="of:=SUM(['Wt 2.2'.G143]/30)" office:value-type="time" office:time-value="PT00H03M58S" calcext:value-type="time">
            <text:p>00:03:58</text:p>
          </table:table-cell>
          <table:table-cell table:number-columns-repeated="9"/>
        </table:table-row>
        <table:table-row table:style-name="ro1" table:number-rows-repeated="1048418">
          <table:table-cell table:number-columns-repeated="16"/>
        </table:table-row>
        <table:table-row table:style-name="ro1">
          <table:table-cell table:number-columns-repeated="6"/>
          <table:table-cell table:style-name="ce355" table:formula="of:=SUM(['Wt 2.2'.F1048562:.F1048563])" office:value-type="time" office:time-value="PT00H00M00S" calcext:value-type="time">
            <text:p>00:00:00</text:p>
          </table:table-cell>
          <table:table-cell table:number-columns-repeated="9"/>
        </table:table-row>
        <table:table-row table:style-name="ro1" table:number-rows-repeated="12">
          <table:table-cell table:number-columns-repeated="6"/>
          <table:table-cell table:style-name="ce355"/>
          <table:table-cell table:number-columns-repeated="9"/>
        </table:table-row>
        <table:table-row table:style-name="ro1">
          <table:table-cell table:number-columns-repeated="6"/>
          <table:table-cell table:style-name="ce355"/>
          <table:table-cell table:number-columns-repeated="9"/>
        </table:table-row>
      </table:table>
      <table:table table:name="Program(CGPsys)" table:style-name="ta1">
        <office:forms form:automatic-focus="false" form:apply-design-mode="false"/>
        <table:table-column table:style-name="co25" table:default-cell-style-name="ce18"/>
        <table:table-column table:style-name="co26" table:number-columns-repeated="2" table:default-cell-style-name="ce18"/>
        <table:table-column table:style-name="co27" table:default-cell-style-name="ce18"/>
        <table:table-column table:style-name="co13" table:number-columns-repeated="3" table:default-cell-style-name="ce18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 table:number-columns-spanned="2" table:number-rows-spanned="1">
            <text:p>Estimated Time(h/m)</text:p>
          </table:table-cell>
          <table:covered-table-cell table:style-name="ce20"/>
          <table:table-cell table:style-name="ce20" office:value-type="string" calcext:value-type="string">
            <text:p>Start Date</text:p>
          </table:table-cell>
          <table:table-cell table:style-name="ce20" office:value-type="string" calcext:value-type="string">
            <text:p>Last visit</text:p>
          </table:table-cell>
          <table:table-cell table:style-name="ce20" office:value-type="string" calcext:value-type="string">
            <text:p>Progress</text:p>
          </table:table-cell>
          <table:table-cell table:style-name="ce20" office:value-type="string" calcext:value-type="string">
            <text:p>Left</text:p>
          </table:table-cell>
          <table:table-cell table:style-name="ce20" office:value-type="string" calcext:value-type="string">
            <text:p>Left Avg</text:p>
          </table:table-cell>
          <table:table-cell table:style-name="ce47" table:number-columns-repeated="1016"/>
        </table:table-row>
        <table:table-row table:style-name="ro1">
          <table:table-cell table:style-name="ce32" office:value-type="string" calcext:value-type="string">
            <text:p>Python</text:p>
          </table:table-cell>
          <table:table-cell table:style-name="ce38" office:value-type="float" office:value="5" calcext:value-type="float">
            <text:p>5</text:p>
          </table:table-cell>
          <table:table-cell table:style-name="ce44" table:formula="of:=['Program(CGPsys)'.B2]*60" office:value-type="float" office:value="300" calcext:value-type="float">
            <text:p>300</text:p>
          </table:table-cell>
          <table:table-cell table:style-name="ce32" office:value-type="string" calcext:value-type="string">
            <text:p>----</text:p>
          </table:table-cell>
          <table:table-cell table:style-name="ce41" office:value-type="date" office:date-value="2016-12-29" calcext:value-type="date">
            <text:p>12/29/16</text:p>
          </table:table-cell>
          <table:table-cell table:style-name="ce83" office:value-type="percentage" office:value="1" calcext:value-type="percentage">
            <text:p>100.00%</text:p>
          </table:table-cell>
          <table:table-cell table:style-name="ce32" table:formula="of:=SUM((['Program(CGPsys)'.C2])-(['Program(CGPsys)'.C2]*['Program(CGPsys)'.F2]))" office:value-type="float" office:value="0" calcext:value-type="float">
            <text:p>0</text:p>
          </table:table-cell>
          <table:table-cell table:style-name="ce32" table:formula="of:=SUM(['Program(CGPsys)'.G2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Git</text:p>
          </table:table-cell>
          <table:table-cell table:style-name="ce39" office:value-type="float" office:value="2" calcext:value-type="float">
            <text:p>2</text:p>
          </table:table-cell>
          <table:table-cell table:style-name="ce45" table:formula="of:=['Program(CGPsys)'.B3]*60" office:value-type="float" office:value="120" calcext:value-type="float">
            <text:p>120</text:p>
          </table:table-cell>
          <table:table-cell table:style-name="ce33" office:value-type="string" calcext:value-type="string">
            <text:p>----</text:p>
          </table:table-cell>
          <table:table-cell table:style-name="ce42" office:value-type="date" office:date-value="2017-02-02" calcext:value-type="date">
            <text:p>02/02/17</text:p>
          </table:table-cell>
          <table:table-cell table:style-name="ce84" office:value-type="percentage" office:value="0.25" calcext:value-type="percentage">
            <text:p>25.00%</text:p>
          </table:table-cell>
          <table:table-cell table:style-name="ce33" table:formula="of:=SUM((['Program(CGPsys)'.C3])-(['Program(CGPsys)'.C3]*['Program(CGPsys)'.F3]))" office:value-type="float" office:value="90" calcext:value-type="float">
            <text:p>90</text:p>
          </table:table-cell>
          <table:table-cell table:style-name="ce33" table:formula="of:=SUM(['Program(CGPsys)'.G3]*4/60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JavaScript</text:p>
          </table:table-cell>
          <table:table-cell table:style-name="ce39" office:value-type="float" office:value="10" calcext:value-type="float">
            <text:p>10</text:p>
          </table:table-cell>
          <table:table-cell table:style-name="ce45" table:formula="of:=['Program(CGPsys)'.B4]*60" office:value-type="float" office:value="600" calcext:value-type="float">
            <text:p>60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84" office:value-type="percentage" office:value="0.31" calcext:value-type="percentage">
            <text:p>31.00%</text:p>
          </table:table-cell>
          <table:table-cell table:style-name="ce33" table:formula="of:=SUM((['Program(CGPsys)'.C4])-(['Program(CGPsys)'.C4]*['Program(CGPsys)'.F4]))" office:value-type="float" office:value="414" calcext:value-type="float">
            <text:p>414</text:p>
          </table:table-cell>
          <table:table-cell table:style-name="ce33" table:formula="of:=SUM(['Program(CGPsys)'.G4]*4/60)" office:value-type="float" office:value="27.6" calcext:value-type="float">
            <text:p>27.6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Learn JavaScript</text:p>
          </table:table-cell>
          <table:table-cell table:style-name="ce39" office:value-type="float" office:value="5" calcext:value-type="float">
            <text:p>5</text:p>
          </table:table-cell>
          <table:table-cell table:style-name="ce45" table:formula="of:=['Program(CGPsys)'.B5]*60" office:value-type="float" office:value="300" calcext:value-type="float">
            <text:p>30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84" office:value-type="percentage" office:value="0" calcext:value-type="percentage">
            <text:p>0.00%</text:p>
          </table:table-cell>
          <table:table-cell table:style-name="ce33" table:formula="of:=SUM((['Program(CGPsys)'.C5])-(['Program(CGPsys)'.C5]*['Program(CGPsys)'.F5]))" office:value-type="float" office:value="300" calcext:value-type="float">
            <text:p>300</text:p>
          </table:table-cell>
          <table:table-cell table:style-name="ce33" table:formula="of:=SUM(['Program(CGPsys)'.G5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PHP</text:p>
          </table:table-cell>
          <table:table-cell table:style-name="ce39" office:value-type="float" office:value="4" calcext:value-type="float">
            <text:p>4</text:p>
          </table:table-cell>
          <table:table-cell table:style-name="ce45" table:formula="of:=['Program(CGPsys)'.B6]*60"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84" office:value-type="percentage" office:value="0.27" calcext:value-type="percentage">
            <text:p>27.00%</text:p>
          </table:table-cell>
          <table:table-cell table:style-name="ce33" table:formula="of:=SUM((['Program(CGPsys)'.C6])-(['Program(CGPsys)'.C6]*['Program(CGPsys)'.F6]))" office:value-type="float" office:value="175.2" calcext:value-type="float">
            <text:p>175.2</text:p>
          </table:table-cell>
          <table:table-cell table:style-name="ce33" table:formula="of:=SUM(['Program(CGPsys)'.G6]*4/60)" office:value-type="float" office:value="11.68" calcext:value-type="float">
            <text:p>11.68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Learn Java</text:p>
          </table:table-cell>
          <table:table-cell table:style-name="ce39" office:value-type="float" office:value="4" calcext:value-type="float">
            <text:p>4</text:p>
          </table:table-cell>
          <table:table-cell table:style-name="ce45" table:formula="of:=['Program(CGPsys)'.B7]*60"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84" office:value-type="percentage" office:value="1" calcext:value-type="percentage">
            <text:p>100.00%</text:p>
          </table:table-cell>
          <table:table-cell table:style-name="ce33" table:formula="of:=SUM((['Program(CGPsys)'.C7])-(['Program(CGPsys)'.C7]*['Program(CGPsys)'.F7]))" office:value-type="float" office:value="0" calcext:value-type="float">
            <text:p>0</text:p>
          </table:table-cell>
          <table:table-cell table:style-name="ce33" table:formula="of:=SUM(['Program(CGPsys)'.G7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Deploy a Website</text:p>
          </table:table-cell>
          <table:table-cell table:style-name="ce39" office:value-type="float" office:value="4" calcext:value-type="float">
            <text:p>4</text:p>
          </table:table-cell>
          <table:table-cell table:style-name="ce45" table:formula="of:=['Program(CGPsys)'.B8]*60"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84" office:value-type="percentage" office:value="0" calcext:value-type="percentage">
            <text:p>0.00%</text:p>
          </table:table-cell>
          <table:table-cell table:style-name="ce33" table:formula="of:=SUM((['Program(CGPsys)'.C8])-(['Program(CGPsys)'.C8]*['Program(CGPsys)'.F8]))" office:value-type="float" office:value="240" calcext:value-type="float">
            <text:p>240</text:p>
          </table:table-cell>
          <table:table-cell table:style-name="ce33" table:formula="of:=SUM(['Program(CGPsys)'.G8]*4/60)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SQL: Table Transformation</text:p>
          </table:table-cell>
          <table:table-cell table:style-name="ce39" office:value-type="float" office:value="5" calcext:value-type="float">
            <text:p>5</text:p>
          </table:table-cell>
          <table:table-cell table:style-name="ce45" table:formula="of:=['Program(CGPsys)'.B9]*60" office:value-type="float" office:value="300" calcext:value-type="float">
            <text:p>30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84" office:value-type="percentage" office:value="0" calcext:value-type="percentage">
            <text:p>0.00%</text:p>
          </table:table-cell>
          <table:table-cell table:style-name="ce33" table:formula="of:=SUM((['Program(CGPsys)'.C9])-(['Program(CGPsys)'.C9]*['Program(CGPsys)'.F9]))" office:value-type="float" office:value="300" calcext:value-type="float">
            <text:p>300</text:p>
          </table:table-cell>
          <table:table-cell table:style-name="ce33" table:formula="of:=SUM(['Program(CGPsys)'.G9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SQL: Analyzing Bussines Metrics</text:p>
          </table:table-cell>
          <table:table-cell table:style-name="ce39" office:value-type="float" office:value="2" calcext:value-type="float">
            <text:p>2</text:p>
          </table:table-cell>
          <table:table-cell table:style-name="ce45" table:formula="of:=['Program(CGPsys)'.B10]*60" office:value-type="float" office:value="120" calcext:value-type="float">
            <text:p>12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84" office:value-type="percentage" office:value="0" calcext:value-type="percentage">
            <text:p>0.00%</text:p>
          </table:table-cell>
          <table:table-cell table:style-name="ce33" table:formula="of:=SUM((['Program(CGPsys)'.C10])-(['Program(CGPsys)'.C10]*['Program(CGPsys)'.F10]))" office:value-type="float" office:value="120" calcext:value-type="float">
            <text:p>120</text:p>
          </table:table-cell>
          <table:table-cell table:style-name="ce33" table:formula="of:=SUM(['Program(CGPsys)'.G10]*4/60)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Learn Sass</text:p>
          </table:table-cell>
          <table:table-cell table:style-name="ce39" office:value-type="float" office:value="3" calcext:value-type="float">
            <text:p>3</text:p>
          </table:table-cell>
          <table:table-cell table:style-name="ce45" table:formula="of:=['Program(CGPsys)'.B11]*60" office:value-type="float" office:value="180" calcext:value-type="float">
            <text:p>18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84" office:value-type="percentage" office:value="0" calcext:value-type="percentage">
            <text:p>0.00%</text:p>
          </table:table-cell>
          <table:table-cell table:style-name="ce33" table:formula="of:=SUM((['Program(CGPsys)'.C11])-(['Program(CGPsys)'.C11]*['Program(CGPsys)'.F11]))" office:value-type="float" office:value="180" calcext:value-type="float">
            <text:p>180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Ruby</text:p>
          </table:table-cell>
          <table:table-cell table:style-name="ce39" office:value-type="float" office:value="9" calcext:value-type="float">
            <text:p>9</text:p>
          </table:table-cell>
          <table:table-cell table:style-name="ce45" table:formula="of:=['Program(CGPsys)'.B12]*60" office:value-type="float" office:value="540" calcext:value-type="float">
            <text:p>5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84" office:value-type="percentage" office:value="0" calcext:value-type="percentage">
            <text:p>0.00%</text:p>
          </table:table-cell>
          <table:table-cell table:style-name="ce33" table:formula="of:=SUM((['Program(CGPsys)'.C12])-(['Program(CGPsys)'.C12]*['Program(CGPsys)'.F12]))" office:value-type="float" office:value="540" calcext:value-type="float">
            <text:p>540</text:p>
          </table:table-cell>
          <table:table-cell table:style-name="ce33" table:formula="of:=SUM(['Program(CGPsys)'.G12]*4/60)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Learn Ruby on Rails</text:p>
          </table:table-cell>
          <table:table-cell table:style-name="ce39" office:value-type="float" office:value="5" calcext:value-type="float">
            <text:p>5</text:p>
          </table:table-cell>
          <table:table-cell table:style-name="ce45" table:formula="of:=['Program(CGPsys)'.B13]*60" office:value-type="float" office:value="300" calcext:value-type="float">
            <text:p>30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84" office:value-type="percentage" office:value="0" calcext:value-type="percentage">
            <text:p>0.00%</text:p>
          </table:table-cell>
          <table:table-cell table:style-name="ce33" table:formula="of:=SUM((['Program(CGPsys)'.C13])-(['Program(CGPsys)'.C13]*['Program(CGPsys)'.F13]))" office:value-type="float" office:value="300" calcext:value-type="float">
            <text:p>300</text:p>
          </table:table-cell>
          <table:table-cell table:style-name="ce33" table:formula="of:=SUM(['Program(CGPsys)'.G13]*4/60)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Make a Website</text:p>
          </table:table-cell>
          <table:table-cell table:style-name="ce39" office:value-type="float" office:value="4" calcext:value-type="float">
            <text:p>4</text:p>
          </table:table-cell>
          <table:table-cell table:style-name="ce45" table:formula="of:=['Program(CGPsys)'.B14]*60" office:value-type="float" office:value="240" calcext:value-type="float">
            <text:p>24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84" office:value-type="percentage" office:value="1" calcext:value-type="percentage">
            <text:p>100.00%</text:p>
          </table:table-cell>
          <table:table-cell table:style-name="ce33" table:formula="of:=SUM((['Program(CGPsys)'.C14])-(['Program(CGPsys)'.C14]*['Program(CGPsys)'.F14]))" office:value-type="float" office:value="0" calcext:value-type="float">
            <text:p>0</text:p>
          </table:table-cell>
          <table:table-cell table:style-name="ce33" table:formula="of:=SUM(['Program(CGPsys)'.G14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3" office:value-type="string" calcext:value-type="string">
            <text:p>HTML &amp; CSS</text:p>
          </table:table-cell>
          <table:table-cell table:style-name="ce39" office:value-type="float" office:value="7" calcext:value-type="float">
            <text:p>7</text:p>
          </table:table-cell>
          <table:table-cell table:style-name="ce45" table:formula="of:=['Program(CGPsys)'.B15]*60" office:value-type="float" office:value="420" calcext:value-type="float">
            <text:p>420</text:p>
          </table:table-cell>
          <table:table-cell table:number-columns-repeated="2" table:style-name="ce33" office:value-type="string" calcext:value-type="string">
            <text:p>----</text:p>
          </table:table-cell>
          <table:table-cell table:style-name="ce84" office:value-type="percentage" office:value="1" calcext:value-type="percentage">
            <text:p>100.00%</text:p>
          </table:table-cell>
          <table:table-cell table:style-name="ce33" table:formula="of:=SUM((['Program(CGPsys)'.C15])-(['Program(CGPsys)'.C15]*['Program(CGPsys)'.F15]))" office:value-type="float" office:value="0" calcext:value-type="float">
            <text:p>0</text:p>
          </table:table-cell>
          <table:table-cell table:style-name="ce33" table:formula="of:=SUM(['Program(CGPsys)'.G15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4" office:value-type="string" calcext:value-type="string">
            <text:p>Learn the Command Line</text:p>
          </table:table-cell>
          <table:table-cell table:style-name="ce40" office:value-type="float" office:value="3" calcext:value-type="float">
            <text:p>3</text:p>
          </table:table-cell>
          <table:table-cell table:style-name="ce46" table:formula="of:=['Program(CGPsys)'.B16]*60" office:value-type="float" office:value="180" calcext:value-type="float">
            <text:p>180</text:p>
          </table:table-cell>
          <table:table-cell table:number-columns-repeated="2" table:style-name="ce34" office:value-type="string" calcext:value-type="string">
            <text:p>----</text:p>
          </table:table-cell>
          <table:table-cell table:style-name="ce85" office:value-type="percentage" office:value="1" calcext:value-type="percentage">
            <text:p>100.00%</text:p>
          </table:table-cell>
          <table:table-cell table:style-name="ce34" table:formula="of:=SUM((['Program(CGPsys)'.C16])-(['Program(CGPsys)'.C16]*['Program(CGPsys)'.F16]))" office:value-type="float" office:value="0" calcext:value-type="float">
            <text:p>0</text:p>
          </table:table-cell>
          <table:table-cell table:style-name="ce34" table:formula="of:=SUM(['Program(CGPsys)'.G16]*4/6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0" office:value-type="string" calcext:value-type="string">
            <text:p>Minutes</text:p>
          </table:table-cell>
          <table:table-cell table:style-name="ce20" office:value-type="string" calcext:value-type="string">
            <text:p>Hours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otal Time</text:p>
          </table:table-cell>
          <table:table-cell table:style-name="ce78" table:formula="of:=['Program(CGPsys)'.C18]/60" office:value-type="float" office:value="72" calcext:value-type="float">
            <text:p>72</text:p>
          </table:table-cell>
          <table:table-cell table:style-name="ce79" table:formula="of:=['Program(CGPsys)'.C2]+['Program(CGPsys)'.C3]+['Program(CGPsys)'.C4]+['Program(CGPsys)'.C5]+['Program(CGPsys)'.C6]+['Program(CGPsys)'.C7]+['Program(CGPsys)'.C8]+['Program(CGPsys)'.C9]+['Program(CGPsys)'.C10]+['Program(CGPsys)'.C11]+['Program(CGPsys)'.C12]+['Program(CGPsys)'.C13]+['Program(CGPsys)'.C14]+['Program(CGPsys)'.C15]+['Program(CGPsys)'.C16]" office:value-type="float" office:value="4320" calcext:value-type="float">
            <text:p>4320</text:p>
          </table:table-cell>
          <table:table-cell table:style-name="ce21" table:number-columns-repeated="2"/>
          <table:table-cell table:style-name="ce84"/>
          <table:table-cell table:style-name="ce23"/>
          <table:table-cell table:number-columns-repeated="1017"/>
        </table:table-row>
        <table:table-row table:style-name="ro1">
          <table:table-cell table:style-name="ce20" office:value-type="string" calcext:value-type="string">
            <text:p>Total Time Ongoing/Done</text:p>
          </table:table-cell>
          <table:table-cell table:style-name="ce78" table:formula="of:=['Program(CGPsys)'.C19]/60" office:value-type="float" office:value="39" calcext:value-type="float">
            <text:p>39</text:p>
          </table:table-cell>
          <table:table-cell table:style-name="ce80" table:formula="of:=['Program(CGPsys)'.C2]+['Program(CGPsys)'.C3]+['Program(CGPsys)'.C4]+['Program(CGPsys)'.C6]+['Program(CGPsys)'.C7]+['Program(CGPsys)'.C14]+['Program(CGPsys)'.C15]+['Program(CGPsys)'.C16]" office:value-type="float" office:value="2340" calcext:value-type="float">
            <text:p>2340</text:p>
          </table:table-cell>
          <table:table-cell table:style-name="ce21" table:number-columns-repeated="2"/>
          <table:table-cell table:style-name="ce84"/>
          <table:table-cell table:number-columns-repeated="1018"/>
        </table:table-row>
        <table:table-row table:style-name="ro1">
          <table:table-cell table:style-name="ce20" office:value-type="string" calcext:value-type="string">
            <text:p>Done</text:p>
          </table:table-cell>
          <table:table-cell table:style-name="ce78" table:formula="of:=['Program(CGPsys)'.C20]/60" office:value-type="float" office:value="27.68" calcext:value-type="float">
            <text:p>27.68</text:p>
          </table:table-cell>
          <table:table-cell table:style-name="ce80" table:formula="of:=(['Program(CGPsys)'.C2]*['Program(CGPsys)'.F2])+(['Program(CGPsys)'.C3]*['Program(CGPsys)'.F3])+(['Program(CGPsys)'.C4]*['Program(CGPsys)'.F4])+(['Program(CGPsys)'.C5]*['Program(CGPsys)'.F5])+(['Program(CGPsys)'.C6]*['Program(CGPsys)'.F6])+(['Program(CGPsys)'.C7]*['Program(CGPsys)'.F7])+(['Program(CGPsys)'.C8]*['Program(CGPsys)'.F8])+(['Program(CGPsys)'.C9]*['Program(CGPsys)'.F9])+(['Program(CGPsys)'.C10]*['Program(CGPsys)'.F10])+(['Program(CGPsys)'.C11]*['Program(CGPsys)'.F11])+(['Program(CGPsys)'.C12]*['Program(CGPsys)'.F12])+(['Program(CGPsys)'.C13]*['Program(CGPsys)'.F13])+(['Program(CGPsys)'.C14]*['Program(CGPsys)'.F14])+(['Program(CGPsys)'.C15]*['Program(CGPsys)'.F15])+(['Program(CGPsys)'.C16]*['Program(CGPsys)'.F16])" office:value-type="float" office:value="1660.8" calcext:value-type="float">
            <text:p>1660.8</text:p>
          </table:table-cell>
          <table:table-cell table:style-name="ce21" table:number-columns-repeated="2"/>
          <table:table-cell table:style-name="ce84"/>
          <table:table-cell table:number-columns-repeated="1018"/>
        </table:table-row>
        <table:table-row table:style-name="ro1">
          <table:table-cell table:style-name="ce20" office:value-type="string" calcext:value-type="string">
            <text:p>Ongoing Left</text:p>
          </table:table-cell>
          <table:table-cell table:style-name="ce78" table:formula="of:=['Program(CGPsys)'.C21]/60" office:value-type="float" office:value="11.32" calcext:value-type="float">
            <text:p>11.32</text:p>
          </table:table-cell>
          <table:table-cell table:style-name="ce80" table:formula="of:=['Program(CGPsys)'.C19]-['Program(CGPsys)'.C20]" office:value-type="float" office:value="679.2" calcext:value-type="float">
            <text:p>679.2</text:p>
          </table:table-cell>
          <table:table-cell table:style-name="ce21" table:number-columns-repeated="2"/>
          <table:table-cell table:style-name="ce84"/>
          <table:table-cell table:number-columns-repeated="1018"/>
        </table:table-row>
        <table:table-row table:style-name="ro1">
          <table:table-cell table:style-name="ce20" office:value-type="string" calcext:value-type="string">
            <text:p>Total Left</text:p>
          </table:table-cell>
          <table:table-cell table:style-name="ce78" table:formula="of:=['Program(CGPsys)'.C22]/60" office:value-type="float" office:value="44.32" calcext:value-type="float">
            <text:p>44.32</text:p>
          </table:table-cell>
          <table:table-cell table:style-name="ce80" table:formula="of:=['Program(CGPsys)'.C18]-['Program(CGPsys)'.C20]" office:value-type="float" office:value="2659.2" calcext:value-type="float">
            <text:p>2659.2</text:p>
          </table:table-cell>
          <table:table-cell table:style-name="ce81" table:number-columns-repeated="2"/>
          <table:table-cell table:style-name="ce84"/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Hours</text:p>
          </table:table-cell>
          <table:table-cell table:style-name="ce20" office:value-type="string" calcext:value-type="string">
            <text:p>Minutes</text:p>
          </table:table-cell>
          <table:table-cell table:style-name="ce82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>
          <table:table-cell table:number-columns-repeated="7"/>
          <table:table-cell table:style-name="ce79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9" office:value-type="string" calcext:value-type="string">
            <text:p>left</text:p>
          </table:table-cell>
          <table:table-cell table:style-name="ce79" office:value-type="string" calcext:value-type="string">
            <text:p>done</text:p>
          </table:table-cell>
          <table:table-cell/>
          <table:table-cell table:style-name="ce18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9" table:formula="of:=['Program(CGPsys)'.C22]/25" office:value-type="float" office:value="106.368" calcext:value-type="float">
            <text:p>106.368</text:p>
          </table:table-cell>
          <table:table-cell table:style-name="ce79" table:formula="of:=['Program(CGPsys)'.C20]/25" office:value-type="float" office:value="66.432" calcext:value-type="float">
            <text:p>66.432</text:p>
          </table:table-cell>
          <table:table-cell table:style-name="ce87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9" table:formula="of:=['Program(CGPsys)'.C22]/120" office:value-type="float" office:value="22.16" calcext:value-type="float">
            <text:p>22.16</text:p>
          </table:table-cell>
          <table:table-cell table:style-name="ce79" table:formula="of:=['Program(CGPsys)'.C20]/120" office:value-type="float" office:value="13.84" calcext:value-type="float">
            <text:p>13.84</text:p>
          </table:table-cell>
          <table:table-cell table:style-name="ce79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3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9" table:formula="of:=SUM(['Program(CGPsys)'.C22]*4)" office:value-type="float" office:value="10636.8" calcext:value-type="float">
            <text:p>10636.8</text:p>
          </table:table-cell>
          <table:table-cell table:style-name="ce79" table:formula="of:=SUM(['Program(CGPsys)'.C20]*4)" office:value-type="float" office:value="6643.2" calcext:value-type="float">
            <text:p>6643.2</text:p>
          </table:table-cell>
          <table:table-cell table:style-name="ce79" office:value-type="string" calcext:value-type="string">
            <text:p>average real time(m)</text:p>
          </table:table-cell>
          <table:table-cell table:style-name="ce18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79" table:formula="of:=SUM(['Program(CGPsys)'.H31]/60)" office:value-type="float" office:value="177.28" calcext:value-type="float">
            <text:p>177.28</text:p>
          </table:table-cell>
          <table:table-cell table:style-name="ce79" table:formula="of:=SUM(['Program(CGPsys)'.I31]/60)" office:value-type="float" office:value="110.72" calcext:value-type="float">
            <text:p>110.72</text:p>
          </table:table-cell>
          <table:table-cell table:style-name="ce79" office:value-type="string" calcext:value-type="string">
            <text:p>average real time(h)</text:p>
          </table:table-cell>
          <table:table-cell table:style-name="ce18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3" table:number-columns-repeated="2"/>
          <table:table-cell table:style-name="ce75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office:forms form:automatic-focus="false" form:apply-design-mode="false"/>
        <table:table-column table:style-name="co16" table:default-cell-style-name="ce18"/>
        <table:table-column table:style-name="co30" table:number-columns-repeated="2" table:default-cell-style-name="ce18"/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34" table:default-cell-style-name="ce18"/>
        <table:table-column table:style-name="co13" table:number-columns-repeated="1016" table:default-cell-style-name="Default"/>
        <table:table-row table:style-name="ro1">
          <table:table-cell table:style-name="ce37" office:value-type="string" calcext:value-type="string" table:number-columns-spanned="3" table:number-rows-spanned="1">
            <text:p>Project</text:p>
          </table:table-cell>
          <table:covered-table-cell table:number-columns-repeated="2" table:style-name="ce37"/>
          <table:table-cell table:style-name="ce37" office:value-type="string" calcext:value-type="string">
            <text:p>Start</text:p>
          </table:table-cell>
          <table:table-cell table:style-name="ce37" office:value-type="string" calcext:value-type="string">
            <text:p>Document</text:p>
          </table:table-cell>
          <table:table-cell table:style-name="ce37" office:value-type="string" calcext:value-type="string">
            <text:p>Stage</text:p>
          </table:table-cell>
          <table:table-cell table:style-name="ce37" office:value-type="string" calcext:value-type="string">
            <text:p>V Start</text:p>
          </table:table-cell>
          <table:table-cell table:style-name="ce47" table:number-columns-repeated="1016"/>
        </table:table-row>
        <table:table-row table:style-name="ro1">
          <table:table-cell table:style-name="ce1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53" office:value-type="date" office:date-value="2016-09-01" calcext:value-type="date">
            <text:p>09/01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3" calcext:value-type="float">
            <text:p>3</text:p>
          </table:table-cell>
          <table:table-cell table:style-name="ce53" office:value-type="date" office:date-value="2017-01-01" calcext:value-type="date">
            <text:p>01/01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1" office:value-type="string" calcext:value-type="string" table:number-columns-spanned="1" table:number-rows-spanned="2">
            <text:p>PI</text:p>
          </table:table-cell>
          <table:table-cell/>
          <table:table-cell table:style-name="ce53" office:value-type="date" office:date-value="2016-12-01" calcext:value-type="date">
            <text:p>12/01/16</text:p>
          </table:table-cell>
          <table:table-cell office:value-type="string" calcext:value-type="string">
            <text:p>Projeto Informacional</text:p>
          </table:table-cell>
          <table:table-cell office:value-type="float" office:value="2.2" calcext:value-type="float">
            <text:p>2.2</text:p>
          </table:table-cell>
          <table:table-cell table:style-name="ce53" office:value-type="date" office:date-value="2017-03-01" calcext:value-type="date">
            <text:p>03/01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7" office:value-type="string" calcext:value-type="string">
            <text:p>CGPs</text:p>
          </table:table-cell>
          <table:table-cell table:style-name="ce53" office:value-type="date" office:date-value="2016-12-30" calcext:value-type="date">
            <text:p>12/30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53" office:value-type="date" office:date-value="2017-02-06" calcext:value-type="date">
            <text:p>02/06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office:forms form:automatic-focus="false" form:apply-design-mode="false"/>
        <table:table-column table:style-name="co35" table:default-cell-style-name="ce37"/>
        <table:table-column table:style-name="co36" table:default-cell-style-name="ce98"/>
        <table:table-column table:style-name="co37" table:default-cell-style-name="ce98"/>
        <table:table-column table:style-name="co13" table:default-cell-style-name="ce6"/>
        <table:table-column table:style-name="co38" table:default-cell-style-name="ce18"/>
        <table:table-column table:style-name="co13" table:number-columns-repeated="1019" table:default-cell-style-name="Default"/>
        <table:table-row table:style-name="ro1">
          <table:table-cell table:style-name="ce20" office:value-type="string" calcext:value-type="string" table:number-columns-spanned="5" table:number-rows-spanned="1">
            <text:p>Project</text:p>
          </table:table-cell>
          <table:covered-table-cell table:number-columns-repeated="2" table:style-name="ce95"/>
          <table:covered-table-cell table:style-name="ce2"/>
          <table:covered-table-cell table:style-name="ce20"/>
          <table:table-cell table:style-name="ce47" table:number-columns-repeated="1019"/>
        </table:table-row>
        <table:table-row table:style-name="ro1">
          <table:table-cell table:style-name="ce20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96"/>
          <table:covered-table-cell table:style-name="ce108"/>
          <table:covered-table-cell table:style-name="ce79"/>
          <table:table-cell table:number-columns-repeated="1019"/>
        </table:table-row>
        <table:table-row table:style-name="ro1">
          <table:table-cell table:style-name="ce20" office:value-type="string" calcext:value-type="string">
            <text:p>Stage</text:p>
          </table:table-cell>
          <table:table-cell table:style-name="ce20" office:value-type="string" calcext:value-type="string">
            <text:p>Task</text:p>
          </table:table-cell>
          <table:table-cell table:style-name="ce20" office:value-type="string" calcext:value-type="string">
            <text:p>Description</text:p>
          </table:table-cell>
          <table:table-cell table:style-name="ce2" office:value-type="string" calcext:value-type="string">
            <text:p>Start</text:p>
          </table:table-cell>
          <table:table-cell table:style-name="ce20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88" office:value-type="float" office:value="1" calcext:value-type="float">
            <text:p>1</text:p>
          </table:table-cell>
          <table:table-cell table:style-name="ce97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09" office:value-type="date" office:date-value="2016-09-01" calcext:value-type="date">
            <text:p>09/01/16</text:p>
          </table:table-cell>
          <table:table-cell table:style-name="ce112" office:value-type="date" office:date-value="2016-11-27" calcext:value-type="date">
            <text:p>11/27/16</text:p>
          </table:table-cell>
          <table:table-cell table:number-columns-repeated="1019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09" office:value-type="date" office:date-value="2016-12-01" calcext:value-type="date">
            <text:p>12/01/16</text:p>
          </table:table-cell>
          <table:table-cell table:style-name="ce112" office:value-type="date" office:date-value="2016-12-31" calcext:value-type="date">
            <text:p>12/31/16</text:p>
          </table:table-cell>
          <table:table-cell table:number-columns-repeated="1019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09" office:value-type="date" office:date-value="2017-01-01" calcext:value-type="date">
            <text:p>01/01/17</text:p>
          </table:table-cell>
          <table:table-cell table:style-name="ce112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90" office:value-type="float" office:value="4" calcext:value-type="float">
            <text:p>4</text:p>
          </table:table-cell>
          <table:table-cell table:style-name="ce99" office:value-type="string" calcext:value-type="string">
            <text:p>Launch PI 3.0</text:p>
          </table:table-cell>
          <table:table-cell table:style-name="ce99" office:value-type="string" calcext:value-type="string">
            <text:p>Content: R&amp;D, reference material, acquired skills, &amp; project portfolios</text:p>
          </table:table-cell>
          <table:table-cell table:style-name="ce110" office:value-type="date" office:date-value="2017-04-01" calcext:value-type="date">
            <text:p>04/01/17</text:p>
          </table:table-cell>
          <table:table-cell table:style-name="ce46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float" office:value="1" calcext:value-type="float">
            <text:p>1</text:p>
          </table:table-cell>
          <table:table-cell table:style-name="ce100" office:value-type="string" calcext:value-type="string">
            <text:p>2 meses</text:p>
          </table:table-cell>
          <table:table-cell table:style-name="ce104"/>
          <table:table-cell table:number-columns-repeated="1021"/>
        </table:table-row>
        <table:table-row table:style-name="ro1">
          <table:table-cell table:style-name="ce92" office:value-type="float" office:value="2" calcext:value-type="float">
            <text:p>2</text:p>
          </table:table-cell>
          <table:table-cell table:style-name="ce101" office:value-type="string" calcext:value-type="string">
            <text:p>1 mes</text:p>
          </table:table-cell>
          <table:table-cell table:style-name="ce105"/>
          <table:table-cell table:number-columns-repeated="1021"/>
        </table:table-row>
        <table:table-row table:style-name="ro1">
          <table:table-cell table:style-name="ce92" office:value-type="float" office:value="3" calcext:value-type="float">
            <text:p>3</text:p>
          </table:table-cell>
          <table:table-cell table:style-name="ce101" office:value-type="string" calcext:value-type="string">
            <text:p>3 meses</text:p>
          </table:table-cell>
          <table:table-cell table:style-name="ce105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93" office:value-type="float" office:value="4" calcext:value-type="float">
            <text:p>4</text:p>
          </table:table-cell>
          <table:table-cell table:style-name="ce102" office:value-type="string" calcext:value-type="string">
            <text:p>3 meses</text:p>
          </table:table-cell>
          <table:table-cell table:style-name="ce106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103"/>
          <table:covered-table-cell table:style-name="ce15"/>
          <table:covered-table-cell table:style-name="ce44"/>
          <table:table-cell table:number-columns-repeated="101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09" office:value-type="date" office:date-value="2016-09-01" calcext:value-type="date">
            <text:p>09/01/16</text:p>
          </table:table-cell>
          <table:table-cell table:style-name="ce112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89" office:value-type="float" office:value="1.1" calcext:value-type="float">
            <text:p>1.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12" office:value-type="date" office:date-value="2016-10-23" calcext:value-type="date">
            <text:p>10/23/16</text:p>
          </table:table-cell>
          <table:table-cell table:number-columns-repeated="1019"/>
        </table:table-row>
        <table:table-row table:style-name="ro2">
          <table:table-cell table:style-name="ce89" office:value-type="float" office:value="1.2" calcext:value-type="float">
            <text:p>1.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12" office:value-type="date" office:date-value="2016-11-27" calcext:value-type="date">
            <text:p>11/27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12"/>
          <table:table-cell table:number-columns-repeated="1019"/>
        </table:table-row>
        <table:table-row table:style-name="ro1">
          <table:table-cell table:style-name="ce89"/>
          <table:table-cell table:number-columns-repeated="3"/>
          <table:table-cell table:style-name="ce45"/>
          <table:table-cell table:number-columns-repeated="1019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09" office:value-type="date" office:date-value="2016-12-01" calcext:value-type="date">
            <text:p>12/01/16</text:p>
          </table:table-cell>
          <table:table-cell table:style-name="ce112" office:value-type="date" office:date-value="2016-12-31" calcext:value-type="date">
            <text:p>12/31/16</text:p>
          </table:table-cell>
          <table:table-cell table:number-columns-repeated="1019"/>
        </table:table-row>
        <table:table-row table:style-name="ro2">
          <table:table-cell table:style-name="ce89" office:value-type="float" office:value="2.1" calcext:value-type="float">
            <text:p>2.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45"/>
          <table:table-cell table:number-columns-repeated="1019"/>
        </table:table-row>
        <table:table-row table:style-name="ro3">
          <table:table-cell table:style-name="ce89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45"/>
          <table:table-cell table:number-columns-repeated="1019"/>
        </table:table-row>
        <table:table-row table:style-name="ro1">
          <table:table-cell table:style-name="ce89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45"/>
          <table:table-cell table:number-columns-repeated="1019"/>
        </table:table-row>
        <table:table-row table:style-name="ro3">
          <table:table-cell table:style-name="ce89"/>
          <table:table-cell table:style-name="ce82"/>
          <table:table-cell table:style-name="ce82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16" office:value-type="string" calcext:value-type="string">
            <text:p>ok</text:p>
          </table:table-cell>
          <table:table-cell table:style-name="ce45"/>
          <table:table-cell table:number-columns-repeated="1019"/>
        </table:table-row>
        <table:table-row table:style-name="ro4">
          <table:table-cell table:style-name="ce90"/>
          <table:table-cell table:style-name="ce99"/>
          <table:table-cell table:style-name="ce99" office:value-type="string" calcext:value-type="string">
            <text:p>reviewed 16/12/2016 23:05-23:14</text:p>
            <text:p>^&gt;last reviewed 30/12/2016 18:03-18:34</text:p>
          </table:table-cell>
          <table:table-cell table:style-name="ce14"/>
          <table:table-cell table:style-name="ce4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103" office:value-type="string" calcext:value-type="string">
            <text:p>Projeto Informacional 2.0</text:p>
          </table:table-cell>
          <table:table-cell table:style-name="ce103"/>
          <table:table-cell table:style-name="ce111" office:value-type="date" office:date-value="2017-01-01" calcext:value-type="date">
            <text:p>01/01/17</text:p>
          </table:table-cell>
          <table:table-cell table:style-name="ce113" office:value-type="date" office:date-value="2017-03-31" calcext:value-type="date">
            <text:p>03/31/17</text:p>
          </table:table-cell>
          <table:table-cell table:number-columns-repeated="1019"/>
        </table:table-row>
        <table:table-row table:style-name="ro1">
          <table:table-cell table:style-name="ce89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07" office:value-type="string" calcext:value-type="string">
            <text:p>02(robot)12012017</text:p>
          </table:table-cell>
          <table:table-cell table:style-name="ce109" office:value-type="date" office:date-value="2017-01-12" calcext:value-type="date">
            <text:p>01/12/17</text:p>
          </table:table-cell>
          <table:table-cell table:style-name="ce45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89"/>
          <table:table-cell/>
          <table:table-cell office:value-type="string" calcext:value-type="string">
            <text:p>PI2.0.1.ods</text:p>
          </table:table-cell>
          <table:table-cell table:style-name="ce109" office:value-type="date" office:date-value="2017-01-16" calcext:value-type="date">
            <text:p>01/16/17</text:p>
          </table:table-cell>
          <table:table-cell table:style-name="ce112" office:value-type="date" office:date-value="2017-01-31" calcext:value-type="date">
            <text:p>01/31/17</text:p>
          </table:table-cell>
          <table:table-cell table:number-columns-repeated="1019"/>
        </table:table-row>
        <table:table-row table:style-name="ro1">
          <table:table-cell table:style-name="ce89" office:value-type="float" office:value="3.1" calcext:value-type="float">
            <text:p>3.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09" office:value-type="date" office:date-value="2017-02-01" calcext:value-type="date">
            <text:p>02/01/17</text:p>
          </table:table-cell>
          <table:table-cell table:style-name="ce112" office:value-type="date" office:date-value="2017-02-28" calcext:value-type="date">
            <text:p>02/28/17</text:p>
          </table:table-cell>
          <table:table-cell table:number-columns-repeated="1019"/>
        </table:table-row>
        <table:table-row table:style-name="ro1">
          <table:table-cell table:style-name="ce89" office:value-type="float" office:value="3.2" calcext:value-type="float">
            <text:p>3.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09" office:value-type="date" office:date-value="2017-03-01" calcext:value-type="date">
            <text:p>03/01/17</text:p>
          </table:table-cell>
          <table:table-cell table:style-name="ce112"/>
          <table:table-cell table:number-columns-repeated="1019"/>
        </table:table-row>
        <table:table-row table:style-name="ro1">
          <table:table-cell table:style-name="ce90"/>
          <table:table-cell table:style-name="ce99" table:number-columns-repeated="2"/>
          <table:table-cell table:style-name="ce14"/>
          <table:table-cell table:style-name="ce46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s" table:style-name="ta1">
        <office:forms form:automatic-focus="false" form:apply-design-mode="false"/>
        <table:table-column table:style-name="co63" table:default-cell-style-name="ce235"/>
        <table:table-column table:style-name="co64" table:default-cell-style-name="ce235"/>
        <table:table-column table:style-name="co13" table:number-columns-repeated="3" table:default-cell-style-name="ce235"/>
        <table:table-column table:style-name="co65" table:default-cell-style-name="Default"/>
        <table:table-column table:style-name="co13" table:number-columns-repeated="7" table:default-cell-style-name="Default"/>
        <table:table-column table:style-name="co66" table:default-cell-style-name="Default"/>
        <table:table-column table:style-name="co73" table:default-cell-style-name="Default"/>
        <table:table-row table:style-name="ro1">
          <table:table-cell table:style-name="ce257" office:value-type="string" calcext:value-type="string">
            <text:p>Table</text:p>
          </table:table-cell>
          <table:table-cell table:style-name="ce257" table:number-columns-repeated="4"/>
          <table:table-cell table:number-columns-repeated="10"/>
        </table:table-row>
        <table:table-row table:style-name="ro1">
          <table:table-cell table:style-name="ce257" office:value-type="string" calcext:value-type="string">
            <text:p>Main Directory</text:p>
          </table:table-cell>
          <table:table-cell table:style-name="ce257" office:value-type="string" calcext:value-type="string">
            <text:p>Directory</text:p>
          </table:table-cell>
          <table:table-cell table:style-name="ce257" office:value-type="string" calcext:value-type="string">
            <text:p>Date</text:p>
          </table:table-cell>
          <table:table-cell table:style-name="ce257" office:value-type="string" calcext:value-type="string">
            <text:p>Updated</text:p>
          </table:table-cell>
          <table:table-cell table:style-name="ce257" office:value-type="string" calcext:value-type="string">
            <text:p>Version</text:p>
          </table:table-cell>
          <table:table-cell table:style-name="ce257" office:value-type="string" calcext:value-type="string">
            <text:p>Cont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tures</text:p>
          </table:table-cell>
          <table:table-cell office:value-type="string" calcext:value-type="string">
            <text:p>DVD</text:p>
          </table:table-cell>
          <table:table-cell table:number-columns-repeated="2" table:style-name="ce274" office:value-type="date" office:date-value="2017-02-18" calcext:value-type="date">
            <text:p>02/18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ersos/; Fotos/; fun/; Screenshot/; bckp google.z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DVD</text:p>
          </table:table-cell>
          <table:table-cell table:number-columns-repeated="2" table:style-name="ce274" office:value-type="date" office:date-value="2017-02-18" calcext:value-type="date">
            <text:p>02/18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sdirectory; Documents</text:p>
          </table:table-cell>
          <table:table-cell office:value-type="string" calcext:value-type="string">
            <text:p>nrs31122016</text:p>
          </table:table-cell>
          <table:table-cell office:value-type="string" calcext:value-type="string">
            <text:p>nrs05012017</text:p>
          </table:table-cell>
          <table:table-cell office:value-type="string" calcext:value-type="string">
            <text:p>nrs01022017</text:p>
          </table:table-cell>
          <table:table-cell office:value-type="string" calcext:value-type="string">
            <text:p>nrs16022017</text:p>
          </table:table-cell>
          <table:table-cell office:value-type="string" calcext:value-type="string">
            <text:p>nrs18022017</text:p>
          </table:table-cell>
          <table:table-cell office:value-type="string" calcext:value-type="string">
            <text:p>Documentos</text:p>
          </table:table-cell>
          <table:table-cell office:value-type="float" office:value="16022017" calcext:value-type="float">
            <text:p>16022017</text:p>
          </table:table-cell>
          <table:table-cell office:value-type="float" office:value="18022017" calcext:value-type="float">
            <text:p>18022017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VD-RW</text:p>
          </table:table-cell>
          <table:table-cell table:style-name="ce274" office:value-type="date" office:date-value="2017-05-01" calcext:value-type="date">
            <text:p>05/01/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rsdirectory; Documents</text:p>
          </table:table-cell>
          <table:table-cell office:value-type="string" calcext:value-type="string">
            <text:p>nrs05012017</text:p>
          </table:table-cell>
          <table:table-cell office:value-type="string" calcext:value-type="string">
            <text:p>Documentos</text:p>
          </table:table-cell>
          <table:table-cell office:value-type="float" office:value="5012017" calcext:value-type="float">
            <text:p>5012017</text:p>
          </table:table-cell>
          <table:table-cell table:style-name="ce268" office:value-type="string" calcext:value-type="string">
            <text:p>Update1</text:p>
          </table:table-cell>
          <table:table-cell office:value-type="string" calcext:value-type="string">
            <text:p>nrs28022017</text:p>
          </table:table-cell>
          <table:table-cell office:value-type="string" calcext:value-type="string">
            <text:p>Documentos</text:p>
          </table:table-cell>
          <table:table-cell office:value-type="float" office:value="28022017" calcext:value-type="float">
            <text:p>28022017</text:p>
          </table:table-cell>
          <table:table-cell office:value-type="string" calcext:value-type="string">
            <text:p>334v05032017</text:p>
          </table:table-cell>
          <table:table-cell office:value-type="string" calcext:value-type="string">
            <text:p>334v06032017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274"/>
          <table:table-cell table:number-columns-repeated="12"/>
        </table:table-row>
        <table:table-row table:style-name="ro1" table:number-rows-repeated="104856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C1" table:style-name="ta1">
        <office:forms form:automatic-focus="false" form:apply-design-mode="false"/>
        <table:table-column table:style-name="co13" table:default-cell-style-name="ce292"/>
        <table:table-column table:style-name="co49" table:default-cell-style-name="ce292"/>
        <table:table-column table:style-name="co13" table:number-columns-repeated="3" table:default-cell-style-name="ce292"/>
        <table:table-column table:style-name="co50" table:default-cell-style-name="ce292"/>
        <table:table-column table:style-name="co51" table:default-cell-style-name="ce292"/>
        <table:table-column table:style-name="co52" table:default-cell-style-name="ce292"/>
        <table:table-column table:style-name="co53" table:default-cell-style-name="ce292"/>
        <table:table-column table:style-name="co59" table:default-cell-style-name="ce292"/>
        <table:table-column table:style-name="co13" table:number-columns-repeated="1012" table:default-cell-style-name="Default"/>
        <table:table-row table:style-name="ro1">
          <table:table-cell table:style-name="ce314" table:number-columns-repeated="7"/>
          <table:table-cell table:style-name="ce314" office:value-type="string" calcext:value-type="string" table:number-columns-spanned="4" table:number-rows-spanned="1">
            <text:p>Merged</text:p>
          </table:table-cell>
          <table:covered-table-cell table:number-columns-repeated="3" table:style-name="ce314"/>
          <table:table-cell table:style-name="ce314"/>
          <table:table-cell table:style-name="ce314" office:value-type="string" calcext:value-type="string">
            <text:p>C1</text:p>
          </table:table-cell>
          <table:table-cell table:style-name="ce314" table:number-columns-repeated="1009"/>
        </table:table-row>
        <table:table-row table:style-name="ro1">
          <table:table-cell table:style-name="ce314" office:value-type="string" calcext:value-type="string">
            <text:p>Plano</text:p>
          </table:table-cell>
          <table:table-cell table:style-name="ce314" office:value-type="string" calcext:value-type="string">
            <text:p>Arquivo</text:p>
          </table:table-cell>
          <table:table-cell table:style-name="ce314" office:value-type="string" calcext:value-type="string">
            <text:p>Data Inicial</text:p>
          </table:table-cell>
          <table:table-cell table:style-name="ce314" office:value-type="string" calcext:value-type="string">
            <text:p>Versao</text:p>
          </table:table-cell>
          <table:table-cell table:style-name="ce314" office:value-type="string" calcext:value-type="string">
            <text:p>Update</text:p>
          </table:table-cell>
          <table:table-cell table:style-name="ce314" office:value-type="string" calcext:value-type="string">
            <text:p>Cronologica</text:p>
          </table:table-cell>
          <table:table-cell table:style-name="ce314" office:value-type="string" calcext:value-type="string">
            <text:p>Referencend into:</text:p>
          </table:table-cell>
          <table:table-cell table:style-name="ce314" office:value-type="string" calcext:value-type="string">
            <text:p>Merged in:</text:p>
          </table:table-cell>
          <table:table-cell table:style-name="ce314" office:value-type="string" calcext:value-type="string">
            <text:p>order:</text:p>
          </table:table-cell>
          <table:table-cell table:style-name="ce314" office:value-type="string" calcext:value-type="string">
            <text:p>Title</text:p>
          </table:table-cell>
          <table:table-cell table:style-name="ce314" office:value-type="string" calcext:value-type="string">
            <text:p>start</text:p>
          </table:table-cell>
          <table:table-cell table:style-name="ce314"/>
          <table:table-cell table:style-name="ce314" office:value-type="string" calcext:value-type="string">
            <text:p>Compilado 1</text:p>
          </table:table-cell>
          <table:table-cell table:style-name="ce314" table:number-columns-repeated="1009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Ordenando%20Conteúdos%20e%20datas" xlink:type="simple">Ordenando Conteúdos e datas</text:a></text:p>
          </table:table-cell>
          <table:table-cell table:style-name="ce332" office:value-type="date" office:date-value="2016-09-01" calcext:value-type="date">
            <text:p>09/01/16</text:p>
          </table:table-cell>
          <table:table-cell office:value-type="float" office:value="1" calcext:value-type="float">
            <text:p>1</text:p>
          </table:table-cell>
          <table:table-cell table:style-name="ce332" office:value-type="date" office:date-value="2017-03-03" calcext:value-type="date">
            <text:p>03/03/17</text:p>
          </table:table-cell>
          <table:table-cell table:style-name="ce340" office:value-type="float" office:value="1" calcext:value-type="float">
            <text:p>1</text:p>
          </table:table-cell>
          <table:table-cell office:value-type="string" calcext:value-type="string">
            <text:p>CGPs; P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CGPs" xlink:type="simple">CGPs</text:a></text:p>
          </table:table-cell>
          <table:table-cell table:style-name="ce332" office:value-type="date" office:date-value="2016-12-30" calcext:value-type="date">
            <text:p>12/30/16</text:p>
          </table:table-cell>
          <table:table-cell office:value-type="float" office:value="1" calcext:value-type="float">
            <text:p>1</text:p>
          </table:table-cell>
          <table:table-cell table:style-name="ce332" office:value-type="string" calcext:value-type="string">
            <text:p>----</text:p>
          </table:table-cell>
          <table:table-cell table:style-name="ce340" office:value-type="float" office:value="3" calcext:value-type="float">
            <text:p>3</text:p>
          </table:table-cell>
          <table:table-cell office:value-type="string" calcext:value-type="string">
            <text:p>CGPs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CGPs.ods" xlink:type="simple">CGPs.ods</text:a></text:p>
          </table:table-cell>
          <table:table-cell table:style-name="ce332" office:value-type="date" office:date-value="2016-12-30" calcext:value-type="date">
            <text:p>12/30/16</text:p>
          </table:table-cell>
          <table:table-cell office:value-type="float" office:value="0.1" calcext:value-type="float">
            <text:p>0.1</text:p>
          </table:table-cell>
          <table:table-cell table:style-name="ce335" office:value-type="date" office:date-value="2017-01-14" calcext:value-type="date">
            <text:p>01/14/17</text:p>
          </table:table-cell>
          <table:table-cell table:style-name="ce412" office:value-type="float" office:value="5" calcext:value-type="float">
            <text:p>5</text:p>
          </table:table-cell>
          <table:table-cell office:value-type="string" calcext:value-type="string">
            <text:p>PI 2.*; CGPs*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PI/PI%201.0" xlink:type="simple">PI 1.0</text:a></text:p>
          </table:table-cell>
          <table:table-cell table:style-name="ce332" office:value-type="date" office:date-value="2016-10-12" calcext:value-type="date">
            <text:p>10/12/16</text:p>
          </table:table-cell>
          <table:table-cell office:value-type="float" office:value="1" calcext:value-type="float">
            <text:p>1</text:p>
          </table:table-cell>
          <table:table-cell table:style-name="ce332" office:value-type="string" calcext:value-type="string">
            <text:p>----</text:p>
          </table:table-cell>
          <table:table-cell table:style-name="ce340" office:value-type="float" office:value="2" calcext:value-type="float">
            <text:p>2</text:p>
          </table:table-cell>
          <table:table-cell office:value-type="string" calcext:value-type="string">
            <text:p>PI 1.0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PI%201.0/PI%201.0.ods" xlink:type="simple">PI 1.0.ods</text:a></text:p>
          </table:table-cell>
          <table:table-cell table:style-name="ce332" office:value-type="date" office:date-value="2016-12-01" calcext:value-type="date">
            <text:p>12/01/16</text:p>
          </table:table-cell>
          <table:table-cell office:value-type="float" office:value="1" calcext:value-type="float">
            <text:p>1</text:p>
          </table:table-cell>
          <table:table-cell table:style-name="ce332" office:value-type="date" office:date-value="2016-12-29" calcext:value-type="date">
            <text:p>12/29/16</text:p>
          </table:table-cell>
          <table:table-cell table:style-name="ce340" office:value-type="float" office:value="4" calcext:value-type="float">
            <text:p>4</text:p>
          </table:table-cell>
          <table:table-cell office:value-type="string" calcext:value-type="string">
            <text:p>PI *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trx%2001122016" xlink:type="simple">mtrx 01122016</text:a></text:p>
          </table:table-cell>
          <table:table-cell table:style-name="ce332" office:value-type="date" office:date-value="2016-01-12" calcext:value-type="date">
            <text:p>01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revisitando%20a%20energia%2005122016" xlink:type="simple">revisitando a energia 05122016</text:a></text:p>
          </table:table-cell>
          <table:table-cell table:style-name="ce332" office:value-type="date" office:date-value="2016-05-12" calcext:value-type="date">
            <text:p>05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linkedin%2007122016" xlink:type="simple">linkedin 07122016</text:a></text:p>
          </table:table-cell>
          <table:table-cell table:style-name="ce332" office:value-type="date" office:date-value="2016-07-12" calcext:value-type="date">
            <text:p>07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371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questions%2010122016" xlink:type="simple">questions 10122016</text:a></text:p>
          </table:table-cell>
          <table:table-cell table:style-name="ce332" office:value-type="date" office:date-value="2016-10-12" calcext:value-type="date">
            <text:p>10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answers%2010122016" xlink:type="simple">answers 10122016</text:a></text:p>
          </table:table-cell>
          <table:table-cell table:style-name="ce332" office:value-type="date" office:date-value="2016-10-12" calcext:value-type="date">
            <text:p>10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PI%201.0/nottagged/13122016" xlink:type="simple">13122016</text:a></text:p>
          </table:table-cell>
          <table:table-cell office:value-type="string" calcext:value-type="string">
            <text:p>13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hoe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rious Review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" xlink:type="simple">291216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8" calcext:value-type="float">
            <text:p>8</text:p>
          </table:table-cell>
          <table:table-cell office:value-type="float" office:value="291216" calcext:value-type="float">
            <text:p>291216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2)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3)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1216(4)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eisys" xlink:type="simple">eisys</text:a></text:p>
          </table:table-cell>
          <table:table-cell table:style-name="ce332" office:value-type="string" calcext:value-type="string">
            <text:p>27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isy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GPs*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dopamina%20do%20clique" xlink:type="simple">dopamina do clique</text:a></text:p>
          </table:table-cell>
          <table:table-cell table:style-name="ce332" office:value-type="date" office:date-value="2017-01-03" calcext:value-type="date">
            <text:p>01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pamina do Clique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seekada" xlink:type="simple">seekada</text:a></text:p>
          </table:table-cell>
          <table:table-cell table:style-name="ce332" office:value-type="date" office:date-value="2017-01-04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ekada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dic%20texts" xlink:type="simple">dic texts</text:a></text:p>
          </table:table-cell>
          <table:table-cell table:style-name="ce332" office:value-type="date" office:date-value="2017-01-04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c Text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espeta" xlink:type="simple">espeta</text:a></text:p>
          </table:table-cell>
          <table:table-cell table:style-name="ce332" office:value-type="date" office:date-value="2017-01-02" calcext:value-type="date">
            <text:p>01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peta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2%20(robot)12012017" xlink:type="simple">02 (robot)12012017</text:a></text:p>
          </table:table-cell>
          <table:table-cell table:style-name="ce332" office:value-type="date" office:date-value="2017-01-12" calcext:value-type="date">
            <text:p>01/1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2-robot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1%2013012017" xlink:type="simple">01 13012017</text:a></text:p>
          </table:table-cell>
          <table:table-cell table:style-name="ce332" office:value-type="date" office:date-value="2017-01-13" calcext:value-type="date">
            <text:p>01/1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steps%2013012017" xlink:type="simple">steps 13012017</text:a></text:p>
          </table:table-cell>
          <table:table-cell table:style-name="ce335" office:value-type="date" office:date-value="2017-01-13" calcext:value-type="date">
            <text:p>01/1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.ods" xlink:type="simple">13012017.ods</text:a></text:p>
          </table:table-cell>
          <table:table-cell table:style-name="ce335" office:value-type="date" office:date-value="2017-01-13" calcext:value-type="date">
            <text:p>01/1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02.ods" xlink:type="simple">1301201702.ods</text:a></text:p>
          </table:table-cell>
          <table:table-cell table:style-name="ce335" office:value-type="date" office:date-value="2017-01-13" calcext:value-type="date">
            <text:p>01/1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022.ods" xlink:type="simple">13012017022.ods</text:a></text:p>
          </table:table-cell>
          <table:table-cell table:style-name="ce335" office:value-type="date" office:date-value="2017-01-13" calcext:value-type="date">
            <text:p>01/1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e13do012017" xlink:type="simple">12e13do012017</text:a></text:p>
          </table:table-cell>
          <table:table-cell table:style-name="ce335" office:value-type="date" office:date-value="2017-01-13" calcext:value-type="date">
            <text:p>01/1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start%2014012017" xlink:type="simple">start 14012017</text:a></text:p>
          </table:table-cell>
          <table:table-cell table:style-name="ce332" office:value-type="date" office:date-value="2017-01-14" calcext:value-type="date">
            <text:p>01/1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rt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expanded%20experience" xlink:type="simple">expanded experience</text:a></text:p>
          </table:table-cell>
          <table:table-cell table:style-name="ce335" office:value-type="date" office:date-value="2017-01-18" calcext:value-type="date">
            <text:p>01/18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panded Experience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queimar%20um" xlink:type="simple">queimar um</text:a></text:p>
          </table:table-cell>
          <table:table-cell table:style-name="ce335" office:value-type="date" office:date-value="2017-01-19" calcext:value-type="date">
            <text:p>01/19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imar Um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formula%20eEwr%2019012017" xlink:type="simple">formula eEwr 19012017</text:a></text:p>
          </table:table-cell>
          <table:table-cell table:style-name="ce335" office:value-type="date" office:date-value="2017-01-19" calcext:value-type="date">
            <text:p>01/19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ula eEwr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a14do012017" xlink:type="simple">12a14do012017</text:a></text:p>
          </table:table-cell>
          <table:table-cell table:style-name="ce335" office:value-type="date" office:date-value="2017-01-14" calcext:value-type="date">
            <text:p>01/1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a19do012017" xlink:type="simple">12a19do012017</text:a></text:p>
          </table:table-cell>
          <table:table-cell table:style-name="ce335" office:value-type="date" office:date-value="2017-01-19" calcext:value-type="date">
            <text:p>01/19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20012017" xlink:type="simple">20012017</text:a></text:p>
          </table:table-cell>
          <table:table-cell table:style-name="ce335" office:value-type="date" office:date-value="2017-01-20" calcext:value-type="date">
            <text:p>01/20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0012017" calcext:value-type="float">
            <text:p>20012017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20012017%202" xlink:type="simple">20012017 2</text:a></text:p>
          </table:table-cell>
          <table:table-cell table:style-name="ce335" office:value-type="date" office:date-value="2017-01-20" calcext:value-type="date">
            <text:p>01/20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12017 2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continuoustxt.odt" xlink:type="simple">continuoustxt.odt</text:a></text:p>
          </table:table-cell>
          <table:table-cell table:style-name="ce335" office:value-type="date" office:date-value="2017-01-19" calcext:value-type="date">
            <text:p>01/19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PI2.0.1(V1).ods" xlink:type="simple">PI2.0.1(V1).ods</text:a></text:p>
          </table:table-cell>
          <table:table-cell table:style-name="ce335" office:value-type="date" office:date-value="2017-01-16" calcext:value-type="date">
            <text:p>01/16/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PI2.0.1.ods" xlink:type="simple">PI2.0.1.ods</text:a></text:p>
          </table:table-cell>
          <table:table-cell table:style-name="ce335" office:value-type="date" office:date-value="2017-01-16" calcext:value-type="date">
            <text:p>01/16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123" xlink:type="simple">0123</text:a></text:p>
          </table:table-cell>
          <table:table-cell table:style-name="ce335" office:value-type="date" office:date-value="2017-01-23" calcext:value-type="date">
            <text:p>01/2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1" xlink:type="simple">11</text:a></text:p>
          </table:table-cell>
          <table:table-cell table:style-name="ce335" office:value-type="date" office:date-value="2017-01-25" calcext:value-type="date">
            <text:p>01/25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33" xlink:type="simple">33</text:a></text:p>
          </table:table-cell>
          <table:table-cell table:style-name="ce335" office:value-type="date" office:date-value="2017-01-25" calcext:value-type="date">
            <text:p>01/25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nothingness" xlink:type="simple">nothingness</text:a></text:p>
          </table:table-cell>
          <table:table-cell table:style-name="ce335" office:value-type="date" office:date-value="2017-01-29" calcext:value-type="date">
            <text:p>01/29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thingnes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NightVisionCamera_1424314926215.jpg" xlink:type="simple">NightVisionCamera</text:a></text:p>
          </table:table-cell>
          <table:table-cell table:style-name="ce332" office:value-type="date" office:date-value="2017-01-22" calcext:value-type="date">
            <text:p>01/2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first%20stage%2022012017" xlink:type="simple">first stage 22012017</text:a></text:p>
          </table:table-cell>
          <table:table-cell table:style-name="ce332" office:value-type="date" office:date-value="2017-01-22" calcext:value-type="date">
            <text:p>01/2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first-stage-22012017.css" xlink:type="simple">first-stage-22012017.css</text:a></text:p>
          </table:table-cell>
          <table:table-cell table:style-name="ce332" office:value-type="date" office:date-value="2017-01-22" calcext:value-type="date">
            <text:p>01/2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PI2.0.1(V1.1).ods" xlink:type="simple">PI2.0.1(V1.1).ods</text:a></text:p>
          </table:table-cell>
          <table:table-cell table:style-name="ce332" office:value-type="date" office:date-value="2017-01-22" calcext:value-type="date">
            <text:p>01/22/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firstwrk.ods" xlink:type="simple">firstwrk.ods</text:a></text:p>
          </table:table-cell>
          <table:table-cell table:style-name="ce332" office:value-type="date" office:date-value="2017-02-01" calcext:value-type="date">
            <text:p>02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Xv1%23%23%23%7C03vX" xlink:type="simple">Xv1###|03vX</text:a></text:p>
          </table:table-cell>
          <table:table-cell table:style-name="ce332" office:value-type="date" office:date-value="2017-02-02" calcext:value-type="date">
            <text:p>02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ompile%2002022017" xlink:type="simple">compile 02022017</text:a></text:p>
          </table:table-cell>
          <table:table-cell table:style-name="ce332" office:value-type="date" office:date-value="2017-02-02" calcext:value-type="date">
            <text:p>02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GPs0302017" xlink:type="simple">CGPs0302017</text:a></text:p>
          </table:table-cell>
          <table:table-cell table:style-name="ce335" office:value-type="date" office:date-value="2017-02-03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GP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GPs(2.0).ods" xlink:type="simple">CGPs(2.0).ods</text:a></text:p>
          </table:table-cell>
          <table:table-cell table:style-name="ce335" office:value-type="date" office:date-value="2017-02-03" calcext:value-type="date">
            <text:p>02/03/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WP_Model%2009022017" xlink:type="simple">WP_Model 09022017</text:a></text:p>
          </table:table-cell>
          <table:table-cell table:style-name="ce335" office:value-type="date" office:date-value="2017-02-09" calcext:value-type="date">
            <text:p>02/09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P_Model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S-Cfg-links%2010022017.html" xlink:type="simple">S-Cfg-links 10022017.html</text:a></text:p>
          </table:table-cell>
          <table:table-cell table:style-name="ce335" office:value-type="date" office:date-value="2017-02-10" calcext:value-type="date">
            <text:p>02/10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valor%2012022017" xlink:type="simple">valor 12022017</text:a></text:p>
          </table:table-cell>
          <table:table-cell table:style-name="ce335" office:value-type="date" office:date-value="2017-02-12" calcext:value-type="date">
            <text:p>02/1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alor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table%2014022017" xlink:type="simple">table 14022017</text:a></text:p>
          </table:table-cell>
          <table:table-cell table:style-name="ce335" office:value-type="date" office:date-value="2017-02-14" calcext:value-type="date">
            <text:p>02/1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ble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Letras%20Grandes" xlink:type="simple">Letras Grandes</text:a></text:p>
          </table:table-cell>
          <table:table-cell table:style-name="ce335" office:value-type="date" office:date-value="2017-02-16" calcext:value-type="date">
            <text:p>02/16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tras Grande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matrix%20notes%2017022017" xlink:type="simple">matrix notes 17022017</text:a></text:p>
          </table:table-cell>
          <table:table-cell table:style-name="ce335" office:value-type="date" office:date-value="2017-02-17" calcext:value-type="date">
            <text:p>02/17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rix Note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Ao%20todo%2017022017" xlink:type="simple">Ao todo 17022017</text:a></text:p>
          </table:table-cell>
          <table:table-cell table:style-name="ce335" office:value-type="date" office:date-value="2017-02-17" calcext:value-type="date">
            <text:p>02/17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o Todo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Estrelas%20evaporam%2018022017" xlink:type="simple">Estrelas evaporam 18022017</text:a></text:p>
          </table:table-cell>
          <table:table-cell table:style-name="ce335" office:value-type="date" office:date-value="2017-02-18" calcext:value-type="date">
            <text:p>02/18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relas Evaporam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Imagem%20projetada" xlink:type="simple">Imagem projetada</text:a></text:p>
          </table:table-cell>
          <table:table-cell table:style-name="ce335" office:value-type="date" office:date-value="2017-02-25" calcext:value-type="date">
            <text:p>02/25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magem Projetada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FT%20Pills" xlink:type="simple">FT Pills</text:a></text:p>
          </table:table-cell>
          <table:table-cell table:style-name="ce335" office:value-type="date" office:date-value="2017-02-25" calcext:value-type="date">
            <text:p>02/25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 Pill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next-steps-28022017" xlink:type="simple">next-steps-28022017</text:a></text:p>
          </table:table-cell>
          <table:table-cell table:style-name="ce335" office:value-type="date" office:date-value="2017-02-28" calcext:value-type="date">
            <text:p>02/28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xt-Step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spc%2028022017" xlink:type="simple">spc 28022017</text:a></text:p>
          </table:table-cell>
          <table:table-cell table:style-name="ce335" office:value-type="date" office:date-value="2017-02-28" calcext:value-type="date">
            <text:p>02/28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PC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PI2.1.ods" xlink:type="simple">PI2.1.ods</text:a></text:p>
          </table:table-cell>
          <table:table-cell table:style-name="ce332" office:value-type="date" office:date-value="2017-02-01" calcext:value-type="date">
            <text:p>02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PI%202.2.ods" xlink:type="simple">PI 2.2.ods</text:a></text:p>
          </table:table-cell>
          <table:table-cell table:style-name="ce332" office:value-type="date" office:date-value="2017-03-03" calcext:value-type="date">
            <text:p>03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table:style-name="ce332" office:value-type="date" office:date-value="2017-03-04" calcext:value-type="date">
            <text:p>03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C2t" xlink:type="simple">C2t</text:a></text:p>
          </table:table-cell>
          <table:table-cell table:style-name="ce332" office:value-type="date" office:date-value="2017-03-04" calcext:value-type="date">
            <text:p>03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Index%20Grande%20Compilado%20-%20V1-2(nrs).odt" xlink:type="simple">Index Grande Compilado - V1-2(nrs).odt</text:a></text:p>
          </table:table-cell>
          <table:table-cell table:style-name="ce332" office:value-type="date" office:date-value="2017-03-04" calcext:value-type="date">
            <text:p>03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 table:number-rows-repeated="104849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2t" table:style-name="ta1">
        <office:forms form:automatic-focus="false" form:apply-design-mode="false"/>
        <table:table-column table:style-name="co60" table:default-cell-style-name="ce292"/>
        <table:table-column table:style-name="co49" table:default-cell-style-name="ce292"/>
        <table:table-column table:style-name="co13" table:default-cell-style-name="ce292"/>
        <table:table-column table:style-name="co53" table:default-cell-style-name="ce292"/>
        <table:table-column table:style-name="co60" table:default-cell-style-name="ce292"/>
        <table:table-column table:style-name="co61" table:default-cell-style-name="ce292"/>
        <table:table-column table:style-name="co51" table:default-cell-style-name="ce292"/>
        <table:table-column table:style-name="co62" table:default-cell-style-name="ce292"/>
        <table:table-column table:style-name="co53" table:default-cell-style-name="ce292"/>
        <table:table-column table:style-name="co59" table:default-cell-style-name="ce292"/>
        <table:table-column table:style-name="co69" table:default-cell-style-name="Default"/>
        <table:table-column table:style-name="co13" table:number-columns-repeated="1011" table:default-cell-style-name="Default"/>
        <table:table-row table:style-name="ro1">
          <table:table-cell table:style-name="ce314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14"/>
          <table:table-cell table:style-name="ce314" office:value-type="string" calcext:value-type="string" table:number-columns-spanned="4" table:number-rows-spanned="1">
            <text:p>Merged</text:p>
          </table:table-cell>
          <table:covered-table-cell table:number-columns-repeated="3" table:style-name="ce314"/>
          <table:table-cell table:style-name="ce314"/>
          <table:table-cell table:style-name="ce314" office:value-type="string" calcext:value-type="string">
            <text:p>Compilado</text:p>
          </table:table-cell>
          <table:table-cell table:style-name="ce314" office:value-type="float" office:value="2" calcext:value-type="float">
            <text:p>2</text:p>
          </table:table-cell>
          <table:table-cell table:style-name="ce314" office:value-type="string" calcext:value-type="string">
            <text:p>total</text:p>
          </table:table-cell>
          <table:table-cell table:style-name="ce314" table:number-columns-repeated="1007"/>
        </table:table-row>
        <table:table-row table:style-name="ro1">
          <table:table-cell table:style-name="ce314" office:value-type="string" calcext:value-type="string">
            <text:p>Plano</text:p>
          </table:table-cell>
          <table:table-cell table:style-name="ce314" office:value-type="string" calcext:value-type="string">
            <text:p>Arquivo</text:p>
          </table:table-cell>
          <table:table-cell table:style-name="ce314" office:value-type="string" calcext:value-type="string">
            <text:p>Data Inicial</text:p>
          </table:table-cell>
          <table:table-cell table:style-name="ce314" office:value-type="string" calcext:value-type="string">
            <text:p>Versao</text:p>
          </table:table-cell>
          <table:table-cell table:style-name="ce314" office:value-type="string" calcext:value-type="string">
            <text:p>Update</text:p>
          </table:table-cell>
          <table:table-cell table:style-name="ce314" office:value-type="string" calcext:value-type="string">
            <text:p>Ordem</text:p>
          </table:table-cell>
          <table:table-cell table:style-name="ce314" office:value-type="string" calcext:value-type="string">
            <text:p>Referencend into:</text:p>
          </table:table-cell>
          <table:table-cell table:style-name="ce314" office:value-type="string" calcext:value-type="string">
            <text:p>Merged in:</text:p>
          </table:table-cell>
          <table:table-cell table:style-name="ce314" office:value-type="string" calcext:value-type="string">
            <text:p>Ordem</text:p>
          </table:table-cell>
          <table:table-cell table:style-name="ce314" office:value-type="string" calcext:value-type="string">
            <text:p>Title</text:p>
          </table:table-cell>
          <table:table-cell table:style-name="ce314" office:value-type="string" calcext:value-type="string">
            <text:p>start</text:p>
          </table:table-cell>
          <table:table-cell table:style-name="ce314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Ordenando%20Conteúdos%20e%20datas" xlink:type="simple">Ordenando Conteúdos e datas</text:a></text:p>
          </table:table-cell>
          <table:table-cell table:style-name="ce332" office:value-type="date" office:date-value="2016-09-01" calcext:value-type="date">
            <text:p>09/01/16</text:p>
          </table:table-cell>
          <table:table-cell office:value-type="float" office:value="1" calcext:value-type="float">
            <text:p>1</text:p>
          </table:table-cell>
          <table:table-cell table:style-name="ce332" office:value-type="date" office:date-value="2017-03-03" calcext:value-type="date">
            <text:p>03/03/17</text:p>
          </table:table-cell>
          <table:table-cell table:style-name="ce340" office:value-type="float" office:value="1" calcext:value-type="float">
            <text:p>1</text:p>
          </table:table-cell>
          <table:table-cell office:value-type="string" calcext:value-type="string">
            <text:p>CGPs; PI</text:p>
          </table:table-cell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CGPs" xlink:type="simple">CGPs</text:a></text:p>
          </table:table-cell>
          <table:table-cell table:style-name="ce332" office:value-type="date" office:date-value="2016-12-30" calcext:value-type="date">
            <text:p>12/30/16</text:p>
          </table:table-cell>
          <table:table-cell office:value-type="float" office:value="1" calcext:value-type="float">
            <text:p>1</text:p>
          </table:table-cell>
          <table:table-cell table:style-name="ce332" office:value-type="string" calcext:value-type="string">
            <text:p>----</text:p>
          </table:table-cell>
          <table:table-cell table:style-name="ce340" office:value-type="float" office:value="3" calcext:value-type="float">
            <text:p>3</text:p>
          </table:table-cell>
          <table:table-cell office:value-type="string" calcext:value-type="string">
            <text:p>CGPs.ods</text:p>
          </table:table-cell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CGPs.ods" xlink:type="simple">CGPs.ods</text:a></text:p>
          </table:table-cell>
          <table:table-cell table:style-name="ce332" office:value-type="date" office:date-value="2016-12-30" calcext:value-type="date">
            <text:p>12/30/16</text:p>
          </table:table-cell>
          <table:table-cell office:value-type="float" office:value="0.1" calcext:value-type="float">
            <text:p>0.1</text:p>
          </table:table-cell>
          <table:table-cell table:style-name="ce335" office:value-type="date" office:date-value="2017-01-14" calcext:value-type="date">
            <text:p>01/14/17</text:p>
          </table:table-cell>
          <table:table-cell table:style-name="ce412" office:value-type="float" office:value="5" calcext:value-type="float">
            <text:p>5</text:p>
          </table:table-cell>
          <table:table-cell office:value-type="string" calcext:value-type="string">
            <text:p>PI 2.*; CGPs*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PI/PI%201.0" xlink:type="simple">PI 1.0</text:a></text:p>
          </table:table-cell>
          <table:table-cell table:style-name="ce332" office:value-type="date" office:date-value="2016-10-12" calcext:value-type="date">
            <text:p>10/12/16</text:p>
          </table:table-cell>
          <table:table-cell office:value-type="float" office:value="1" calcext:value-type="float">
            <text:p>1</text:p>
          </table:table-cell>
          <table:table-cell table:style-name="ce332" office:value-type="string" calcext:value-type="string">
            <text:p>----</text:p>
          </table:table-cell>
          <table:table-cell table:style-name="ce340" office:value-type="float" office:value="2" calcext:value-type="float">
            <text:p>2</text:p>
          </table:table-cell>
          <table:table-cell office:value-type="string" calcext:value-type="string">
            <text:p>PI 1.0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PI%201.0/PI%201.0.ods" xlink:type="simple">PI 1.0.ods</text:a></text:p>
          </table:table-cell>
          <table:table-cell table:style-name="ce332" office:value-type="date" office:date-value="2016-12-01" calcext:value-type="date">
            <text:p>12/01/16</text:p>
          </table:table-cell>
          <table:table-cell office:value-type="float" office:value="1" calcext:value-type="float">
            <text:p>1</text:p>
          </table:table-cell>
          <table:table-cell table:style-name="ce332" office:value-type="date" office:date-value="2016-12-29" calcext:value-type="date">
            <text:p>12/29/16</text:p>
          </table:table-cell>
          <table:table-cell table:style-name="ce340" office:value-type="float" office:value="4" calcext:value-type="float">
            <text:p>4</text:p>
          </table:table-cell>
          <table:table-cell office:value-type="string" calcext:value-type="string">
            <text:p>PI *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trx%2001122016" xlink:type="simple">mtrx 01122016</text:a></text:p>
          </table:table-cell>
          <table:table-cell table:style-name="ce332" office:value-type="date" office:date-value="2016-01-12" calcext:value-type="date">
            <text:p>01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revisitando%20a%20energia%2005122016" xlink:type="simple">revisitando a energia 05122016</text:a></text:p>
          </table:table-cell>
          <table:table-cell table:style-name="ce332" office:value-type="date" office:date-value="2016-05-12" calcext:value-type="date">
            <text:p>05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linkedin%2007122016" xlink:type="simple">linkedin 07122016</text:a></text:p>
          </table:table-cell>
          <table:table-cell table:style-name="ce332" office:value-type="date" office:date-value="2016-07-12" calcext:value-type="date">
            <text:p>07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371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questions%2010122016" xlink:type="simple">questions 10122016</text:a></text:p>
          </table:table-cell>
          <table:table-cell table:style-name="ce332" office:value-type="date" office:date-value="2016-10-12" calcext:value-type="date">
            <text:p>10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answers%2010122016" xlink:type="simple">answers 10122016</text:a></text:p>
          </table:table-cell>
          <table:table-cell table:style-name="ce332" office:value-type="date" office:date-value="2016-10-12" calcext:value-type="date">
            <text:p>10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PI%201.0/nottagged/13122016" xlink:type="simple">13122016</text:a></text:p>
          </table:table-cell>
          <table:table-cell office:value-type="string" calcext:value-type="string">
            <text:p>13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hoe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urious Review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" xlink:type="simple">291216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8" calcext:value-type="float">
            <text:p>8</text:p>
          </table:table-cell>
          <table:table-cell office:value-type="float" office:value="291216" calcext:value-type="float">
            <text:p>291216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2)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3)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1216(4)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eisys" xlink:type="simple">eisys</text:a></text:p>
          </table:table-cell>
          <table:table-cell table:style-name="ce332" office:value-type="string" calcext:value-type="string">
            <text:p>27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isy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GPs*.od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dopamina%20do%20clique" xlink:type="simple">dopamina do clique</text:a></text:p>
          </table:table-cell>
          <table:table-cell table:style-name="ce332" office:value-type="date" office:date-value="2017-01-03" calcext:value-type="date">
            <text:p>01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opamina do Clique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seekada" xlink:type="simple">seekada</text:a></text:p>
          </table:table-cell>
          <table:table-cell table:style-name="ce332" office:value-type="date" office:date-value="2017-01-04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ekada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dic%20texts" xlink:type="simple">dic texts</text:a></text:p>
          </table:table-cell>
          <table:table-cell table:style-name="ce332" office:value-type="date" office:date-value="2017-01-04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c Text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espeta" xlink:type="simple">espeta</text:a></text:p>
          </table:table-cell>
          <table:table-cell table:style-name="ce332" office:value-type="date" office:date-value="2017-01-02" calcext:value-type="date">
            <text:p>01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peta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2%20(robot)12012017" xlink:type="simple">02 (robot)12012017</text:a></text:p>
          </table:table-cell>
          <table:table-cell table:style-name="ce332" office:value-type="date" office:date-value="2017-01-12" calcext:value-type="date">
            <text:p>01/1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2-robot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1%2013012017" xlink:type="simple">01 13012017</text:a></text:p>
          </table:table-cell>
          <table:table-cell table:style-name="ce332" office:value-type="date" office:date-value="2017-01-13" calcext:value-type="date">
            <text:p>01/1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steps%2013012017" xlink:type="simple">steps 13012017</text:a></text:p>
          </table:table-cell>
          <table:table-cell table:style-name="ce335" office:value-type="date" office:date-value="2017-01-13" calcext:value-type="date">
            <text:p>01/1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.ods" xlink:type="simple">13012017.ods</text:a></text:p>
          </table:table-cell>
          <table:table-cell table:style-name="ce335" office:value-type="date" office:date-value="2017-01-13" calcext:value-type="date">
            <text:p>01/1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02.ods" xlink:type="simple">1301201702.ods</text:a></text:p>
          </table:table-cell>
          <table:table-cell table:style-name="ce335" office:value-type="date" office:date-value="2017-01-13" calcext:value-type="date">
            <text:p>01/1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022.ods" xlink:type="simple">13012017022.ods</text:a></text:p>
          </table:table-cell>
          <table:table-cell table:style-name="ce335" office:value-type="date" office:date-value="2017-01-13" calcext:value-type="date">
            <text:p>01/1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e13do012017" xlink:type="simple">12e13do012017</text:a></text:p>
          </table:table-cell>
          <table:table-cell table:style-name="ce335" office:value-type="date" office:date-value="2017-01-13" calcext:value-type="date">
            <text:p>01/1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start%2014012017" xlink:type="simple">start 14012017</text:a></text:p>
          </table:table-cell>
          <table:table-cell table:style-name="ce332" office:value-type="date" office:date-value="2017-01-14" calcext:value-type="date">
            <text:p>01/1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rt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expanded%20experience" xlink:type="simple">expanded experience</text:a></text:p>
          </table:table-cell>
          <table:table-cell table:style-name="ce335" office:value-type="date" office:date-value="2017-01-18" calcext:value-type="date">
            <text:p>01/18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panded Experience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queimar%20um" xlink:type="simple">queimar um</text:a></text:p>
          </table:table-cell>
          <table:table-cell table:style-name="ce335" office:value-type="date" office:date-value="2017-01-19" calcext:value-type="date">
            <text:p>01/19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eimar Um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formula%20eEwr%2019012017" xlink:type="simple">formula eEwr 19012017</text:a></text:p>
          </table:table-cell>
          <table:table-cell table:style-name="ce335" office:value-type="date" office:date-value="2017-01-19" calcext:value-type="date">
            <text:p>01/19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ula eEwr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a14do012017" xlink:type="simple">12a14do012017</text:a></text:p>
          </table:table-cell>
          <table:table-cell table:style-name="ce335" office:value-type="date" office:date-value="2017-01-14" calcext:value-type="date">
            <text:p>01/1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a19do012017" xlink:type="simple">12a19do012017</text:a></text:p>
          </table:table-cell>
          <table:table-cell table:style-name="ce335" office:value-type="date" office:date-value="2017-01-19" calcext:value-type="date">
            <text:p>01/19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20012017" xlink:type="simple">20012017</text:a></text:p>
          </table:table-cell>
          <table:table-cell table:style-name="ce335" office:value-type="date" office:date-value="2017-01-20" calcext:value-type="date">
            <text:p>01/20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0012017" calcext:value-type="float">
            <text:p>20012017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20012017%202" xlink:type="simple">20012017 2</text:a></text:p>
          </table:table-cell>
          <table:table-cell table:style-name="ce335" office:value-type="date" office:date-value="2017-01-20" calcext:value-type="date">
            <text:p>01/20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12017 2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continuoustxt.odt" xlink:type="simple">continuoustxt.odt</text:a></text:p>
          </table:table-cell>
          <table:table-cell table:style-name="ce335" office:value-type="date" office:date-value="2017-01-19" calcext:value-type="date">
            <text:p>01/19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PI2.0.1(V1).ods" xlink:type="simple">PI2.0.1(V1).ods</text:a></text:p>
          </table:table-cell>
          <table:table-cell table:style-name="ce335" office:value-type="date" office:date-value="2017-01-16" calcext:value-type="date">
            <text:p>01/16/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PI2.0.1.ods" xlink:type="simple">PI2.0.1.ods</text:a></text:p>
          </table:table-cell>
          <table:table-cell table:style-name="ce335" office:value-type="date" office:date-value="2017-01-16" calcext:value-type="date">
            <text:p>01/16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123" xlink:type="simple">0123</text:a></text:p>
          </table:table-cell>
          <table:table-cell table:style-name="ce335" office:value-type="date" office:date-value="2017-01-23" calcext:value-type="date">
            <text:p>01/2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1" xlink:type="simple">11</text:a></text:p>
          </table:table-cell>
          <table:table-cell table:style-name="ce335" office:value-type="date" office:date-value="2017-01-25" calcext:value-type="date">
            <text:p>01/25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33" xlink:type="simple">33</text:a></text:p>
          </table:table-cell>
          <table:table-cell table:style-name="ce335" office:value-type="date" office:date-value="2017-01-25" calcext:value-type="date">
            <text:p>01/25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nothingness" xlink:type="simple">nothingness</text:a></text:p>
          </table:table-cell>
          <table:table-cell table:style-name="ce335" office:value-type="date" office:date-value="2017-01-29" calcext:value-type="date">
            <text:p>01/29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thingnes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NightVisionCamera_1424314926215.jpg" xlink:type="simple">NightVisionCamera</text:a></text:p>
          </table:table-cell>
          <table:table-cell table:style-name="ce332" office:value-type="date" office:date-value="2017-01-22" calcext:value-type="date">
            <text:p>01/2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first%20stage%2022012017" xlink:type="simple">first stage 22012017</text:a></text:p>
          </table:table-cell>
          <table:table-cell table:style-name="ce332" office:value-type="date" office:date-value="2017-01-22" calcext:value-type="date">
            <text:p>01/2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first-stage-22012017.css" xlink:type="simple">first-stage-22012017.css</text:a></text:p>
          </table:table-cell>
          <table:table-cell table:style-name="ce332" office:value-type="date" office:date-value="2017-01-22" calcext:value-type="date">
            <text:p>01/2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PI2.0.1(V1.1).ods" xlink:type="simple">PI2.0.1(V1.1).ods</text:a></text:p>
          </table:table-cell>
          <table:table-cell table:style-name="ce332" office:value-type="date" office:date-value="2017-01-22" calcext:value-type="date">
            <text:p>01/22/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firstwrk.ods" xlink:type="simple">firstwrk.ods</text:a></text:p>
          </table:table-cell>
          <table:table-cell table:style-name="ce332" office:value-type="date" office:date-value="2017-02-01" calcext:value-type="date">
            <text:p>02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Xv1%23%23%23%7C03vX" xlink:type="simple">Xv1###|03vX</text:a></text:p>
          </table:table-cell>
          <table:table-cell table:style-name="ce332" office:value-type="date" office:date-value="2017-02-02" calcext:value-type="date">
            <text:p>02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ompile%2002022017" xlink:type="simple">compile 02022017</text:a></text:p>
          </table:table-cell>
          <table:table-cell table:style-name="ce332" office:value-type="date" office:date-value="2017-02-02" calcext:value-type="date">
            <text:p>02/0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GPs0302017" xlink:type="simple">CGPs0302017</text:a></text:p>
          </table:table-cell>
          <table:table-cell table:style-name="ce335" office:value-type="date" office:date-value="2017-02-03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GP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GPs(2.0).ods" xlink:type="simple">CGPs(2.0).ods</text:a></text:p>
          </table:table-cell>
          <table:table-cell table:style-name="ce335" office:value-type="date" office:date-value="2017-02-03" calcext:value-type="date">
            <text:p>02/03/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WP_Model%2009022017" xlink:type="simple">WP_Model 09022017</text:a></text:p>
          </table:table-cell>
          <table:table-cell table:style-name="ce335" office:value-type="date" office:date-value="2017-02-09" calcext:value-type="date">
            <text:p>02/09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P_Model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S-Cfg-links%2010022017.html" xlink:type="simple">S-Cfg-links 10022017.html</text:a></text:p>
          </table:table-cell>
          <table:table-cell table:style-name="ce335" office:value-type="date" office:date-value="2017-02-10" calcext:value-type="date">
            <text:p>02/10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valor%2012022017" xlink:type="simple">valor 12022017</text:a></text:p>
          </table:table-cell>
          <table:table-cell table:style-name="ce335" office:value-type="date" office:date-value="2017-02-12" calcext:value-type="date">
            <text:p>02/1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alor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table%2014022017" xlink:type="simple">table 14022017</text:a></text:p>
          </table:table-cell>
          <table:table-cell table:style-name="ce335" office:value-type="date" office:date-value="2017-02-14" calcext:value-type="date">
            <text:p>02/1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able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Letras%20Grandes" xlink:type="simple">Letras Grandes</text:a></text:p>
          </table:table-cell>
          <table:table-cell table:style-name="ce335" office:value-type="date" office:date-value="2017-02-16" calcext:value-type="date">
            <text:p>02/16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tras Grande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matrix%20notes%2017022017" xlink:type="simple">matrix notes 17022017</text:a></text:p>
          </table:table-cell>
          <table:table-cell table:style-name="ce335" office:value-type="date" office:date-value="2017-02-17" calcext:value-type="date">
            <text:p>02/17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rix Note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Ao%20todo%2017022017" xlink:type="simple">Ao todo 17022017</text:a></text:p>
          </table:table-cell>
          <table:table-cell table:style-name="ce335" office:value-type="date" office:date-value="2017-02-17" calcext:value-type="date">
            <text:p>02/17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o Todo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Estrelas%20evaporam%2018022017" xlink:type="simple">Estrelas evaporam 18022017</text:a></text:p>
          </table:table-cell>
          <table:table-cell table:style-name="ce335" office:value-type="date" office:date-value="2017-02-18" calcext:value-type="date">
            <text:p>02/18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strelas Evaporam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Imagem%20projetada" xlink:type="simple">Imagem projetada</text:a></text:p>
          </table:table-cell>
          <table:table-cell table:style-name="ce335" office:value-type="date" office:date-value="2017-02-25" calcext:value-type="date">
            <text:p>02/25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magem Projetada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FT%20Pills" xlink:type="simple">FT Pills</text:a></text:p>
          </table:table-cell>
          <table:table-cell table:style-name="ce335" office:value-type="date" office:date-value="2017-02-25" calcext:value-type="date">
            <text:p>02/25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 Pill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next-steps-28022017" xlink:type="simple">next-steps-28022017</text:a></text:p>
          </table:table-cell>
          <table:table-cell table:style-name="ce335" office:value-type="date" office:date-value="2017-02-28" calcext:value-type="date">
            <text:p>02/28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xt-Step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spc%2028022017" xlink:type="simple">spc 28022017</text:a></text:p>
          </table:table-cell>
          <table:table-cell table:style-name="ce335" office:value-type="date" office:date-value="2017-02-28" calcext:value-type="date">
            <text:p>02/28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PC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PI2.1.ods" xlink:type="simple">PI2.1.ods</text:a></text:p>
          </table:table-cell>
          <table:table-cell table:style-name="ce332" office:value-type="date" office:date-value="2017-02-01" calcext:value-type="date">
            <text:p>02/01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PI%202.2.ods" xlink:type="simple">PI 2.2.ods</text:a></text:p>
          </table:table-cell>
          <table:table-cell table:style-name="ce332" office:value-type="date" office:date-value="2017-03-03" calcext:value-type="date">
            <text:p>03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6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table:style-name="ce332" office:value-type="date" office:date-value="2017-03-04" calcext:value-type="date">
            <text:p>03/04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</text:p>
          </table:table-cell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C2t" xlink:type="simple">C2t</text:a></text:p>
          </table:table-cell>
          <table:table-cell table:style-name="ce332" office:value-type="date" office:date-value="2017-03-04" calcext:value-type="date">
            <text:p>03/04/17</text:p>
          </table:table-cell>
          <table:table-cell office:value-type="float" office:value="1" calcext:value-type="float">
            <text:p>1</text:p>
          </table:table-cell>
          <table:table-cell table:style-name="ce332" office:value-type="date" office:date-value="2017-03-05" calcext:value-type="date">
            <text:p>03/05/17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Index%20Grande%20Compilado%20-%20V1-2(nrs).odt" xlink:type="simple">Index Grande Compilado - V1-2(nrs).odt</text:a></text:p>
          </table:table-cell>
          <table:table-cell table:style-name="ce332" office:value-type="date" office:date-value="2017-03-04" calcext:value-type="date">
            <text:p>03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LWC-nrsv1.odt" xlink:type="simple">LWC-nrsv1</text:a></text:p>
          </table:table-cell>
          <table:table-cell table:style-name="ce332" office:value-type="date" office:date-value="2017-03-06" calcext:value-type="date">
            <text:p>03/06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<text:a xlink:href="../PI%202.2/b00k.odt" xlink:type="simple">b00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b00k.odt" xlink:type="simple">b00k</text:a></text:p>
          </table:table-cell>
          <table:table-cell table:style-name="ce332" office:value-type="date" office:date-value="2017-03-06" calcext:value-type="date">
            <text:p>03/06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*tct" xlink:type="simple">*tct</text:a></text:p>
          </table:table-cell>
          <table:table-cell table:style-name="ce332" office:value-type="date" office:date-value="2017-03-07" calcext:value-type="date">
            <text:p>03/07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omorrow Comes Today</text:p>
          </table:table-cell>
          <table:table-cell table:style-name="ce371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ndc" xlink:type="simple">ndc</text:a></text:p>
          </table:table-cell>
          <table:table-cell table:style-name="ce332" office:value-type="date" office:date-value="2017-03-12" calcext:value-type="date">
            <text:p>03/1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ada de Cientifico</text:p>
          </table:table-cell>
          <table:table-cell table:style-name="ce371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human" xlink:type="simple">human</text:a></text:p>
          </table:table-cell>
          <table:table-cell table:style-name="ce332" office:value-type="date" office:date-value="2017-03-12" calcext:value-type="date">
            <text:p>03/12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uman</text:p>
          </table:table-cell>
          <table:table-cell table:style-name="ce371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trnsfrmd" xlink:type="simple">trnsfrmd</text:a></text:p>
          </table:table-cell>
          <table:table-cell table:style-name="ce332" office:value-type="date" office:date-value="2017-03-04" calcext:value-type="date">
            <text:p>03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ansformed</text:p>
          </table:table-cell>
          <table:table-cell table:style-name="ce371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4%7C4project.ods" xlink:type="simple">4|4project</text:a></text:p>
          </table:table-cell>
          <table:table-cell table:style-name="ce332" office:value-type="date" office:date-value="2017-03-14" calcext:value-type="date">
            <text:p>03/1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16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deep%20space" xlink:type="simple">deep space</text:a></text:p>
          </table:table-cell>
          <table:table-cell table:style-name="ce332" office:value-type="date" office:date-value="2017-03-14" calcext:value-type="date">
            <text:p>03/1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ep Space</text:p>
          </table:table-cell>
          <table:table-cell table:style-name="ce371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resultados" xlink:type="simple">resultados</text:a></text:p>
          </table:table-cell>
          <table:table-cell table:style-name="ce332" office:value-type="date" office:date-value="2017-03-15" calcext:value-type="date">
            <text:p>03/15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<text:a xlink:href="../PI%202.2/C2t" xlink:type="simple">C2t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ultados</text:p>
          </table:table-cell>
          <table:table-cell table:style-name="ce371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N4_projects%2024032017" xlink:type="simple">N4_projects 24032017</text:a></text:p>
          </table:table-cell>
          <table:table-cell table:style-name="ce332" office:value-type="date" office:date-value="2017-03-24" calcext:value-type="date">
            <text:p>03/2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 table:number-rows-repeated="104848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GCt" table:style-name="ta1">
        <office:forms form:automatic-focus="false" form:apply-design-mode="false"/>
        <table:table-column table:style-name="co54" table:default-cell-style-name="ce18"/>
        <table:table-column table:style-name="co55" table:default-cell-style-name="ce18"/>
        <table:table-column table:style-name="co13" table:default-cell-style-name="ce18"/>
        <table:table-column table:style-name="co13" table:number-columns-repeated="3" table:default-cell-style-name="Default"/>
        <table:table-column table:style-name="co56" table:default-cell-style-name="ce75"/>
        <table:table-column table:style-name="co57" table:default-cell-style-name="ce18"/>
        <table:table-column table:style-name="co13" table:number-columns-repeated="4" table:default-cell-style-name="Default"/>
        <table:table-column table:style-name="co58" table:default-cell-style-name="Default"/>
        <table:table-row table:style-name="ro1">
          <table:table-cell table:style-name="ce37" office:value-type="string" calcext:value-type="string" table:number-columns-spanned="6" table:number-rows-spanned="1">
            <text:p>Criação</text:p>
          </table:table-cell>
          <table:covered-table-cell table:number-columns-repeated="5" table:style-name="ce37"/>
          <table:table-cell table:style-name="ce37" office:value-type="string" calcext:value-type="string" table:number-columns-spanned="2" table:number-rows-spanned="1">
            <text:p>Folder</text:p>
          </table:table-cell>
          <table:covered-table-cell/>
          <table:table-cell table:number-columns-repeated="3"/>
          <table:table-cell table:style-name="ce70" office:value-type="string" calcext:value-type="string">
            <text:p>Gct =</text:p>
          </table:table-cell>
          <table:table-cell office:value-type="string" calcext:value-type="string">
            <text:p>Grande Compilado total/table</text:p>
          </table:table-cell>
        </table:table-row>
        <table:table-row table:style-name="ro1">
          <table:table-cell table:style-name="ce37" office:value-type="string" calcext:value-type="string">
            <text:p>Capitulo</text:p>
          </table:table-cell>
          <table:table-cell table:style-name="ce37" office:value-type="string" calcext:value-type="string">
            <text:p>Arquivo</text:p>
          </table:table-cell>
          <table:table-cell table:style-name="ce37" office:value-type="string" calcext:value-type="string">
            <text:p>Data</text:p>
          </table:table-cell>
          <table:table-cell table:style-name="ce37" office:value-type="string" calcext:value-type="string">
            <text:p>Versao</text:p>
          </table:table-cell>
          <table:table-cell table:style-name="ce37" office:value-type="string" calcext:value-type="string">
            <text:p>Update</text:p>
          </table:table-cell>
          <table:table-cell table:style-name="ce37" office:value-type="string" calcext:value-type="string">
            <text:p>Ordem</text:p>
          </table:table-cell>
          <table:table-cell table:style-name="ce48" office:value-type="string" calcext:value-type="string" table:number-columns-spanned="2" table:number-rows-spanned="1">
            <text:p>Textos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Indrodução</text:p>
          </table:table-cell>
          <table:table-cell office:value-type="string" calcext:value-type="string">
            <text:p><text:a xlink:href="../../../..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rodução</text:p>
          </table:table-cell>
          <table:table-cell office:value-type="string" calcext:value-type="string">
            <text:p><text:a xlink:href="../../../..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rodução</text:p>
          </table:table-cell>
          <table:table-cell office:value-type="string" calcext:value-type="string">
            <text:p><text:a xlink:href="../../../../Textos/Compilados%20-%20Edits%20-%20Index/Ongoing%20Edits/Compilado%20II-V1-1.odt" xlink:type="simple">Vontade Verdadeira</text:a></text:p>
          </table:table-cell>
          <table:table-cell office:value-type="string" calcext:value-type="string">
            <text:p>16/12/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Textos/1/Non%20sense/Im%20runing%20around%20city.txt" xlink:type="simple">Im runing around city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style-name="ce18"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Non Sense</text:p>
          </table:table-cell>
          <table:table-cell table:style-name="ce18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../../../../Textos/1/Non%20sense/Um%20mundo%20no%20qual%20os%20fatos%20simples%20naturais%20como.txt" xlink:type="simple">Mundo de Fatos Simples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Non Sen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Non Sen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Non Sen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Non Sen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Seus%20braços%20derretidos%20escorriam-me%20aos%20olhos,.txt" xlink:type="simple">Seus braços derretidos escorriam-me aos olhos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Das%20flores%20nascem%20monstros.txt" xlink:type="simple">Das flores nascem monstros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Depois%20de%20muito%20refletir.txt" xlink:type="simple">Depois de muito refletir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Achei%20que%20iria%20e%20voltei.txt" xlink:type="simple">Achei que iria e voltei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No%20decorrer%20da%20vida,%20do%20meu%20viver,.txt" xlink:type="simple">No decorrer da vida, do meu viver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A%20insônia%20me%20é%20novamente%20companheira,.txt" xlink:type="simple">A insônia me é novamente companheira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Me%20perdi,%20me%20achei.txt" xlink:type="simple">Me perdi, me achei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Ao%20que%20tudo%20indica.txt" xlink:type="simple">Ao que tudo indica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Agora%20mesmo%20o%20futuro%20parece%20se%20formar.txt" xlink:type="simple">Agora mesmo o futuro parece se formar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Bem%20como%20no%20primeiro%20dia,.txt" xlink:type="simple">Bem como no primeiro dia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Em%20maior%20parte%20do%20tempo,.txt" xlink:type="simple">Em maior parte do tempo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Dentre%20todas%20as%20coisas%20possíveis,%20quero%20ouvir%20tua.txt" xlink:type="simple">Dentre todas as coisas possíveis, quero ouvir tua voz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Por%20entre%20brumas%20a%20avistei,%20mas%20em%20meu%20mundo.txt" xlink:type="simple">Por entre brumas a avistei, mas em meu mundo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No%20vazio%20do%20breu.txt" xlink:type="simple">No vazio do breu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Queria%20que%20minhas%20memórias%20pudessem%20ser.txt" xlink:type="simple">Queria que minhas memórias pudessem ser</text:a></text:p>
          </table:table-cell>
          <table:table-cell table:style-name="ce53" office:value-type="string" calcext:value-type="string">
            <text:p>15/12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De%20repente%20sonhei,.txt" xlink:type="simple">De repente sonhei</text:a></text:p>
          </table:table-cell>
          <table:table-cell table:style-name="ce53" office:value-type="date" office:date-value="2016-04-12" calcext:value-type="date">
            <text:p>04/12/16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Em%20nossas%20mentes%20surgem%20os%20pensamentos%20e%20dos.txt" xlink:type="simple">Em nossas mentes surgem os pensamentos</text:a></text:p>
          </table:table-cell>
          <table:table-cell table:style-name="ce53" office:value-type="date" office:date-value="2016-04-12" calcext:value-type="date">
            <text:p>04/12/16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Existem%20motivos%20para%20exitar.txt" xlink:type="simple">Existem motivos para exitar</text:a></text:p>
          </table:table-cell>
          <table:table-cell table:style-name="ce53" office:value-type="date" office:date-value="2016-04-12" calcext:value-type="date">
            <text:p>04/12/16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Minha%20vida%20só%20tem%20sentido%20em%20você.txt" xlink:type="simple">Minha vida só tem sentido em você</text:a></text:p>
          </table:table-cell>
          <table:table-cell table:style-name="ce53" office:value-type="date" office:date-value="2016-04-12" calcext:value-type="date">
            <text:p>04/12/16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1/Originais/O%20que%20fazer%20ante%20tal%20momento_.txt" xlink:type="simple">O que fazer ante tal momento_</text:a></text:p>
          </table:table-cell>
          <table:table-cell table:style-name="ce53" office:value-type="date" office:date-value="2016-04-12" calcext:value-type="date">
            <text:p>04/12/16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<text:a xlink:href="../../../../Textos/1/Raps/Pra%20mim%20é%20um%20remédio.txt" xlink:type="simple">Pra mim é um remédio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table:style-name="ce117" office:value-type="string" calcext:value-type="string">
            <text:p>1/</text:p>
          </table:table-cell>
          <table:table-cell office:value-type="string" calcext:value-type="string">
            <text:p>Rap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<text:a xlink:href="../../../../Textos/2/reflexão.docx" xlink:type="simple">Reflexão</text:a></text:p>
          </table:table-cell>
          <table:table-cell table:style-name="ce53" office:value-type="date" office:date-value="2015-09-01" calcext:value-type="date">
            <text:p>09/01/15</text:p>
          </table:table-cell>
          <table:table-cell table:number-columns-repeated="3"/>
          <table:table-cell table:style-name="ce117" office:value-type="string" calcext:value-type="string">
            <text:p>.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<text:a xlink:href="../../../../Textos/2/Não%20sei.docx" xlink:type="simple">Não sei</text:a></text:p>
          </table:table-cell>
          <table:table-cell table:style-name="ce53" office:value-type="date" office:date-value="2015-09-01" calcext:value-type="date">
            <text:p>09/01/15</text:p>
          </table:table-cell>
          <table:table-cell table:number-columns-repeated="3"/>
          <table:table-cell table:style-name="ce117" office:value-type="string" calcext:value-type="string">
            <text:p>.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3"/>
          <table:table-cell table:style-name="ce117" office:value-type="string" calcext:value-type="string">
            <text:p>.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3"/>
          <table:table-cell office:value-type="string" calcext:value-type="string">
            <text:p>2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3"/>
          <table:table-cell office:value-type="string" calcext:value-type="string">
            <text:p>2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3"/>
          <table:table-cell office:value-type="string" calcext:value-type="string">
            <text:p>2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3"/>
          <table:table-cell office:value-type="string" calcext:value-type="string">
            <text:p>2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Diário%20de%20bordo.docx" xlink:type="simple">Diário de bordo</text:a></text:p>
          </table:table-cell>
          <table:table-cell table:style-name="ce53" office:value-type="date" office:date-value="2016-04-01" calcext:value-type="date">
            <text:p>04/01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Originais/Como%20sempre.docx" xlink:type="simple">Como sempre</text:a></text:p>
          </table:table-cell>
          <table:table-cell table:style-name="ce53" office:value-type="date" office:date-value="2016-04-12" calcext:value-type="date">
            <text:p>04/12/16</text:p>
          </table:table-cell>
          <table:table-cell table:number-columns-repeated="3"/>
          <table:table-cell office:value-type="string" calcext:value-type="string">
            <text:p>3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3/Originais/Te%20espancando%20ao%20contagiante%20som%20de%20bob.docx" xlink:type="simple">Te espancando ao contagiante som de bob</text:a></text:p>
          </table:table-cell>
          <table:table-cell table:style-name="ce53" office:value-type="date" office:date-value="2015-10-05" calcext:value-type="date">
            <text:p>10/05/15</text:p>
          </table:table-cell>
          <table:table-cell table:number-columns-repeated="3"/>
          <table:table-cell office:value-type="string" calcext:value-type="string">
            <text:p>3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4/Monster%20inside%20a%20human.txt" xlink:type="simple">Monster inside a human</text:a></text:p>
          </table:table-cell>
          <table:table-cell table:style-name="ce53" office:value-type="date" office:date-value="2015-03-10" calcext:value-type="date">
            <text:p>03/10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4/Computing%20power.txt" xlink:type="simple">Computing power</text:a></text:p>
          </table:table-cell>
          <table:table-cell table:style-name="ce53" office:value-type="date" office:date-value="2015-05-10" calcext:value-type="date">
            <text:p>05/10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4/Incumoun.txt" xlink:type="simple">Incumoun</text:a></text:p>
          </table:table-cell>
          <table:table-cell table:style-name="ce53" office:value-type="date" office:date-value="2015-04-12" calcext:value-type="date">
            <text:p>04/12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4/No%20canto%20da%20tela.txt" xlink:type="simple">No canto da tela</text:a></text:p>
          </table:table-cell>
          <table:table-cell table:style-name="ce53" office:value-type="date" office:date-value="2016-04-12" calcext:value-type="date">
            <text:p>04/12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stick%20notes.odt" xlink:type="simple">stick notes</text:a></text:p>
          </table:table-cell>
          <table:table-cell table:style-name="ce53" office:value-type="date" office:date-value="2015-11-11" calcext:value-type="date">
            <text:p>11/11/15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O%20nada.txt" xlink:type="simple">O nada</text:a></text:p>
          </table:table-cell>
          <table:table-cell table:style-name="ce53" office:value-type="date" office:date-value="2016-01-03" calcext:value-type="date">
            <text:p>01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Deep.docx" xlink:type="simple">Deep</text:a></text:p>
          </table:table-cell>
          <table:table-cell table:style-name="ce53" office:value-type="date" office:date-value="2016-03-03" calcext:value-type="date">
            <text:p>03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Cantorias.docx" xlink:type="simple">Cantorias</text:a></text:p>
          </table:table-cell>
          <table:table-cell table:style-name="ce53" office:value-type="date" office:date-value="2016-05-03" calcext:value-type="date">
            <text:p>05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PI.docx" xlink:type="simple">PI</text:a></text:p>
          </table:table-cell>
          <table:table-cell table:style-name="ce53" office:value-type="date" office:date-value="2016-05-03" calcext:value-type="date">
            <text:p>05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Nascidos%20humanos.docx" xlink:type="simple">Nascidos humanos</text:a></text:p>
          </table:table-cell>
          <table:table-cell table:style-name="ce53" office:value-type="date" office:date-value="2016-05-03" calcext:value-type="date">
            <text:p>05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Falta%20de%20Vontades.docx" xlink:type="simple">Falta de Vontades</text:a></text:p>
          </table:table-cell>
          <table:table-cell table:style-name="ce53" office:value-type="date" office:date-value="2016-08-03" calcext:value-type="date">
            <text:p>08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why%20" xlink:type="simple">Why</text:a></text:p>
          </table:table-cell>
          <table:table-cell table:style-name="ce53" office:value-type="date" office:date-value="2016-10-04" calcext:value-type="date">
            <text:p>10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Impotencia" xlink:type="simple">Impotencia</text:a></text:p>
          </table:table-cell>
          <table:table-cell table:style-name="ce53" office:value-type="date" office:date-value="2016-04-06" calcext:value-type="date">
            <text:p>04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Impotencia2" xlink:type="simple">Impotencia2</text:a></text:p>
          </table:table-cell>
          <table:table-cell table:style-name="ce53" office:value-type="date" office:date-value="2016-04-06" calcext:value-type="date">
            <text:p>04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celular%20notes" xlink:type="simple">celular notes</text:a></text:p>
          </table:table-cell>
          <table:table-cell table:style-name="ce53" office:value-type="date" office:date-value="2016-04-06" calcext:value-type="date">
            <text:p>04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celular%20ramdon%20notes" xlink:type="simple">Celular random notes</text:a></text:p>
          </table:table-cell>
          <table:table-cell table:style-name="ce53" office:value-type="date" office:date-value="2016-04-06" calcext:value-type="date">
            <text:p>04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celular%20ramdon%20notes2" xlink:type="simple">Celular random notes2</text:a></text:p>
          </table:table-cell>
          <table:table-cell table:style-name="ce53" office:value-type="date" office:date-value="2016-04-06" calcext:value-type="date">
            <text:p>04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nest" xlink:type="simple">Nest</text:a></text:p>
          </table:table-cell>
          <table:table-cell table:style-name="ce53" office:value-type="date" office:date-value="2016-07-06" calcext:value-type="date">
            <text:p>07/06/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%20Quê%20teme%20mais%20a%20morte,%20que%20a%20si%20mesmo%3F.txt" xlink:type="simple">Quê teme mais a morte, que a si mesmo?</text:a></text:p>
          </table:table-cell>
          <table:table-cell table:style-name="ce53" office:value-type="date" office:date-value="2016-02-06" calcext:value-type="date">
            <text:p>02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Decorrendo%20o%20Indesritivel.txt" xlink:type="simple">Decorrendo o Indesritivel</text:a></text:p>
          </table:table-cell>
          <table:table-cell table:style-name="ce53" office:value-type="date" office:date-value="2016-04-06" calcext:value-type="date">
            <text:p>04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Hitori.txt" xlink:type="simple">Hitori</text:a></text:p>
          </table:table-cell>
          <table:table-cell table:style-name="ce53" office:value-type="date" office:date-value="2016-07-06" calcext:value-type="date">
            <text:p>07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3"/>
          <table:table-cell office:value-type="string" calcext:value-type="string">
            <text:p>Escritos Diversos/2/</text:p>
          </table:table-cell>
          <table:table-cell office:value-type="string" calcext:value-type="string">
            <text:p>notes g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3"/>
          <table:table-cell office:value-type="string" calcext:value-type="string">
            <text:p>Escritos Diversos/2/</text:p>
          </table:table-cell>
          <table:table-cell office:value-type="string" calcext:value-type="string">
            <text:p>notes g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3"/>
          <table:table-cell office:value-type="string" calcext:value-type="string">
            <text:p>Escritos Diversos/2/</text:p>
          </table:table-cell>
          <table:table-cell office:value-type="string" calcext:value-type="string">
            <text:p>notes g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3"/>
          <table:table-cell office:value-type="string" calcext:value-type="string">
            <text:p>Escritos Diversos/2/</text:p>
          </table:table-cell>
          <table:table-cell office:value-type="string" calcext:value-type="string">
            <text:p>notes g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3"/>
          <table:table-cell office:value-type="string" calcext:value-type="string">
            <text:p>Escritos Diversos/2/</text:p>
          </table:table-cell>
          <table:table-cell office:value-type="string" calcext:value-type="string">
            <text:p>notes g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Impotencia" xlink:type="simple">Impotencia</text:a></text:p>
          </table:table-cell>
          <table:table-cell table:style-name="ce53" office:value-type="date" office:date-value="2016-04-06" calcext:value-type="date">
            <text:p>04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celular%20ramdon%20notes" xlink:type="simple">celular random notes</text:a></text:p>
          </table:table-cell>
          <table:table-cell table:style-name="ce53" office:value-type="date" office:date-value="2016-04-06" calcext:value-type="date">
            <text:p>04/06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Modifying%20the%20information%20system" xlink:type="simple">Modifying the information system</text:a></text:p>
          </table:table-cell>
          <table:table-cell table:style-name="ce53" office:value-type="date" office:date-value="2016-04-08" calcext:value-type="date">
            <text:p>04/08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dedicatoria%20a%20erva" xlink:type="simple">Dedicatoria a erva</text:a></text:p>
          </table:table-cell>
          <table:table-cell table:style-name="ce53" office:value-type="date" office:date-value="2016-04-09" calcext:value-type="date">
            <text:p>04/09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1612" xlink:type="simple">1612</text:a></text:p>
          </table:table-cell>
          <table:table-cell table:style-name="ce53" office:value-type="date" office:date-value="2016-02-10" calcext:value-type="date">
            <text:p>02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qtenrgy" xlink:type="simple">qtenrgy</text:a></text:p>
          </table:table-cell>
          <table:table-cell table:style-name="ce53" office:value-type="date" office:date-value="2016-07-10" calcext:value-type="date">
            <text:p>07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sonho" xlink:type="simple">sonho</text:a></text:p>
          </table:table-cell>
          <table:table-cell table:style-name="ce53" office:value-type="date" office:date-value="2016-12-10" calcext:value-type="date">
            <text:p>12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programing%5B%5D" xlink:type="simple">programing[]</text:a></text:p>
          </table:table-cell>
          <table:table-cell table:style-name="ce53" office:value-type="date" office:date-value="2016-12-10" calcext:value-type="date">
            <text:p>12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posições%20indeterministicas" xlink:type="simple">Posições indeterministicas</text:a></text:p>
          </table:table-cell>
          <table:table-cell table:style-name="ce53" office:value-type="date" office:date-value="2016-12-10" calcext:value-type="date">
            <text:p>12/10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Turista%20do%20mundo" xlink:type="simple">Turista do mundo</text:a></text:p>
          </table:table-cell>
          <table:table-cell table:style-name="ce53" office:value-type="date" office:date-value="2016-02-12" calcext:value-type="date">
            <text:p>02/12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3/pplaning" xlink:type="simple">Pplaning</text:a></text:p>
          </table:table-cell>
          <table:table-cell table:style-name="ce53" office:value-type="date" office:date-value="2016-04-12" calcext:value-type="date">
            <text:p>04/12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4/notas%20do%20individuo" xlink:type="simple">notas do individuo</text:a></text:p>
          </table:table-cell>
          <table:table-cell table:style-name="ce53" office:value-type="date" office:date-value="2016-07-12" calcext:value-type="date">
            <text:p>07/12/16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4/O%20mais%20importante%2002022017" xlink:type="simple">O mais importante 02022017</text:a></text:p>
          </table:table-cell>
          <table:table-cell table:style-name="ce53" office:value-type="date" office:date-value="2017-02-02" calcext:value-type="date">
            <text:p>02/02/17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3"/>
          <table:table-cell office:value-type="string" calcext:value-type="string">
            <text:p>Escritos Diversos/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vcards_20140806_101822.vcf" xlink:type="simple">vcards_20140806_101822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incumoun%2004122015.txt" xlink:type="simple">incumoun 04122015</text:a></text:p>
          </table:table-cell>
          <table:table-cell table:style-name="ce53" office:value-type="date" office:date-value="2015-04-12" calcext:value-type="date">
            <text:p>04/12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hlse.txt" xlink:type="simple">hlse</text:a></text:p>
          </table:table-cell>
          <table:table-cell table:style-name="ce53" office:value-type="date" office:date-value="2016-04-01" calcext:value-type="date">
            <text:p>04/01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PI%202.2/LWC.odt" xlink:type="simple">LWC</text:a></text:p>
          </table:table-cell>
          <table:table-cell table:style-name="ce53" office:value-type="date" office:date-value="2017-08-02" calcext:value-type="date">
            <text:p>08/02/17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Drive/Poemas/Aliens%20que%20fazen%20weeeeeeriiiiiiii%20en%20vez%20de" xlink:type="simple">Aliens que fazen weeeeeeriiiiiiii en vez de</text:a></text:p>
          </table:table-cell>
          <table:table-cell table:style-name="ce53" office:value-type="date" office:date-value="2014-06-08" calcext:value-type="date">
            <text:p>06/08/14</text:p>
          </table:table-cell>
          <table:table-cell table:number-columns-repeated="3"/>
          <table:table-cell office:value-type="string" calcext:value-type="string">
            <text:p>Drive/</text:p>
          </table:table-cell>
          <table:table-cell office:value-type="string" calcext:value-type="string">
            <text:p>Poem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oldest%20ones/A%20Chegada%20de%20um%20Novo%20Sentimento.docx" xlink:type="simple">A Chegada de um Novo Sentimento</text:a></text:p>
          </table:table-cell>
          <table:table-cell table:style-name="ce53" office:value-type="date" office:date-value="2015-10-05" calcext:value-type="date">
            <text:p>10/05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oldest o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oldest%20ones/Eu%20Mesmo.docx" xlink:type="simple">Eu Mesmo</text:a></text:p>
          </table:table-cell>
          <table:table-cell table:style-name="ce53" office:value-type="date" office:date-value="2015-10-05" calcext:value-type="date">
            <text:p>10/05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oldest o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oldest%20ones/FirstText.docx" xlink:type="simple">FirstText</text:a></text:p>
          </table:table-cell>
          <table:table-cell table:style-name="ce53" office:value-type="date" office:date-value="2015-10-05" calcext:value-type="date">
            <text:p>10/05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oldest o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oldest%20ones/O%20justo%20que%20se%20julga%20sabio%20comete%20a%20injustiÃ§a.docx" xlink:type="simple">O justo que se julga sabio comete a injustiÃ§a</text:a></text:p>
          </table:table-cell>
          <table:table-cell table:style-name="ce53" office:value-type="date" office:date-value="2015-10-05" calcext:value-type="date">
            <text:p>10/05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oldest o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oldest%20ones/Prisioneiro%20da%20Escuridao.docx" xlink:type="simple">Prisioneiro da Escuridao</text:a></text:p>
          </table:table-cell>
          <table:table-cell table:style-name="ce53" office:value-type="date" office:date-value="2015-10-05" calcext:value-type="date">
            <text:p>10/05/15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oldest o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oldest%20ones/O%20primeiro%20encontro.docx" xlink:type="simple">O primeiro encontro</text:a></text:p>
          </table:table-cell>
          <table:table-cell table:style-name="ce53" office:value-type="date" office:date-value="2016-04-01" calcext:value-type="date">
            <text:p>04/01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oldest on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oldest%20ones/Editados/Prisioneiro%20da%20escuridao%20texto2.docx" xlink:type="simple">Prisioneiro da escuridao texto2</text:a></text:p>
          </table:table-cell>
          <table:table-cell table:style-name="ce53" office:value-type="date" office:date-value="2016-05-01" calcext:value-type="date">
            <text:p>05/01/16</text:p>
          </table:table-cell>
          <table:table-cell table:number-columns-repeated="3"/>
          <table:table-cell office:value-type="string" calcext:value-type="string">
            <text:p>oldest ones/</text:p>
          </table:table-cell>
          <table:table-cell office:value-type="string" calcext:value-type="string">
            <text:p>Editad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wor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work/new%20file" xlink:type="simple">new file</text:a></text:p>
          </table:table-cell>
          <table:table-cell table:style-name="ce53" office:value-type="date" office:date-value="2016-02-09" calcext:value-type="date">
            <text:p>02/09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wor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work/knocking1-1" xlink:type="simple">knocking1-1</text:a></text:p>
          </table:table-cell>
          <table:table-cell table:style-name="ce53" office:value-type="date" office:date-value="2016-02-09" calcext:value-type="date">
            <text:p>02/09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wor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work/crazy%20enviromental%20mind" xlink:type="simple">crazy enviromental mind</text:a></text:p>
          </table:table-cell>
          <table:table-cell table:style-name="ce53" office:value-type="date" office:date-value="2016-02-09" calcext:value-type="date">
            <text:p>02/09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wor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work/nwusr" xlink:type="simple">nwusr</text:a></text:p>
          </table:table-cell>
          <table:table-cell table:style-name="ce53" office:value-type="date" office:date-value="2016-02-09" calcext:value-type="date">
            <text:p>02/09/16</text:p>
          </table:table-cell>
          <table:table-cell table:number-columns-repeated="3"/>
          <table:table-cell office:value-type="string" calcext:value-type="string">
            <text:p>./</text:p>
          </table:table-cell>
          <table:table-cell office:value-type="string" calcext:value-type="string">
            <text:p>wor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New%20Text%20Document.odt" xlink:type="simple">New Text Document</text:a></text:p>
          </table:table-cell>
          <table:table-cell table:style-name="ce53" office:value-type="date" office:date-value="2016-04-01" calcext:value-type="date">
            <text:p>04/01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Ensaios%20Futuristicos%20-%20Pré-edição.docx" xlink:type="simple">Ensaios Futuristicos - Pré-edição</text:a></text:p>
          </table:table-cell>
          <table:table-cell table:style-name="ce53" office:value-type="date" office:date-value="2016-05-02" calcext:value-type="date">
            <text:p>05/02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Escrita%20diversamente%20divergente.docx" xlink:type="simple">Escrita diversamente divergente</text:a></text:p>
          </table:table-cell>
          <table:table-cell table:style-name="ce53" office:value-type="date" office:date-value="2016-01-03" calcext:value-type="date">
            <text:p>01/03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Compilado.docx" xlink:type="simple">Compilado</text:a></text:p>
          </table:table-cell>
          <table:table-cell table:style-name="ce53" office:value-type="date" office:date-value="2016-10-03" calcext:value-type="date">
            <text:p>10/03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Index%20compilados%20II.odt" xlink:type="simple">Index compilados II</text:a></text:p>
          </table:table-cell>
          <table:table-cell table:style-name="ce53" office:value-type="date" office:date-value="2016-11-06" calcext:value-type="date">
            <text:p>11/06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rigin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Translate.docx" xlink:type="simple">Translate</text:a></text:p>
          </table:table-cell>
          <table:table-cell table:style-name="ce53" office:value-type="date" office:date-value="2016-05-03" calcext:value-type="date">
            <text:p>05/03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Ensaios%20Futuristicos%20-%20Pré-edição%201.2.odt" xlink:type="simple">Ensaios Futuristicos - Pré-edição 1.2</text:a></text:p>
          </table:table-cell>
          <table:table-cell table:style-name="ce53" office:value-type="date" office:date-value="2016-03-10" calcext:value-type="date">
            <text:p>03/10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office:value-type="string" calcext:value-type="string">
            <text:p>Compilados – Edits – Index/</text:p>
          </table:table-cell>
          <table:table-cell office:value-type="string" calcext:value-type="string">
            <text:p>Ongoing Edits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8" office:value-type="string" calcext:value-type="string" table:number-columns-spanned="2" table:number-rows-spanned="1">
            <text:p>nrsdirectory/nrs_subjects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escrito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escrito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escrito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escrito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escrito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escritori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lastwee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lastwee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lastwee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../../..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usr</text:p>
          </table:table-cell>
          <table:table-cell table:number-columns-repeated="5"/>
        </table:table-row>
        <table:table-row table:style-name="ro1" table:number-rows-repeated="104839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00k" table:style-name="ta1">
        <office:forms form:automatic-focus="false" form:apply-design-mode="false"/>
        <table:table-column table:style-name="co54" table:default-cell-style-name="ce292"/>
        <table:table-column table:style-name="co55" table:default-cell-style-name="ce292"/>
        <table:table-column table:style-name="co70" table:default-cell-style-name="ce292"/>
        <table:table-column table:style-name="co71" table:default-cell-style-name="Default"/>
        <table:table-column table:style-name="co60" table:default-cell-style-name="Default"/>
        <table:table-column table:style-name="co72" table:default-cell-style-name="Default"/>
        <table:table-column table:style-name="co74" table:default-cell-style-name="ce370"/>
        <table:table-column table:style-name="co57" table:default-cell-style-name="ce292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58" table:default-cell-style-name="Default"/>
        <table:table-column table:style-name="co13" table:number-columns-repeated="1009" table:default-cell-style-name="Default"/>
        <table:table-row table:style-name="ro1">
          <table:table-cell table:style-name="ce314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14"/>
          <table:table-cell table:style-name="ce314" office:value-type="string" calcext:value-type="string" table:number-columns-spanned="4" table:number-rows-spanned="1">
            <text:p>Merged</text:p>
          </table:table-cell>
          <table:covered-table-cell table:number-columns-repeated="3" table:style-name="ce314"/>
          <table:table-cell table:style-name="ce314" table:number-columns-repeated="1011"/>
        </table:table-row>
        <table:table-row table:style-name="ro1">
          <table:table-cell table:style-name="ce314" office:value-type="string" calcext:value-type="string">
            <text:p>Plano</text:p>
          </table:table-cell>
          <table:table-cell table:style-name="ce314" office:value-type="string" calcext:value-type="string">
            <text:p>Arquivo</text:p>
          </table:table-cell>
          <table:table-cell table:style-name="ce314" office:value-type="string" calcext:value-type="string">
            <text:p>Data Inicial</text:p>
          </table:table-cell>
          <table:table-cell table:style-name="ce314" office:value-type="string" calcext:value-type="string">
            <text:p>Versao</text:p>
          </table:table-cell>
          <table:table-cell table:style-name="ce314" office:value-type="string" calcext:value-type="string">
            <text:p>Update</text:p>
          </table:table-cell>
          <table:table-cell table:style-name="ce314" office:value-type="string" calcext:value-type="string">
            <text:p>Ordem</text:p>
          </table:table-cell>
          <table:table-cell table:style-name="ce314" office:value-type="string" calcext:value-type="string">
            <text:p>Referencend into:</text:p>
          </table:table-cell>
          <table:table-cell table:style-name="ce314" office:value-type="string" calcext:value-type="string">
            <text:p>Merged in:</text:p>
          </table:table-cell>
          <table:table-cell table:style-name="ce314" office:value-type="string" calcext:value-type="string">
            <text:p>Ordem</text:p>
          </table:table-cell>
          <table:table-cell table:style-name="ce314" office:value-type="string" calcext:value-type="string">
            <text:p>Title</text:p>
          </table:table-cell>
          <table:table-cell table:style-name="ce314" office:value-type="string" calcext:value-type="string">
            <text:p>start</text:p>
          </table:table-cell>
          <table:table-cell table:style-name="ce314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Ordenando%20Conteúdos%20e%20datas" xlink:type="simple">Ordenando Conteúdos e datas</text:a></text:p>
          </table:table-cell>
          <table:table-cell table:style-name="ce332" office:value-type="date" office:date-value="2016-09-01" calcext:value-type="date">
            <text:p>09/01/16</text:p>
          </table:table-cell>
          <table:table-cell table:style-name="ce292" office:value-type="float" office:value="1" calcext:value-type="float">
            <text:p>1</text:p>
          </table:table-cell>
          <table:table-cell table:style-name="ce332" office:value-type="date" office:date-value="2017-03-03" calcext:value-type="date">
            <text:p>03/03/17</text:p>
          </table:table-cell>
          <table:table-cell table:style-name="ce340" office:value-type="float" office:value="1" calcext:value-type="float">
            <text:p>1</text:p>
          </table:table-cell>
          <table:table-cell table:style-name="ce292" office:value-type="string" calcext:value-type="string">
            <text:p>CGPs; PI</text:p>
          </table:table-cell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42" calcext:value-type="float">
            <text:p>42</text:p>
          </table:table-cell>
          <table:table-cell table:style-name="ce292"/>
          <table:table-cell table:number-columns-repeated="1012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CGPs" xlink:type="simple">CGPs</text:a></text:p>
          </table:table-cell>
          <table:table-cell table:style-name="ce332" office:value-type="date" office:date-value="2016-12-30" calcext:value-type="date">
            <text:p>12/30/16</text:p>
          </table:table-cell>
          <table:table-cell table:style-name="ce292" office:value-type="float" office:value="1" calcext:value-type="float">
            <text:p>1</text:p>
          </table:table-cell>
          <table:table-cell table:style-name="ce332" office:value-type="string" calcext:value-type="string">
            <text:p>----</text:p>
          </table:table-cell>
          <table:table-cell table:style-name="ce340" office:value-type="float" office:value="3" calcext:value-type="float">
            <text:p>3</text:p>
          </table:table-cell>
          <table:table-cell table:style-name="ce292" office:value-type="string" calcext:value-type="string">
            <text:p>CGPs.ods</text:p>
          </table:table-cell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43" calcext:value-type="float">
            <text:p>43</text:p>
          </table:table-cell>
          <table:table-cell table:style-name="ce292"/>
          <table:table-cell table:number-columns-repeated="1012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CGPs.ods" xlink:type="simple">CGPs.ods</text:a></text:p>
          </table:table-cell>
          <table:table-cell table:style-name="ce332" office:value-type="date" office:date-value="2016-12-30" calcext:value-type="date">
            <text:p>12/30/16</text:p>
          </table:table-cell>
          <table:table-cell table:style-name="ce292" office:value-type="float" office:value="0.1" calcext:value-type="float">
            <text:p>0.1</text:p>
          </table:table-cell>
          <table:table-cell table:style-name="ce335" office:value-type="date" office:date-value="2017-01-14" calcext:value-type="date">
            <text:p>01/14/17</text:p>
          </table:table-cell>
          <table:table-cell table:style-name="ce412" office:value-type="float" office:value="5" calcext:value-type="float">
            <text:p>5</text:p>
          </table:table-cell>
          <table:table-cell table:style-name="ce292" office:value-type="string" calcext:value-type="string">
            <text:p>PI 2.*; CGPs*.ods</text:p>
          </table:table-cell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PI/PI%201.0" xlink:type="simple">PI 1.0</text:a></text:p>
          </table:table-cell>
          <table:table-cell table:style-name="ce332" office:value-type="date" office:date-value="2016-10-12" calcext:value-type="date">
            <text:p>10/12/16</text:p>
          </table:table-cell>
          <table:table-cell table:style-name="ce292" office:value-type="float" office:value="1" calcext:value-type="float">
            <text:p>1</text:p>
          </table:table-cell>
          <table:table-cell table:style-name="ce332" office:value-type="string" calcext:value-type="string">
            <text:p>----</text:p>
          </table:table-cell>
          <table:table-cell table:style-name="ce340" office:value-type="float" office:value="2" calcext:value-type="float">
            <text:p>2</text:p>
          </table:table-cell>
          <table:table-cell table:style-name="ce292" office:value-type="string" calcext:value-type="string">
            <text:p>PI 1.0.ods</text:p>
          </table:table-cell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PI%201.0/PI%201.0.ods" xlink:type="simple">PI 1.0.ods</text:a></text:p>
          </table:table-cell>
          <table:table-cell table:style-name="ce332" office:value-type="date" office:date-value="2016-12-01" calcext:value-type="date">
            <text:p>12/01/16</text:p>
          </table:table-cell>
          <table:table-cell table:style-name="ce292" office:value-type="float" office:value="1" calcext:value-type="float">
            <text:p>1</text:p>
          </table:table-cell>
          <table:table-cell table:style-name="ce332" office:value-type="date" office:date-value="2016-12-29" calcext:value-type="date">
            <text:p>12/29/16</text:p>
          </table:table-cell>
          <table:table-cell table:style-name="ce340" office:value-type="float" office:value="4" calcext:value-type="float">
            <text:p>4</text:p>
          </table:table-cell>
          <table:table-cell table:style-name="ce292" office:value-type="string" calcext:value-type="string">
            <text:p>PI *.ods</text:p>
          </table:table-cell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trx%2001122016" xlink:type="simple">mtrx 01122016</text:a></text:p>
          </table:table-cell>
          <table:table-cell table:style-name="ce332" office:value-type="date" office:date-value="2016-01-12" calcext:value-type="date">
            <text:p>01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----</text:p>
          </table:table-cell>
          <table:table-cell table:style-name="ce292" office:value-type="float" office:value="6" calcext:value-type="float">
            <text:p>6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Mtrx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revisitando%20a%20energia%2005122016" xlink:type="simple">revisitando a energia 05122016</text:a></text:p>
          </table:table-cell>
          <table:table-cell table:style-name="ce332" office:value-type="date" office:date-value="2016-05-12" calcext:value-type="date">
            <text:p>05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----</text:p>
          </table:table-cell>
          <table:table-cell table:style-name="ce292" office:value-type="float" office:value="7" calcext:value-type="float">
            <text:p>7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2" calcext:value-type="float">
            <text:p>2</text:p>
          </table:table-cell>
          <table:table-cell table:style-name="ce292" office:value-type="string" calcext:value-type="string">
            <text:p>Revisitando a energia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linkedin%2007122016" xlink:type="simple">linkedin 07122016</text:a></text:p>
          </table:table-cell>
          <table:table-cell table:style-name="ce332" office:value-type="date" office:date-value="2016-07-12" calcext:value-type="date">
            <text:p>07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----</text:p>
          </table:table-cell>
          <table:table-cell table:style-name="ce292" office:value-type="float" office:value="8" calcext:value-type="float">
            <text:p>8</text:p>
          </table:table-cell>
          <table:table-cell table:style-name="ce292"/>
          <table:table-cell/>
          <table:table-cell table:style-name="ce292" table:number-columns-repeated="2"/>
          <table:table-cell table:style-name="ce371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questions%2010122016" xlink:type="simple">questions 10122016</text:a></text:p>
          </table:table-cell>
          <table:table-cell table:style-name="ce332" office:value-type="date" office:date-value="2016-10-12" calcext:value-type="date">
            <text:p>10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----</text:p>
          </table:table-cell>
          <table:table-cell table:style-name="ce292" office:value-type="float" office:value="9" calcext:value-type="float">
            <text:p>9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3" calcext:value-type="float">
            <text:p>3</text:p>
          </table:table-cell>
          <table:table-cell table:style-name="ce292" office:value-type="string" calcext:value-type="string">
            <text:p>Question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answers%2010122016" xlink:type="simple">answers 10122016</text:a></text:p>
          </table:table-cell>
          <table:table-cell table:style-name="ce332" office:value-type="date" office:date-value="2016-10-12" calcext:value-type="date">
            <text:p>10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----</text:p>
          </table:table-cell>
          <table:table-cell table:style-name="ce292" office:value-type="float" office:value="10" calcext:value-type="float">
            <text:p>10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4" calcext:value-type="float">
            <text:p>4</text:p>
          </table:table-cell>
          <table:table-cell table:style-name="ce292" office:value-type="string" calcext:value-type="string">
            <text:p>Answer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PI%201.0/nottagged/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----</text:p>
          </table:table-cell>
          <table:table-cell table:style-name="ce292" office:value-type="float" office:value="11" calcext:value-type="float">
            <text:p>11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----</text:p>
          </table:table-cell>
          <table:table-cell table:style-name="ce292" office:value-type="float" office:value="12" calcext:value-type="float">
            <text:p>12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6" calcext:value-type="float">
            <text:p>6</text:p>
          </table:table-cell>
          <table:table-cell table:style-name="ce292" office:value-type="string" calcext:value-type="string">
            <text:p>Echoe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----</text:p>
          </table:table-cell>
          <table:table-cell table:style-name="ce292" office:value-type="float" office:value="13" calcext:value-type="float">
            <text:p>13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7" calcext:value-type="float">
            <text:p>7</text:p>
          </table:table-cell>
          <table:table-cell table:style-name="ce292" office:value-type="string" calcext:value-type="string">
            <text:p>Curious Review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----</text:p>
          </table:table-cell>
          <table:table-cell table:style-name="ce292" office:value-type="float" office:value="14" calcext:value-type="float">
            <text:p>14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18" calcext:value-type="float">
            <text:p>18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8" calcext:value-type="float">
            <text:p>8</text:p>
          </table:table-cell>
          <table:table-cell table:style-name="ce292" office:value-type="float" office:value="291216" calcext:value-type="float">
            <text:p>291216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19" calcext:value-type="float">
            <text:p>19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9" calcext:value-type="float">
            <text:p>9</text:p>
          </table:table-cell>
          <table:table-cell table:style-name="ce292" office:value-type="string" calcext:value-type="string">
            <text:p>291216(2)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20" calcext:value-type="float">
            <text:p>20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10" calcext:value-type="float">
            <text:p>10</text:p>
          </table:table-cell>
          <table:table-cell table:style-name="ce292" office:value-type="string" calcext:value-type="string">
            <text:p>291216(3)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21" calcext:value-type="float">
            <text:p>21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11" calcext:value-type="float">
            <text:p>11</text:p>
          </table:table-cell>
          <table:table-cell table:style-name="ce292" office:value-type="string" calcext:value-type="string">
            <text:p>291216(4)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eisys" xlink:type="simple">eisys</text:a></text:p>
          </table:table-cell>
          <table:table-cell table:style-name="ce332" office:value-type="string" calcext:value-type="string">
            <text:p>27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15" calcext:value-type="float">
            <text:p>15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12" calcext:value-type="float">
            <text:p>12</text:p>
          </table:table-cell>
          <table:table-cell table:style-name="ce292" office:value-type="string" calcext:value-type="string">
            <text:p>Eisy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16" calcext:value-type="float">
            <text:p>16</text:p>
          </table:table-cell>
          <table:table-cell table:style-name="ce292" office:value-type="string" calcext:value-type="string">
            <text:p>CGPs*.ods</text:p>
          </table:table-cell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17" calcext:value-type="float">
            <text:p>17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22" calcext:value-type="float">
            <text:p>22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dopamina%20do%20clique" xlink:type="simple">dopamina do clique</text:a></text:p>
          </table:table-cell>
          <table:table-cell table:style-name="ce332" office:value-type="date" office:date-value="2017-01-03" calcext:value-type="date">
            <text:p>01/03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24" calcext:value-type="float">
            <text:p>24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14" calcext:value-type="float">
            <text:p>14</text:p>
          </table:table-cell>
          <table:table-cell table:style-name="ce292" office:value-type="string" calcext:value-type="string">
            <text:p>Dopamina do Clique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seekada" xlink:type="simple">seekada</text:a></text:p>
          </table:table-cell>
          <table:table-cell table:style-name="ce332" office:value-type="date" office:date-value="2017-01-04" calcext:value-type="date">
            <text:p>01/04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25" calcext:value-type="float">
            <text:p>25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15" calcext:value-type="float">
            <text:p>15</text:p>
          </table:table-cell>
          <table:table-cell table:style-name="ce292" office:value-type="string" calcext:value-type="string">
            <text:p>Seekada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dic%20texts" xlink:type="simple">dic texts</text:a></text:p>
          </table:table-cell>
          <table:table-cell table:style-name="ce332" office:value-type="date" office:date-value="2017-01-04" calcext:value-type="date">
            <text:p>01/04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26" calcext:value-type="float">
            <text:p>26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16" calcext:value-type="float">
            <text:p>16</text:p>
          </table:table-cell>
          <table:table-cell table:style-name="ce292" office:value-type="string" calcext:value-type="string">
            <text:p>Dic Text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offspin%20PI%200117/espeta" xlink:type="simple">espeta</text:a></text:p>
          </table:table-cell>
          <table:table-cell table:style-name="ce332" office:value-type="date" office:date-value="2017-01-02" calcext:value-type="date">
            <text:p>01/02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23" calcext:value-type="float">
            <text:p>23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13" calcext:value-type="float">
            <text:p>13</text:p>
          </table:table-cell>
          <table:table-cell table:style-name="ce292" office:value-type="string" calcext:value-type="string">
            <text:p>Espeta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2%20(robot)12012017" xlink:type="simple">02 (robot)12012017</text:a></text:p>
          </table:table-cell>
          <table:table-cell table:style-name="ce332" office:value-type="date" office:date-value="2017-01-12" calcext:value-type="date">
            <text:p>01/12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27" calcext:value-type="float">
            <text:p>27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17" calcext:value-type="float">
            <text:p>17</text:p>
          </table:table-cell>
          <table:table-cell table:style-name="ce292" office:value-type="string" calcext:value-type="string">
            <text:p>02-robot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1%2013012017" xlink:type="simple">01 13012017</text:a></text:p>
          </table:table-cell>
          <table:table-cell table:style-name="ce332" office:value-type="date" office:date-value="2017-01-13" calcext:value-type="date">
            <text:p>01/13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28" calcext:value-type="float">
            <text:p>28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18" calcext:value-type="float">
            <text:p>18</text:p>
          </table:table-cell>
          <table:table-cell table:style-name="ce292" office:value-type="float" office:value="1" calcext:value-type="float">
            <text:p>1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steps%2013012017" xlink:type="simple">steps 13012017</text:a></text:p>
          </table:table-cell>
          <table:table-cell table:style-name="ce335" office:value-type="date" office:date-value="2017-01-13" calcext:value-type="date">
            <text:p>01/13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29" calcext:value-type="float">
            <text:p>29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19" calcext:value-type="float">
            <text:p>19</text:p>
          </table:table-cell>
          <table:table-cell table:style-name="ce292" office:value-type="string" calcext:value-type="string">
            <text:p>Step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.ods" xlink:type="simple">13012017.ods</text:a></text:p>
          </table:table-cell>
          <table:table-cell table:style-name="ce335" office:value-type="date" office:date-value="2017-01-13" calcext:value-type="date">
            <text:p>01/13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30" calcext:value-type="float">
            <text:p>30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02.ods" xlink:type="simple">1301201702.ods</text:a></text:p>
          </table:table-cell>
          <table:table-cell table:style-name="ce335" office:value-type="date" office:date-value="2017-01-13" calcext:value-type="date">
            <text:p>01/13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31" calcext:value-type="float">
            <text:p>31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3012017022.ods" xlink:type="simple">13012017022.ods</text:a></text:p>
          </table:table-cell>
          <table:table-cell table:style-name="ce335" office:value-type="date" office:date-value="2017-01-13" calcext:value-type="date">
            <text:p>01/13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32" calcext:value-type="float">
            <text:p>32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e13do012017" xlink:type="simple">12e13do012017</text:a></text:p>
          </table:table-cell>
          <table:table-cell table:style-name="ce335" office:value-type="date" office:date-value="2017-01-13" calcext:value-type="date">
            <text:p>01/13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33" calcext:value-type="float">
            <text:p>33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start%2014012017" xlink:type="simple">start 14012017</text:a></text:p>
          </table:table-cell>
          <table:table-cell table:style-name="ce332" office:value-type="date" office:date-value="2017-01-14" calcext:value-type="date">
            <text:p>01/14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34" calcext:value-type="float">
            <text:p>34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20" calcext:value-type="float">
            <text:p>20</text:p>
          </table:table-cell>
          <table:table-cell table:style-name="ce292" office:value-type="string" calcext:value-type="string">
            <text:p>Start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expanded%20experience" xlink:type="simple">expanded experience</text:a></text:p>
          </table:table-cell>
          <table:table-cell table:style-name="ce335" office:value-type="date" office:date-value="2017-01-18" calcext:value-type="date">
            <text:p>01/18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38" calcext:value-type="float">
            <text:p>38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21" calcext:value-type="float">
            <text:p>21</text:p>
          </table:table-cell>
          <table:table-cell table:style-name="ce292" office:value-type="string" calcext:value-type="string">
            <text:p>Expanded Experience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queimar%20um" xlink:type="simple">queimar um</text:a></text:p>
          </table:table-cell>
          <table:table-cell table:style-name="ce335" office:value-type="date" office:date-value="2017-01-19" calcext:value-type="date">
            <text:p>01/19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39" calcext:value-type="float">
            <text:p>39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22" calcext:value-type="float">
            <text:p>22</text:p>
          </table:table-cell>
          <table:table-cell table:style-name="ce292" office:value-type="string" calcext:value-type="string">
            <text:p>Queimar Um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formula%20eEwr%2019012017" xlink:type="simple">formula eEwr 19012017</text:a></text:p>
          </table:table-cell>
          <table:table-cell table:style-name="ce335" office:value-type="date" office:date-value="2017-01-19" calcext:value-type="date">
            <text:p>01/19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40" calcext:value-type="float">
            <text:p>40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23" calcext:value-type="float">
            <text:p>23</text:p>
          </table:table-cell>
          <table:table-cell table:style-name="ce292" office:value-type="string" calcext:value-type="string">
            <text:p>Formula eEwr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a14do012017" xlink:type="simple">12a14do012017</text:a></text:p>
          </table:table-cell>
          <table:table-cell table:style-name="ce335" office:value-type="date" office:date-value="2017-01-14" calcext:value-type="date">
            <text:p>01/14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35" calcext:value-type="float">
            <text:p>35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2a19do012017" xlink:type="simple">12a19do012017</text:a></text:p>
          </table:table-cell>
          <table:table-cell table:style-name="ce335" office:value-type="date" office:date-value="2017-01-19" calcext:value-type="date">
            <text:p>01/19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41" calcext:value-type="float">
            <text:p>41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20012017" xlink:type="simple">20012017</text:a></text:p>
          </table:table-cell>
          <table:table-cell table:style-name="ce335" office:value-type="date" office:date-value="2017-01-20" calcext:value-type="date">
            <text:p>01/20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42" calcext:value-type="float">
            <text:p>42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24" calcext:value-type="float">
            <text:p>24</text:p>
          </table:table-cell>
          <table:table-cell table:style-name="ce292" office:value-type="float" office:value="20012017" calcext:value-type="float">
            <text:p>20012017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20012017%202" xlink:type="simple">20012017 2</text:a></text:p>
          </table:table-cell>
          <table:table-cell table:style-name="ce335" office:value-type="date" office:date-value="2017-01-20" calcext:value-type="date">
            <text:p>01/20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43" calcext:value-type="float">
            <text:p>43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25" calcext:value-type="float">
            <text:p>25</text:p>
          </table:table-cell>
          <table:table-cell table:style-name="ce292" office:value-type="string" calcext:value-type="string">
            <text:p>20012017 2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continuoustxt.odt" xlink:type="simple">continuoustxt.odt</text:a></text:p>
          </table:table-cell>
          <table:table-cell table:style-name="ce335" office:value-type="date" office:date-value="2017-01-19" calcext:value-type="date">
            <text:p>01/19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44" calcext:value-type="float">
            <text:p>44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PI2.0.1(V1).ods" xlink:type="simple">PI2.0.1(V1).ods</text:a></text:p>
          </table:table-cell>
          <table:table-cell table:style-name="ce335" office:value-type="date" office:date-value="2017-01-16" calcext:value-type="date">
            <text:p>01/16/17</text:p>
          </table:table-cell>
          <table:table-cell table:style-name="ce292" office:value-type="float" office:value="2" calcext:value-type="float">
            <text:p>2</text:p>
          </table:table-cell>
          <table:table-cell table:style-name="ce292"/>
          <table:table-cell table:style-name="ce292" office:value-type="float" office:value="36" calcext:value-type="float">
            <text:p>36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PI2.0.1.ods" xlink:type="simple">PI2.0.1.ods</text:a></text:p>
          </table:table-cell>
          <table:table-cell table:style-name="ce335" office:value-type="date" office:date-value="2017-01-16" calcext:value-type="date">
            <text:p>01/16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37" calcext:value-type="float">
            <text:p>37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0123" xlink:type="simple">0123</text:a></text:p>
          </table:table-cell>
          <table:table-cell table:style-name="ce335" office:value-type="date" office:date-value="2017-01-23" calcext:value-type="date">
            <text:p>01/23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49" calcext:value-type="float">
            <text:p>49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26" calcext:value-type="float">
            <text:p>26</text:p>
          </table:table-cell>
          <table:table-cell table:style-name="ce292" office:value-type="float" office:value="123" calcext:value-type="float">
            <text:p>123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11" xlink:type="simple">11</text:a></text:p>
          </table:table-cell>
          <table:table-cell table:style-name="ce335" office:value-type="date" office:date-value="2017-01-25" calcext:value-type="date">
            <text:p>01/25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50" calcext:value-type="float">
            <text:p>50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27" calcext:value-type="float">
            <text:p>27</text:p>
          </table:table-cell>
          <table:table-cell table:style-name="ce292" office:value-type="float" office:value="11" calcext:value-type="float">
            <text:p>11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33" xlink:type="simple">33</text:a></text:p>
          </table:table-cell>
          <table:table-cell table:style-name="ce335" office:value-type="date" office:date-value="2017-01-25" calcext:value-type="date">
            <text:p>01/25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51" calcext:value-type="float">
            <text:p>51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28" calcext:value-type="float">
            <text:p>28</text:p>
          </table:table-cell>
          <table:table-cell table:style-name="ce292" office:value-type="float" office:value="33" calcext:value-type="float">
            <text:p>33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012017/nothingness" xlink:type="simple">nothingness</text:a></text:p>
          </table:table-cell>
          <table:table-cell table:style-name="ce335" office:value-type="date" office:date-value="2017-01-29" calcext:value-type="date">
            <text:p>01/29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52" calcext:value-type="float">
            <text:p>52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29" calcext:value-type="float">
            <text:p>29</text:p>
          </table:table-cell>
          <table:table-cell table:style-name="ce292" office:value-type="string" calcext:value-type="string">
            <text:p>Nothingnes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NightVisionCamera_1424314926215.jpg" xlink:type="simple">NightVisionCamera</text:a></text:p>
          </table:table-cell>
          <table:table-cell table:style-name="ce332" office:value-type="date" office:date-value="2017-01-22" calcext:value-type="date">
            <text:p>01/22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45" calcext:value-type="float">
            <text:p>45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first%20stage%2022012017" xlink:type="simple">first stage 22012017</text:a></text:p>
          </table:table-cell>
          <table:table-cell table:style-name="ce332" office:value-type="date" office:date-value="2017-01-22" calcext:value-type="date">
            <text:p>01/22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46" calcext:value-type="float">
            <text:p>46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first%20stage/first-stage-22012017.css" xlink:type="simple">first-stage-22012017.css</text:a></text:p>
          </table:table-cell>
          <table:table-cell table:style-name="ce332" office:value-type="date" office:date-value="2017-01-22" calcext:value-type="date">
            <text:p>01/22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47" calcext:value-type="float">
            <text:p>47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PI%202.0.1/PI2.0.1(V1.1).ods" xlink:type="simple">PI2.0.1(V1.1).ods</text:a></text:p>
          </table:table-cell>
          <table:table-cell table:style-name="ce332" office:value-type="date" office:date-value="2017-01-22" calcext:value-type="date">
            <text:p>01/22/17</text:p>
          </table:table-cell>
          <table:table-cell table:style-name="ce292" office:value-type="float" office:value="3" calcext:value-type="float">
            <text:p>3</text:p>
          </table:table-cell>
          <table:table-cell table:style-name="ce292"/>
          <table:table-cell table:style-name="ce292" office:value-type="float" office:value="48" calcext:value-type="float">
            <text:p>48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firstwrk.ods" xlink:type="simple">firstwrk.ods</text:a></text:p>
          </table:table-cell>
          <table:table-cell table:style-name="ce332" office:value-type="date" office:date-value="2017-02-01" calcext:value-type="date">
            <text:p>02/01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50" calcext:value-type="float">
            <text:p>50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Xv1%23%23%23%7C03vX" xlink:type="simple">Xv1###|03vX</text:a></text:p>
          </table:table-cell>
          <table:table-cell table:style-name="ce332" office:value-type="date" office:date-value="2017-02-02" calcext:value-type="date">
            <text:p>02/02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51" calcext:value-type="float">
            <text:p>51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ompile%2002022017" xlink:type="simple">compile 02022017</text:a></text:p>
          </table:table-cell>
          <table:table-cell table:style-name="ce332" office:value-type="date" office:date-value="2017-02-02" calcext:value-type="date">
            <text:p>02/02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52" calcext:value-type="float">
            <text:p>52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GPs0302017" xlink:type="simple">CGPs0302017</text:a></text:p>
          </table:table-cell>
          <table:table-cell table:style-name="ce335" office:value-type="date" office:date-value="2017-02-03" calcext:value-type="date">
            <text:p>02/03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53" calcext:value-type="float">
            <text:p>53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30" calcext:value-type="float">
            <text:p>30</text:p>
          </table:table-cell>
          <table:table-cell table:style-name="ce292" office:value-type="string" calcext:value-type="string">
            <text:p>CGP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CGPs(2.0).ods" xlink:type="simple">CGPs(2.0).ods</text:a></text:p>
          </table:table-cell>
          <table:table-cell table:style-name="ce335" office:value-type="date" office:date-value="2017-02-03" calcext:value-type="date">
            <text:p>02/03/17</text:p>
          </table:table-cell>
          <table:table-cell table:style-name="ce292" office:value-type="float" office:value="2" calcext:value-type="float">
            <text:p>2</text:p>
          </table:table-cell>
          <table:table-cell table:style-name="ce292"/>
          <table:table-cell table:style-name="ce292" office:value-type="float" office:value="54" calcext:value-type="float">
            <text:p>54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WP_Model%2009022017" xlink:type="simple">WP_Model 09022017</text:a></text:p>
          </table:table-cell>
          <table:table-cell table:style-name="ce335" office:value-type="date" office:date-value="2017-02-09" calcext:value-type="date">
            <text:p>02/09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55" calcext:value-type="float">
            <text:p>55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31" calcext:value-type="float">
            <text:p>31</text:p>
          </table:table-cell>
          <table:table-cell table:style-name="ce292" office:value-type="string" calcext:value-type="string">
            <text:p>WP_Model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S-Cfg-links%2010022017.html" xlink:type="simple">S-Cfg-links 10022017.html</text:a></text:p>
          </table:table-cell>
          <table:table-cell table:style-name="ce335" office:value-type="date" office:date-value="2017-02-10" calcext:value-type="date">
            <text:p>02/10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56" calcext:value-type="float">
            <text:p>56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valor%2012022017" xlink:type="simple">valor 12022017</text:a></text:p>
          </table:table-cell>
          <table:table-cell table:style-name="ce335" office:value-type="date" office:date-value="2017-02-12" calcext:value-type="date">
            <text:p>02/12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57" calcext:value-type="float">
            <text:p>57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32" calcext:value-type="float">
            <text:p>32</text:p>
          </table:table-cell>
          <table:table-cell table:style-name="ce292" office:value-type="string" calcext:value-type="string">
            <text:p>Valor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table%2014022017" xlink:type="simple">table 14022017</text:a></text:p>
          </table:table-cell>
          <table:table-cell table:style-name="ce335" office:value-type="date" office:date-value="2017-02-14" calcext:value-type="date">
            <text:p>02/14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58" calcext:value-type="float">
            <text:p>58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33" calcext:value-type="float">
            <text:p>33</text:p>
          </table:table-cell>
          <table:table-cell table:style-name="ce292" office:value-type="string" calcext:value-type="string">
            <text:p>Table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Letras%20Grandes" xlink:type="simple">Letras Grandes</text:a></text:p>
          </table:table-cell>
          <table:table-cell table:style-name="ce335" office:value-type="date" office:date-value="2017-02-16" calcext:value-type="date">
            <text:p>02/16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59" calcext:value-type="float">
            <text:p>59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34" calcext:value-type="float">
            <text:p>34</text:p>
          </table:table-cell>
          <table:table-cell table:style-name="ce292" office:value-type="string" calcext:value-type="string">
            <text:p>Letras Grande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matrix%20notes%2017022017" xlink:type="simple">matrix notes 17022017</text:a></text:p>
          </table:table-cell>
          <table:table-cell table:style-name="ce335" office:value-type="date" office:date-value="2017-02-17" calcext:value-type="date">
            <text:p>02/17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60" calcext:value-type="float">
            <text:p>60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35" calcext:value-type="float">
            <text:p>35</text:p>
          </table:table-cell>
          <table:table-cell table:style-name="ce292" office:value-type="string" calcext:value-type="string">
            <text:p>Matrix Note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Ao%20todo%2017022017" xlink:type="simple">Ao todo 17022017</text:a></text:p>
          </table:table-cell>
          <table:table-cell table:style-name="ce335" office:value-type="date" office:date-value="2017-02-17" calcext:value-type="date">
            <text:p>02/17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61" calcext:value-type="float">
            <text:p>61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36" calcext:value-type="float">
            <text:p>36</text:p>
          </table:table-cell>
          <table:table-cell table:style-name="ce292" office:value-type="string" calcext:value-type="string">
            <text:p>Ao Todo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Estrelas%20evaporam%2018022017" xlink:type="simple">Estrelas evaporam 18022017</text:a></text:p>
          </table:table-cell>
          <table:table-cell table:style-name="ce335" office:value-type="date" office:date-value="2017-02-18" calcext:value-type="date">
            <text:p>02/18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62" calcext:value-type="float">
            <text:p>62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37" calcext:value-type="float">
            <text:p>37</text:p>
          </table:table-cell>
          <table:table-cell table:style-name="ce292" office:value-type="string" calcext:value-type="string">
            <text:p>Estrelas Evaporam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Imagem%20projetada" xlink:type="simple">Imagem projetada</text:a></text:p>
          </table:table-cell>
          <table:table-cell table:style-name="ce335" office:value-type="date" office:date-value="2017-02-25" calcext:value-type="date">
            <text:p>02/25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63" calcext:value-type="float">
            <text:p>63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38" calcext:value-type="float">
            <text:p>38</text:p>
          </table:table-cell>
          <table:table-cell table:style-name="ce292" office:value-type="string" calcext:value-type="string">
            <text:p>Imagem Projetada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FT%20Pills" xlink:type="simple">FT Pills</text:a></text:p>
          </table:table-cell>
          <table:table-cell table:style-name="ce335" office:value-type="date" office:date-value="2017-02-25" calcext:value-type="date">
            <text:p>02/25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64" calcext:value-type="float">
            <text:p>64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39" calcext:value-type="float">
            <text:p>39</text:p>
          </table:table-cell>
          <table:table-cell table:style-name="ce292" office:value-type="string" calcext:value-type="string">
            <text:p>FR Pills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next-steps-28022017" xlink:type="simple">next-steps-28022017</text:a></text:p>
          </table:table-cell>
          <table:table-cell table:style-name="ce335" office:value-type="date" office:date-value="2017-02-28" calcext:value-type="date">
            <text:p>02/28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65" calcext:value-type="float">
            <text:p>65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40" calcext:value-type="float">
            <text:p>40</text:p>
          </table:table-cell>
          <table:table-cell table:style-name="ce292" office:value-type="string" calcext:value-type="string">
            <text:p>Next-Step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spc%2028022017" xlink:type="simple">spc 28022017</text:a></text:p>
          </table:table-cell>
          <table:table-cell table:style-name="ce335" office:value-type="date" office:date-value="2017-02-28" calcext:value-type="date">
            <text:p>02/28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66" calcext:value-type="float">
            <text:p>66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41" calcext:value-type="float">
            <text:p>41</text:p>
          </table:table-cell>
          <table:table-cell table:style-name="ce292" office:value-type="string" calcext:value-type="string">
            <text:p>SPC</text:p>
          </table:table-cell>
          <table:table-cell table:style-name="ce371" office:value-type="date" office:date-value="2017-03-04" calcext:value-type="date">
            <text:p>03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PI%202.1/PI2.1.ods" xlink:type="simple">PI2.1.ods</text:a></text:p>
          </table:table-cell>
          <table:table-cell table:style-name="ce332" office:value-type="date" office:date-value="2017-02-01" calcext:value-type="date">
            <text:p>02/01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49" calcext:value-type="float">
            <text:p>49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PI%202.2.ods" xlink:type="simple">PI 2.2.ods</text:a></text:p>
          </table:table-cell>
          <table:table-cell table:style-name="ce332" office:value-type="date" office:date-value="2017-03-03" calcext:value-type="date">
            <text:p>03/03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67" calcext:value-type="float">
            <text:p>67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Grande%20Compilado%20-%20V1-2(nrs).odt" xlink:type="simple">Grande Compilado - V1-2(nrs).odt</text:a></text:p>
          </table:table-cell>
          <table:table-cell table:style-name="ce332" office:value-type="date" office:date-value="2017-03-04" calcext:value-type="date">
            <text:p>03/04/17</text:p>
          </table:table-cell>
          <table:table-cell table:style-name="ce292" office:value-type="float" office:value="2" calcext:value-type="float">
            <text:p>2</text:p>
          </table:table-cell>
          <table:table-cell table:style-name="ce292" office:value-type="string" calcext:value-type="string">
            <text:p>----</text:p>
          </table:table-cell>
          <table:table-cell table:style-name="ce292" office:value-type="float" office:value="68" calcext:value-type="float">
            <text:p>68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C2t" xlink:type="simple">C2t</text:a></text:p>
          </table:table-cell>
          <table:table-cell table:style-name="ce332" office:value-type="date" office:date-value="2017-03-04" calcext:value-type="date">
            <text:p>03/04/17</text:p>
          </table:table-cell>
          <table:table-cell table:style-name="ce292" office:value-type="float" office:value="1" calcext:value-type="float">
            <text:p>1</text:p>
          </table:table-cell>
          <table:table-cell table:style-name="ce332" office:value-type="date" office:date-value="2017-03-05" calcext:value-type="date">
            <text:p>03/05/17</text:p>
          </table:table-cell>
          <table:table-cell table:style-name="ce292" office:value-type="float" office:value="69" calcext:value-type="float">
            <text:p>69</text:p>
          </table:table-cell>
          <table:table-cell table:style-name="ce292"/>
          <table:table-cell/>
          <table:table-cell table:style-name="ce292"/>
          <table:table-cell table:style-name="ce292" office:value-type="string" calcext:value-type="string">
            <text:p>Compilado 2 texto total</text:p>
          </table:table-cell>
          <table:table-cell table:number-columns-repeated="1012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Index%20Grande%20Compilado%20-%20V1-2(nrs).odt" xlink:type="simple">Index Grande Compilado - V1-2(nrs).odt</text:a></text:p>
          </table:table-cell>
          <table:table-cell table:style-name="ce332" office:value-type="date" office:date-value="2017-03-04" calcext:value-type="date">
            <text:p>03/04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70" calcext:value-type="float">
            <text:p>70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LWC-nrsv1.odt" xlink:type="simple">LWC-nrsv1</text:a></text:p>
          </table:table-cell>
          <table:table-cell table:style-name="ce332" office:value-type="date" office:date-value="2017-03-06" calcext:value-type="date">
            <text:p>03/06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71" calcext:value-type="float">
            <text:p>71</text:p>
          </table:table-cell>
          <table:table-cell table:style-name="ce292"/>
          <table:table-cell office:value-type="string" calcext:value-type="string">
            <text:p><text:a xlink:href="../PI%202.2/b00k.odt" xlink:type="simple">b00k</text:a>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b00k.odt" xlink:type="simple">b00k</text:a></text:p>
          </table:table-cell>
          <table:table-cell table:style-name="ce332" office:value-type="date" office:date-value="2017-03-06" calcext:value-type="date">
            <text:p>03/06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72" calcext:value-type="float">
            <text:p>72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*tct" xlink:type="simple">*tct</text:a></text:p>
          </table:table-cell>
          <table:table-cell table:style-name="ce332" office:value-type="date" office:date-value="2017-03-07" calcext:value-type="date">
            <text:p>03/07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73" calcext:value-type="float">
            <text:p>73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42" calcext:value-type="float">
            <text:p>42</text:p>
          </table:table-cell>
          <table:table-cell table:style-name="ce292" office:value-type="string" calcext:value-type="string">
            <text:p>Tomorrow Comes Today</text:p>
          </table:table-cell>
          <table:table-cell table:style-name="ce371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ndc" xlink:type="simple">ndc</text:a></text:p>
          </table:table-cell>
          <table:table-cell table:style-name="ce332" office:value-type="date" office:date-value="2017-03-12" calcext:value-type="date">
            <text:p>03/12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74" calcext:value-type="float">
            <text:p>74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43" calcext:value-type="float">
            <text:p>43</text:p>
          </table:table-cell>
          <table:table-cell table:style-name="ce292" office:value-type="string" calcext:value-type="string">
            <text:p>Nada de Cientifico</text:p>
          </table:table-cell>
          <table:table-cell table:style-name="ce371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human" xlink:type="simple">human</text:a></text:p>
          </table:table-cell>
          <table:table-cell table:style-name="ce332" office:value-type="date" office:date-value="2017-03-12" calcext:value-type="date">
            <text:p>03/12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75" calcext:value-type="float">
            <text:p>75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44" calcext:value-type="float">
            <text:p>44</text:p>
          </table:table-cell>
          <table:table-cell table:style-name="ce292" office:value-type="string" calcext:value-type="string">
            <text:p>Human</text:p>
          </table:table-cell>
          <table:table-cell table:style-name="ce371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trnsfrmd" xlink:type="simple">trnsfrmd</text:a></text:p>
          </table:table-cell>
          <table:table-cell table:style-name="ce332" office:value-type="date" office:date-value="2017-03-04" calcext:value-type="date">
            <text:p>03/04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76" calcext:value-type="float">
            <text:p>76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45" calcext:value-type="float">
            <text:p>45</text:p>
          </table:table-cell>
          <table:table-cell table:style-name="ce292" office:value-type="string" calcext:value-type="string">
            <text:p>Transformed</text:p>
          </table:table-cell>
          <table:table-cell table:style-name="ce371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4%7C4project.ods" xlink:type="simple">4|4project</text:a></text:p>
          </table:table-cell>
          <table:table-cell table:style-name="ce332" office:value-type="date" office:date-value="2017-03-14" calcext:value-type="date">
            <text:p>03/14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77" calcext:value-type="float">
            <text:p>77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deep%20space" xlink:type="simple">deep space</text:a></text:p>
          </table:table-cell>
          <table:table-cell table:style-name="ce332" office:value-type="date" office:date-value="2017-03-14" calcext:value-type="date">
            <text:p>03/14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78" calcext:value-type="float">
            <text:p>78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46" calcext:value-type="float">
            <text:p>46</text:p>
          </table:table-cell>
          <table:table-cell table:style-name="ce292" office:value-type="string" calcext:value-type="string">
            <text:p>Deep Space</text:p>
          </table:table-cell>
          <table:table-cell table:style-name="ce371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resultados" xlink:type="simple">resultados</text:a></text:p>
          </table:table-cell>
          <table:table-cell table:style-name="ce332" office:value-type="date" office:date-value="2017-03-15" calcext:value-type="date">
            <text:p>03/15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79" calcext:value-type="float">
            <text:p>79</text:p>
          </table:table-cell>
          <table:table-cell table:style-name="ce292"/>
          <table:table-cell office:value-type="string" calcext:value-type="string">
            <text:p><text:a xlink:href="../PI%202.2/C2t" xlink:type="simple">C2t</text:a></text:p>
          </table:table-cell>
          <table:table-cell table:style-name="ce292" office:value-type="float" office:value="47" calcext:value-type="float">
            <text:p>47</text:p>
          </table:table-cell>
          <table:table-cell table:style-name="ce292" office:value-type="string" calcext:value-type="string">
            <text:p>Resultados</text:p>
          </table:table-cell>
          <table:table-cell table:style-name="ce371" office:value-type="date" office:date-value="2017-03-25" calcext:value-type="date">
            <text:p>03/25/17</text:p>
          </table:table-cell>
          <table:table-cell table:number-columns-repeated="1011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 office:value-type="string" calcext:value-type="string">
            <text:p><text:a xlink:href="../PI%202.2/4%7C4project/N4_projects%2024032017" xlink:type="simple">N4_projects 24032017</text:a></text:p>
          </table:table-cell>
          <table:table-cell table:style-name="ce332" office:value-type="date" office:date-value="2017-03-24" calcext:value-type="date">
            <text:p>03/24/17</text:p>
          </table:table-cell>
          <table:table-cell table:style-name="ce292" office:value-type="float" office:value="1" calcext:value-type="float">
            <text:p>1</text:p>
          </table:table-cell>
          <table:table-cell table:style-name="ce292"/>
          <table:table-cell table:style-name="ce292" office:value-type="float" office:value="80" calcext:value-type="float">
            <text:p>80</text:p>
          </table:table-cell>
          <table:table-cell table:style-name="ce292"/>
          <table:table-cell/>
          <table:table-cell table:style-name="ce292" table:number-columns-repeated="2"/>
          <table:table-cell table:number-columns-repeated="1012"/>
        </table:table-row>
        <table:table-row table:style-name="ro5">
          <table:table-cell table:style-name="ce411" office:value-type="string" calcext:value-type="string">
            <text:p>PI 2.2</text:p>
          </table:table-cell>
          <table:table-cell/>
          <table:table-cell table:style-name="ce332"/>
          <table:table-cell table:style-name="ce292" table:number-columns-repeated="4"/>
          <table:table-cell/>
          <table:table-cell table:style-name="ce292" table:number-columns-repeated="2"/>
          <table:table-cell table:number-columns-repeated="1012"/>
        </table:table-row>
        <table:table-row table:style-name="ro1">
          <table:table-cell table:style-name="ce314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14"/>
          <table:table-cell table:style-name="ce314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14" office:value-type="string" calcext:value-type="string" table:number-columns-spanned="2" table:number-rows-spanned="1">
            <text:p>Folder</text:p>
          </table:table-cell>
          <table:covered-table-cell table:style-name="ce292"/>
          <table:table-cell table:number-columns-repeated="1009"/>
        </table:table-row>
        <table:table-row table:style-name="ro1">
          <table:table-cell table:style-name="ce314" office:value-type="string" calcext:value-type="string">
            <text:p>Capitulo</text:p>
          </table:table-cell>
          <table:table-cell table:style-name="ce314" office:value-type="string" calcext:value-type="string">
            <text:p>Arquivo</text:p>
          </table:table-cell>
          <table:table-cell table:style-name="ce314" office:value-type="string" calcext:value-type="string">
            <text:p>Data</text:p>
          </table:table-cell>
          <table:table-cell table:style-name="ce314" office:value-type="string" calcext:value-type="string">
            <text:p>Versao</text:p>
          </table:table-cell>
          <table:table-cell table:style-name="ce314" office:value-type="string" calcext:value-type="string">
            <text:p>Update</text:p>
          </table:table-cell>
          <table:table-cell table:style-name="ce314" office:value-type="string" calcext:value-type="string">
            <text:p>Ordem</text:p>
          </table:table-cell>
          <table:table-cell table:style-name="ce314" office:value-type="string" calcext:value-type="string">
            <text:p>Referencend into:</text:p>
          </table:table-cell>
          <table:table-cell table:style-name="ce314" office:value-type="string" calcext:value-type="string">
            <text:p>Merged in:</text:p>
          </table:table-cell>
          <table:table-cell table:style-name="ce314" office:value-type="string" calcext:value-type="string">
            <text:p>Ordem</text:p>
          </table:table-cell>
          <table:table-cell table:style-name="ce314" office:value-type="string" calcext:value-type="string">
            <text:p>Title</text:p>
          </table:table-cell>
          <table:table-cell table:style-name="ce314" office:value-type="string" calcext:value-type="string">
            <text:p>start</text:p>
          </table:table-cell>
          <table:table-cell table:style-name="ce327" office:value-type="string" calcext:value-type="string" table:number-columns-spanned="2" table:number-rows-spanned="1">
            <text:p>Textos</text:p>
          </table:table-cell>
          <table:covered-table-cell table:style-name="ce292"/>
          <table:table-cell table:number-columns-repeated="1009"/>
        </table:table-row>
        <table:table-row table:style-name="ro1">
          <table:table-cell office:value-type="string" calcext:value-type="string">
            <text:p>Indrodução</text:p>
          </table:table-cell>
          <table:table-cell office:value-type="string" calcext:value-type="string">
            <text:p><text:a xlink:href="../../../..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92"/>
          <table:table-cell table:number-columns-repeated="4"/>
          <table:table-cell table:style-name="ce370"/>
          <table:table-cell table:style-name="ce292"/>
          <table:table-cell table:number-columns-repeated="1009"/>
        </table:table-row>
        <table:table-row table:style-name="ro1">
          <table:table-cell office:value-type="string" calcext:value-type="string">
            <text:p>Indrodução</text:p>
          </table:table-cell>
          <table:table-cell office:value-type="string" calcext:value-type="string">
            <text:p><text:a xlink:href="../../../..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92"/>
          <table:table-cell table:number-columns-repeated="4"/>
          <table:table-cell table:style-name="ce370"/>
          <table:table-cell table:style-name="ce292"/>
          <table:table-cell table:number-columns-repeated="1009"/>
        </table:table-row>
        <table:table-row table:style-name="ro1">
          <table:table-cell office:value-type="string" calcext:value-type="string">
            <text:p>Indrodução</text:p>
          </table:table-cell>
          <table:table-cell office:value-type="string" calcext:value-type="string">
            <text:p><text:a xlink:href="../../../../Textos/Compilados%20-%20Edits%20-%20Index/Ongoing%20Edits/Compilado%20II-V1-1.odt" xlink:type="simple">Vontade Verdadeira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92"/>
          <table:table-cell table:number-columns-repeated="4"/>
          <table:table-cell table:style-name="ce370"/>
          <table:table-cell table:style-name="ce292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Textos/1/Non%20sense/Im%20runing%20around%20city.txt" xlink:type="simple">Im runing around city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Non%20sense/Um%20mundo%20no%20qual%20os%20fatos%20simples%20naturais%20como.txt" xlink:type="simple">Mundo de Fatos Simples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Seus%20braços%20derretidos%20escorriam-me%20aos%20olhos,.txt" xlink:type="simple">Seus braços derretidos escorriam-me aos olhos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Das%20flores%20nascem%20monstros.txt" xlink:type="simple">Das flores nascem monstros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Depois%20de%20muito%20refletir.txt" xlink:type="simple">Depois de muito refletir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Achei%20que%20iria%20e%20voltei.txt" xlink:type="simple">Achei que iria e voltei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No%20decorrer%20da%20vida,%20do%20meu%20viver,.txt" xlink:type="simple">No decorrer da vida, do meu viver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A%20insônia%20me%20é%20novamente%20companheira,.txt" xlink:type="simple">A insônia me é novamente companheira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Me%20perdi,%20me%20achei.txt" xlink:type="simple">Me perdi, me achei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Ao%20que%20tudo%20indica.txt" xlink:type="simple">Ao que tudo indica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Agora%20mesmo%20o%20futuro%20parece%20se%20formar.txt" xlink:type="simple">Agora mesmo o futuro parece se formar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Bem%20como%20no%20primeiro%20dia,.txt" xlink:type="simple">Bem como no primeiro dia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Em%20maior%20parte%20do%20tempo,.txt" xlink:type="simple">Em maior parte do tempo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Dentre%20todas%20as%20coisas%20possíveis,%20quero%20ouvir%20tua.txt" xlink:type="simple">Dentre todas as coisas possíveis, quero ouvir tua voz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Por%20entre%20brumas%20a%20avistei,%20mas%20em%20meu%20mundo.txt" xlink:type="simple">Por entre brumas a avistei, mas em meu mundo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No%20vazio%20do%20breu.txt" xlink:type="simple">No vazio do breu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Queria%20que%20minhas%20memórias%20pudessem%20ser.txt" xlink:type="simple">Queria que minhas memórias pudessem ser</text:a></text:p>
          </table:table-cell>
          <table:table-cell table:style-name="ce332" office:value-type="string" calcext:value-type="string">
            <text:p>15/12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De%20repente%20sonhei,.txt" xlink:type="simple">De repente sonhei</text:a></text:p>
          </table:table-cell>
          <table:table-cell table:style-name="ce332" office:value-type="date" office:date-value="2016-04-12" calcext:value-type="date">
            <text:p>04/12/16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Em%20nossas%20mentes%20surgem%20os%20pensamentos%20e%20dos.txt" xlink:type="simple">Em nossas mentes surgem os pensamentos</text:a></text:p>
          </table:table-cell>
          <table:table-cell table:style-name="ce332" office:value-type="date" office:date-value="2016-04-12" calcext:value-type="date">
            <text:p>04/12/16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Existem%20motivos%20para%20exitar.txt" xlink:type="simple">Existem motivos para exitar</text:a></text:p>
          </table:table-cell>
          <table:table-cell table:style-name="ce332" office:value-type="date" office:date-value="2016-04-12" calcext:value-type="date">
            <text:p>04/12/16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Minha%20vida%20só%20tem%20sentido%20em%20você.txt" xlink:type="simple">Minha vida só tem sentido em você</text:a></text:p>
          </table:table-cell>
          <table:table-cell table:style-name="ce332" office:value-type="date" office:date-value="2016-04-12" calcext:value-type="date">
            <text:p>04/12/16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1/Originais/O%20que%20fazer%20ante%20tal%20momento_.txt" xlink:type="simple">O que fazer ante tal momento_</text:a></text:p>
          </table:table-cell>
          <table:table-cell table:style-name="ce332" office:value-type="date" office:date-value="2016-04-12" calcext:value-type="date">
            <text:p>04/12/16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 calcext:value-type="string">
            <text:p><text:a xlink:href="../../../../Textos/1/Raps/Pra%20mim%20é%20um%20remédio.txt" xlink:type="simple">Pra mim é um remédio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413" office:value-type="string" calcext:value-type="string">
            <text:p>1/</text:p>
          </table:table-cell>
          <table:table-cell table:style-name="ce292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 calcext:value-type="string">
            <text:p><text:a xlink:href="../../../../Textos/2/reflexão.docx" xlink:type="simple">Reflexão</text:a></text:p>
          </table:table-cell>
          <table:table-cell table:style-name="ce332" office:value-type="date" office:date-value="2015-09-01" calcext:value-type="date">
            <text:p>09/01/15</text:p>
          </table:table-cell>
          <table:table-cell table:number-columns-repeated="8"/>
          <table:table-cell table:style-name="ce413" office:value-type="string" calcext:value-type="string">
            <text:p>./</text:p>
          </table:table-cell>
          <table:table-cell table:style-name="ce29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Default"/>
          <table:table-cell office:value-type="string" calcext:value-type="string">
            <text:p><text:a xlink:href="../../../../Textos/2/Não%20sei.docx" xlink:type="simple">Não sei</text:a></text:p>
          </table:table-cell>
          <table:table-cell table:style-name="ce332" office:value-type="date" office:date-value="2015-09-01" calcext:value-type="date">
            <text:p>09/01/15</text:p>
          </table:table-cell>
          <table:table-cell table:number-columns-repeated="8"/>
          <table:table-cell table:style-name="ce413" office:value-type="string" calcext:value-type="string">
            <text:p>./</text:p>
          </table:table-cell>
          <table:table-cell table:style-name="ce29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8"/>
          <table:table-cell table:style-name="ce413" office:value-type="string" calcext:value-type="string">
            <text:p>./</text:p>
          </table:table-cell>
          <table:table-cell table:style-name="ce29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8"/>
          <table:table-cell table:style-name="ce370" office:value-type="string" calcext:value-type="string">
            <text:p>2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8"/>
          <table:table-cell table:style-name="ce370" office:value-type="string" calcext:value-type="string">
            <text:p>2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8"/>
          <table:table-cell table:style-name="ce370" office:value-type="string" calcext:value-type="string">
            <text:p>2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8"/>
          <table:table-cell table:style-name="ce370" office:value-type="string" calcext:value-type="string">
            <text:p>2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Diário%20de%20bordo.docx" xlink:type="simple">Diário de bordo</text:a></text:p>
          </table:table-cell>
          <table:table-cell table:style-name="ce332" office:value-type="date" office:date-value="2016-04-01" calcext:value-type="date">
            <text:p>04/01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Originais/Como%20sempre.docx" xlink:type="simple">Como sempre</text:a></text:p>
          </table:table-cell>
          <table:table-cell table:style-name="ce332" office:value-type="date" office:date-value="2016-04-12" calcext:value-type="date">
            <text:p>04/12/16</text:p>
          </table:table-cell>
          <table:table-cell table:number-columns-repeated="8"/>
          <table:table-cell table:style-name="ce370" office:value-type="string" calcext:value-type="string">
            <text:p>3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3/Originais/Te%20espancando%20ao%20contagiante%20som%20de%20bob.docx" xlink:type="simple">Te espancando ao contagiante som de bob</text:a></text:p>
          </table:table-cell>
          <table:table-cell table:style-name="ce332" office:value-type="date" office:date-value="2015-10-05" calcext:value-type="date">
            <text:p>10/05/15</text:p>
          </table:table-cell>
          <table:table-cell table:number-columns-repeated="8"/>
          <table:table-cell table:style-name="ce370" office:value-type="string" calcext:value-type="string">
            <text:p>3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4/Monster%20inside%20a%20human.txt" xlink:type="simple">Monster inside a human</text:a></text:p>
          </table:table-cell>
          <table:table-cell table:style-name="ce332" office:value-type="date" office:date-value="2015-03-10" calcext:value-type="date">
            <text:p>03/10/15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4/Computing%20power.txt" xlink:type="simple">Computing power</text:a></text:p>
          </table:table-cell>
          <table:table-cell table:style-name="ce332" office:value-type="date" office:date-value="2015-05-10" calcext:value-type="date">
            <text:p>05/10/15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4/Incumoun.txt" xlink:type="simple">Incumoun</text:a></text:p>
          </table:table-cell>
          <table:table-cell table:style-name="ce332" office:value-type="date" office:date-value="2015-04-12" calcext:value-type="date">
            <text:p>04/12/15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4/No%20canto%20da%20tela.txt" xlink:type="simple">No canto da tela</text:a></text:p>
          </table:table-cell>
          <table:table-cell table:style-name="ce332" office:value-type="date" office:date-value="2016-04-12" calcext:value-type="date">
            <text:p>04/12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stick%20notes.odt" xlink:type="simple">stick notes</text:a></text:p>
          </table:table-cell>
          <table:table-cell table:style-name="ce332" office:value-type="date" office:date-value="2015-11-11" calcext:value-type="date">
            <text:p>11/11/15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O%20nada.txt" xlink:type="simple">O nada</text:a></text:p>
          </table:table-cell>
          <table:table-cell table:style-name="ce332" office:value-type="date" office:date-value="2016-01-03" calcext:value-type="date">
            <text:p>01/03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Deep.docx" xlink:type="simple">Deep</text:a></text:p>
          </table:table-cell>
          <table:table-cell table:style-name="ce332" office:value-type="date" office:date-value="2016-03-03" calcext:value-type="date">
            <text:p>03/03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Cantorias.docx" xlink:type="simple">Cantorias</text:a></text:p>
          </table:table-cell>
          <table:table-cell table:style-name="ce332" office:value-type="date" office:date-value="2016-05-03" calcext:value-type="date">
            <text:p>05/03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PI.docx" xlink:type="simple">PI</text:a></text:p>
          </table:table-cell>
          <table:table-cell table:style-name="ce332" office:value-type="date" office:date-value="2016-05-03" calcext:value-type="date">
            <text:p>05/03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Nascidos%20humanos.docx" xlink:type="simple">Nascidos humanos</text:a></text:p>
          </table:table-cell>
          <table:table-cell table:style-name="ce332" office:value-type="date" office:date-value="2016-05-03" calcext:value-type="date">
            <text:p>05/03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Falta%20de%20Vontades.docx" xlink:type="simple">Falta de Vontades</text:a></text:p>
          </table:table-cell>
          <table:table-cell table:style-name="ce332" office:value-type="date" office:date-value="2016-08-03" calcext:value-type="date">
            <text:p>08/03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why%20" xlink:type="simple">Why</text:a></text:p>
          </table:table-cell>
          <table:table-cell table:style-name="ce332" office:value-type="date" office:date-value="2016-10-04" calcext:value-type="date">
            <text:p>10/04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Impotencia" xlink:type="simple">Impotencia</text:a></text:p>
          </table:table-cell>
          <table:table-cell table:style-name="ce332" office:value-type="date" office:date-value="2016-04-06" calcext:value-type="date">
            <text:p>04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Impotencia2" xlink:type="simple">Impotencia2</text:a></text:p>
          </table:table-cell>
          <table:table-cell table:style-name="ce332" office:value-type="date" office:date-value="2016-04-06" calcext:value-type="date">
            <text:p>04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celular%20notes" xlink:type="simple">celular notes</text:a></text:p>
          </table:table-cell>
          <table:table-cell table:style-name="ce332" office:value-type="date" office:date-value="2016-04-06" calcext:value-type="date">
            <text:p>04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celular%20ramdon%20notes" xlink:type="simple">Celular random notes</text:a></text:p>
          </table:table-cell>
          <table:table-cell table:style-name="ce332" office:value-type="date" office:date-value="2016-04-06" calcext:value-type="date">
            <text:p>04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celular%20ramdon%20notes2" xlink:type="simple">Celular random notes2</text:a></text:p>
          </table:table-cell>
          <table:table-cell table:style-name="ce332" office:value-type="date" office:date-value="2016-04-06" calcext:value-type="date">
            <text:p>04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nest" xlink:type="simple">Nest</text:a></text:p>
          </table:table-cell>
          <table:table-cell table:style-name="ce332" office:value-type="date" office:date-value="2016-07-06" calcext:value-type="date">
            <text:p>07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%20Quê%20teme%20mais%20a%20morte,%20que%20a%20si%20mesmo%3F.txt" xlink:type="simple">Quê teme mais a morte, que a si mesmo?</text:a></text:p>
          </table:table-cell>
          <table:table-cell table:style-name="ce332" office:value-type="date" office:date-value="2016-02-06" calcext:value-type="date">
            <text:p>02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Decorrendo%20o%20Indesritivel.txt" xlink:type="simple">Decorrendo o Indesritivel</text:a></text:p>
          </table:table-cell>
          <table:table-cell table:style-name="ce332" office:value-type="date" office:date-value="2016-04-06" calcext:value-type="date">
            <text:p>04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Hitori.txt" xlink:type="simple">Hitori</text:a></text:p>
          </table:table-cell>
          <table:table-cell table:style-name="ce332" office:value-type="date" office:date-value="2016-07-06" calcext:value-type="date">
            <text:p>07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8"/>
          <table:table-cell table:style-name="ce370" office:value-type="string" calcext:value-type="string">
            <text:p>Escritos Diversos/2/</text:p>
          </table:table-cell>
          <table:table-cell table:style-name="ce292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8"/>
          <table:table-cell table:style-name="ce370" office:value-type="string" calcext:value-type="string">
            <text:p>Escritos Diversos/2/</text:p>
          </table:table-cell>
          <table:table-cell table:style-name="ce292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8"/>
          <table:table-cell table:style-name="ce370" office:value-type="string" calcext:value-type="string">
            <text:p>Escritos Diversos/2/</text:p>
          </table:table-cell>
          <table:table-cell table:style-name="ce292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8"/>
          <table:table-cell table:style-name="ce370" office:value-type="string" calcext:value-type="string">
            <text:p>Escritos Diversos/2/</text:p>
          </table:table-cell>
          <table:table-cell table:style-name="ce292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8"/>
          <table:table-cell table:style-name="ce370" office:value-type="string" calcext:value-type="string">
            <text:p>Escritos Diversos/2/</text:p>
          </table:table-cell>
          <table:table-cell table:style-name="ce292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Impotencia" xlink:type="simple">Impotencia</text:a></text:p>
          </table:table-cell>
          <table:table-cell table:style-name="ce332" office:value-type="date" office:date-value="2016-04-06" calcext:value-type="date">
            <text:p>04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celular%20ramdon%20notes" xlink:type="simple">celular random notes</text:a></text:p>
          </table:table-cell>
          <table:table-cell table:style-name="ce332" office:value-type="date" office:date-value="2016-04-06" calcext:value-type="date">
            <text:p>04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Modifying%20the%20information%20system" xlink:type="simple">Modifying the information system</text:a></text:p>
          </table:table-cell>
          <table:table-cell table:style-name="ce332" office:value-type="date" office:date-value="2016-04-08" calcext:value-type="date">
            <text:p>04/08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dedicatoria%20a%20erva" xlink:type="simple">Dedicatoria a erva</text:a></text:p>
          </table:table-cell>
          <table:table-cell table:style-name="ce332" office:value-type="date" office:date-value="2016-04-09" calcext:value-type="date">
            <text:p>04/09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1612" xlink:type="simple">1612</text:a></text:p>
          </table:table-cell>
          <table:table-cell table:style-name="ce332" office:value-type="date" office:date-value="2016-02-10" calcext:value-type="date">
            <text:p>02/10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qtenrgy" xlink:type="simple">qtenrgy</text:a></text:p>
          </table:table-cell>
          <table:table-cell table:style-name="ce332" office:value-type="date" office:date-value="2016-07-10" calcext:value-type="date">
            <text:p>07/10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sonho" xlink:type="simple">sonho</text:a></text:p>
          </table:table-cell>
          <table:table-cell table:style-name="ce332" office:value-type="date" office:date-value="2016-12-10" calcext:value-type="date">
            <text:p>12/10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programing%5B%5D" xlink:type="simple">programing[]</text:a></text:p>
          </table:table-cell>
          <table:table-cell table:style-name="ce332" office:value-type="date" office:date-value="2016-12-10" calcext:value-type="date">
            <text:p>12/10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posições%20indeterministicas" xlink:type="simple">Posições indeterministicas</text:a></text:p>
          </table:table-cell>
          <table:table-cell table:style-name="ce332" office:value-type="date" office:date-value="2016-12-10" calcext:value-type="date">
            <text:p>12/10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Turista%20do%20mundo" xlink:type="simple">Turista do mundo</text:a></text:p>
          </table:table-cell>
          <table:table-cell table:style-name="ce332" office:value-type="date" office:date-value="2016-02-12" calcext:value-type="date">
            <text:p>02/12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3/pplaning" xlink:type="simple">Pplaning</text:a></text:p>
          </table:table-cell>
          <table:table-cell table:style-name="ce332" office:value-type="date" office:date-value="2016-04-12" calcext:value-type="date">
            <text:p>04/12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4/notas%20do%20individuo" xlink:type="simple">notas do individuo</text:a></text:p>
          </table:table-cell>
          <table:table-cell table:style-name="ce332" office:value-type="date" office:date-value="2016-07-12" calcext:value-type="date">
            <text:p>07/12/16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4/O%20mais%20importante%2002022017" xlink:type="simple">O mais importante 02022017</text:a></text:p>
          </table:table-cell>
          <table:table-cell table:style-name="ce332" office:value-type="date" office:date-value="2017-02-02" calcext:value-type="date">
            <text:p>02/02/17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8"/>
          <table:table-cell table:style-name="ce370" office:value-type="string" calcext:value-type="string">
            <text:p>Escritos Diversos/</text:p>
          </table:table-cell>
          <table:table-cell table:style-name="ce292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vcards_20140806_101822.vcf" xlink:type="simple">vcards_20140806_101822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incumoun%2004122015.txt" xlink:type="simple">incumoun 04122015</text:a></text:p>
          </table:table-cell>
          <table:table-cell table:style-name="ce332" office:value-type="date" office:date-value="2015-04-12" calcext:value-type="date">
            <text:p>04/12/15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hlse.txt" xlink:type="simple">hlse</text:a></text:p>
          </table:table-cell>
          <table:table-cell table:style-name="ce332" office:value-type="date" office:date-value="2016-04-01" calcext:value-type="date">
            <text:p>04/01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PI%202.2/LWC.odt" xlink:type="simple">LWC</text:a></text:p>
          </table:table-cell>
          <table:table-cell table:style-name="ce332" office:value-type="date" office:date-value="2017-08-02" calcext:value-type="date">
            <text:p>08/02/17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Drive/Poemas/Aliens%20que%20fazen%20weeeeeeriiiiiiii%20en%20vez%20de" xlink:type="simple">Aliens que fazen weeeeeeriiiiiiii en vez de</text:a></text:p>
          </table:table-cell>
          <table:table-cell table:style-name="ce332" office:value-type="date" office:date-value="2014-06-08" calcext:value-type="date">
            <text:p>06/08/14</text:p>
          </table:table-cell>
          <table:table-cell table:number-columns-repeated="8"/>
          <table:table-cell table:style-name="ce370" office:value-type="string" calcext:value-type="string">
            <text:p>Drive/</text:p>
          </table:table-cell>
          <table:table-cell table:style-name="ce292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oldest%20ones/A%20Chegada%20de%20um%20Novo%20Sentimento.docx" xlink:type="simple">A Chegada de um Novo Sentimento</text:a></text:p>
          </table:table-cell>
          <table:table-cell table:style-name="ce332" office:value-type="date" office:date-value="2015-10-05" calcext:value-type="date">
            <text:p>10/05/15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oldest%20ones/Eu%20Mesmo.docx" xlink:type="simple">Eu Mesmo</text:a></text:p>
          </table:table-cell>
          <table:table-cell table:style-name="ce332" office:value-type="date" office:date-value="2015-10-05" calcext:value-type="date">
            <text:p>10/05/15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oldest%20ones/FirstText.docx" xlink:type="simple">FirstText</text:a></text:p>
          </table:table-cell>
          <table:table-cell table:style-name="ce332" office:value-type="date" office:date-value="2015-10-05" calcext:value-type="date">
            <text:p>10/05/15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oldest%20ones/O%20justo%20que%20se%20julga%20sabio%20comete%20a%20injustiÃ§a.docx" xlink:type="simple">O justo que se julga sabio comete a injustiÃ§a</text:a></text:p>
          </table:table-cell>
          <table:table-cell table:style-name="ce332" office:value-type="date" office:date-value="2015-10-05" calcext:value-type="date">
            <text:p>10/05/15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oldest%20ones/Prisioneiro%20da%20Escuridao.docx" xlink:type="simple">Prisioneiro da Escuridao</text:a></text:p>
          </table:table-cell>
          <table:table-cell table:style-name="ce332" office:value-type="date" office:date-value="2015-10-05" calcext:value-type="date">
            <text:p>10/05/15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oldest%20ones/O%20primeiro%20encontro.docx" xlink:type="simple">O primeiro encontro</text:a></text:p>
          </table:table-cell>
          <table:table-cell table:style-name="ce332" office:value-type="date" office:date-value="2016-04-01" calcext:value-type="date">
            <text:p>04/01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oldest%20ones/Editados/Prisioneiro%20da%20escuridao%20texto2.docx" xlink:type="simple">Prisioneiro da escuridao texto2</text:a></text:p>
          </table:table-cell>
          <table:table-cell table:style-name="ce332" office:value-type="date" office:date-value="2016-05-01" calcext:value-type="date">
            <text:p>05/01/16</text:p>
          </table:table-cell>
          <table:table-cell table:number-columns-repeated="8"/>
          <table:table-cell table:style-name="ce370" office:value-type="string" calcext:value-type="string">
            <text:p>oldest ones/</text:p>
          </table:table-cell>
          <table:table-cell table:style-name="ce292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work/new%20file" xlink:type="simple">new file</text:a></text:p>
          </table:table-cell>
          <table:table-cell table:style-name="ce332" office:value-type="date" office:date-value="2016-02-09" calcext:value-type="date">
            <text:p>02/09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work/knocking1-1" xlink:type="simple">knocking1-1</text:a></text:p>
          </table:table-cell>
          <table:table-cell table:style-name="ce332" office:value-type="date" office:date-value="2016-02-09" calcext:value-type="date">
            <text:p>02/09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work/crazy%20enviromental%20mind" xlink:type="simple">crazy enviromental mind</text:a></text:p>
          </table:table-cell>
          <table:table-cell table:style-name="ce332" office:value-type="date" office:date-value="2016-02-09" calcext:value-type="date">
            <text:p>02/09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work/nwusr" xlink:type="simple">nwusr</text:a></text:p>
          </table:table-cell>
          <table:table-cell table:style-name="ce332" office:value-type="date" office:date-value="2016-02-09" calcext:value-type="date">
            <text:p>02/09/16</text:p>
          </table:table-cell>
          <table:table-cell table:number-columns-repeated="8"/>
          <table:table-cell table:style-name="ce370" office:value-type="string" calcext:value-type="string">
            <text:p>./</text:p>
          </table:table-cell>
          <table:table-cell table:style-name="ce292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New%20Text%20Document.odt" xlink:type="simple">New Text Document</text:a></text:p>
          </table:table-cell>
          <table:table-cell table:style-name="ce332" office:value-type="date" office:date-value="2016-04-01" calcext:value-type="date">
            <text:p>04/01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Ensaios%20Futuristicos%20-%20Pré-edição.docx" xlink:type="simple">Ensaios Futuristicos - Pré-edição</text:a></text:p>
          </table:table-cell>
          <table:table-cell table:style-name="ce332" office:value-type="date" office:date-value="2016-05-02" calcext:value-type="date">
            <text:p>05/02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Escrita%20diversamente%20divergente.docx" xlink:type="simple">Escrita diversamente divergente</text:a></text:p>
          </table:table-cell>
          <table:table-cell table:style-name="ce332" office:value-type="date" office:date-value="2016-01-03" calcext:value-type="date">
            <text:p>01/03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Compilado.docx" xlink:type="simple">Compilado</text:a></text:p>
          </table:table-cell>
          <table:table-cell table:style-name="ce332" office:value-type="date" office:date-value="2016-10-03" calcext:value-type="date">
            <text:p>10/03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Index%20compilados%20II.odt" xlink:type="simple">Index compilados II</text:a></text:p>
          </table:table-cell>
          <table:table-cell table:style-name="ce332" office:value-type="date" office:date-value="2016-11-06" calcext:value-type="date">
            <text:p>11/06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Translate.docx" xlink:type="simple">Translate</text:a></text:p>
          </table:table-cell>
          <table:table-cell table:style-name="ce332" office:value-type="date" office:date-value="2016-05-03" calcext:value-type="date">
            <text:p>05/03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Ensaios%20Futuristicos%20-%20Pré-edição%201.2.odt" xlink:type="simple">Ensaios Futuristicos - Pré-edição 1.2</text:a></text:p>
          </table:table-cell>
          <table:table-cell table:style-name="ce332" office:value-type="date" office:date-value="2016-03-10" calcext:value-type="date">
            <text:p>03/10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..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8"/>
          <table:table-cell table:style-name="ce370" office:value-type="string" calcext:value-type="string">
            <text:p>Compilados – Edits – Index/</text:p>
          </table:table-cell>
          <table:table-cell table:style-name="ce292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327" office:value-type="string" calcext:value-type="string" table:number-columns-spanned="2" table:number-rows-spanned="1">
            <text:p>nrsdirectory/nrs_subjects</text:p>
          </table:table-cell>
          <table:covered-table-cell table:style-name="ce29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8"/>
          <table:table-cell table:style-name="ce370" office:value-type="string" calcext:value-type="string">
            <text:p>/</text:p>
          </table:table-cell>
          <table:table-cell table:style-name="ce292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8"/>
          <table:table-cell table:style-name="ce370" office:value-type="string" calcext:value-type="string">
            <text:p>/</text:p>
          </table:table-cell>
          <table:table-cell table:style-name="ce292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8"/>
          <table:table-cell table:style-name="ce370" office:value-type="string" calcext:value-type="string">
            <text:p>/</text:p>
          </table:table-cell>
          <table:table-cell table:style-name="ce292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8"/>
          <table:table-cell table:style-name="ce370" office:value-type="string" calcext:value-type="string">
            <text:p>/</text:p>
          </table:table-cell>
          <table:table-cell table:style-name="ce292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8"/>
          <table:table-cell table:style-name="ce370" office:value-type="string" calcext:value-type="string">
            <text:p>/</text:p>
          </table:table-cell>
          <table:table-cell table:style-name="ce292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8"/>
          <table:table-cell table:style-name="ce370" office:value-type="string" calcext:value-type="string">
            <text:p>/</text:p>
          </table:table-cell>
          <table:table-cell table:style-name="ce292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8"/>
          <table:table-cell table:style-name="ce370" office:value-type="string" calcext:value-type="string">
            <text:p>/</text:p>
          </table:table-cell>
          <table:table-cell table:style-name="ce292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8"/>
          <table:table-cell table:style-name="ce370" office:value-type="string" calcext:value-type="string">
            <text:p>/</text:p>
          </table:table-cell>
          <table:table-cell table:style-name="ce292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8"/>
          <table:table-cell table:style-name="ce370" office:value-type="string" calcext:value-type="string">
            <text:p>/</text:p>
          </table:table-cell>
          <table:table-cell table:style-name="ce292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../../..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8"/>
          <table:table-cell table:style-name="ce370" office:value-type="string" calcext:value-type="string">
            <text:p>/</text:p>
          </table:table-cell>
          <table:table-cell table:style-name="ce292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0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1" table:target-range-address="Progress.A1:Progress.AMJ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21:56:09.870572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0.6.2$Linux_X86_64 LibreOffice_project/00$Build-2</meta:generator>
    <dc:date>2017-05-21T21:59:44.021014054</dc:date>
    <meta:editing-duration>P1DT4H32M51S</meta:editing-duration>
    <meta:editing-cycles>301</meta:editing-cycles>
    <meta:document-statistic meta:table-count="11" meta:cell-count="5018" meta:object-count="0"/>
  </office:meta>
</office:document-meta>
</file>